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20.34pt"/>
    </style:style>
    <style:style style:name="co3" style:family="table-column">
      <style:table-column-properties fo:break-before="auto" style:column-width="110.86pt"/>
    </style:style>
    <style:style style:name="co4" style:family="table-column">
      <style:table-column-properties fo:break-before="auto" style:column-width="127.7pt"/>
    </style:style>
    <style:style style:name="co6" style:family="table-column">
      <style:table-column-properties fo:break-before="auto" style:column-width="125.6pt"/>
    </style:style>
    <style:style style:name="co7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13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0">
      <style:table-cell-properties fo:padding="2.01pt"/>
    </style:style>
  </office:automatic-styles>
  <office:body>
    <office:spreadsheet>
      <table:calculation-settings table:automatic-find-labels="false"/>
      <table:table table:name="RenewableEnergy" table:style-name="ta1"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V [kWh]</text:p>
          </table:table-cell>
          <table:table-cell office:value-type="string" calcext:value-type="string">
            <text:p>WT [kWh]</text:p>
          </table:table-cell>
          <table:table-cell table:style-name="Default" office:value-type="string" calcext:value-type="string">
            <text:p>Load [Kwh]</text:p>
          </table:table-cell>
          <table:table-cell office:value-type="string" calcext:value-type="string">
            <text:p>Batteries [kWh]</text:p>
          </table:table-cell>
        </table:table-row>
        <table:table-row table:style-name="ro2">
          <table:table-cell office:value-type="time" office:time-value="PT00H00M00S" calcext:value-type="time">
            <text:p>0: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650717703" calcext:value-type="float">
            <text:p>0.17</text:p>
          </table:table-cell>
          <table:table-cell office:value-type="float" office:value="0.0322466666666667" calcext:value-type="float">
            <text:p>0.0322466667</text:p>
          </table:table-cell>
          <table:table-cell table:formula="of:=[.C2] + [.B2]-[.D2]" office:value-type="float" office:value="0.132825103633333" calcext:value-type="float">
            <text:p>0.1328251036</text:p>
          </table:table-cell>
        </table:table-row>
        <table:table-row table:style-name="ro2">
          <table:table-cell office:value-type="time" office:time-value="PT00H05M00S" calcext:value-type="time">
            <text:p>0: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650717703" calcext:value-type="float">
            <text:p>0.17</text:p>
          </table:table-cell>
          <table:table-cell office:value-type="float" office:value="0.0152333333333333" calcext:value-type="float">
            <text:p>0.0152333333</text:p>
          </table:table-cell>
          <table:table-cell table:formula="of:=[.C3] + [.B3]-[.D3]" office:value-type="float" office:value="0.149838436966667" calcext:value-type="float">
            <text:p>0.149838437</text:p>
          </table:table-cell>
        </table:table-row>
        <table:table-row table:style-name="ro2">
          <table:table-cell office:value-type="time" office:time-value="PT00H10M00S" calcext:value-type="time">
            <text:p>0: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076555024" calcext:value-type="float">
            <text:p>0.21</text:p>
          </table:table-cell>
          <table:table-cell office:value-type="float" office:value="0.0221625" calcext:value-type="float">
            <text:p>0.0221625</text:p>
          </table:table-cell>
          <table:table-cell table:formula="of:=[.C4] + [.B4]-[.D4]" office:value-type="float" office:value="0.1854930024" calcext:value-type="float">
            <text:p>0.1854930024</text:p>
          </table:table-cell>
        </table:table-row>
        <table:table-row table:style-name="ro2">
          <table:table-cell office:value-type="time" office:time-value="PT00H15M00S" calcext:value-type="time">
            <text:p>0: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076555024" calcext:value-type="float">
            <text:p>0.21</text:p>
          </table:table-cell>
          <table:table-cell office:value-type="float" office:value="0.023085" calcext:value-type="float">
            <text:p>0.023085</text:p>
          </table:table-cell>
          <table:table-cell table:formula="of:=[.C5] + [.B5]-[.D5]" office:value-type="float" office:value="0.1845705024" calcext:value-type="float">
            <text:p>0.1845705024</text:p>
          </table:table-cell>
        </table:table-row>
        <table:table-row table:style-name="ro2">
          <table:table-cell office:value-type="time" office:time-value="PT00H20M00S" calcext:value-type="time">
            <text:p>0: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234449761" calcext:value-type="float">
            <text:p>0.22</text:p>
          </table:table-cell>
          <table:table-cell office:value-type="float" office:value="0.0214325" calcext:value-type="float">
            <text:p>0.0214325</text:p>
          </table:table-cell>
          <table:table-cell table:formula="of:=[.C6] + [.B6]-[.D6]" office:value-type="float" office:value="0.2020124761" calcext:value-type="float">
            <text:p>0.2020124761</text:p>
          </table:table-cell>
        </table:table-row>
        <table:table-row table:style-name="ro2">
          <table:table-cell office:value-type="time" office:time-value="PT00H25M00S" calcext:value-type="time">
            <text:p>0: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234449761" calcext:value-type="float">
            <text:p>0.22</text:p>
          </table:table-cell>
          <table:table-cell office:value-type="float" office:value="0.0188075" calcext:value-type="float">
            <text:p>0.0188075</text:p>
          </table:table-cell>
          <table:table-cell table:formula="of:=[.C7] + [.B7]-[.D7]" office:value-type="float" office:value="0.2046374761" calcext:value-type="float">
            <text:p>0.2046374761</text:p>
          </table:table-cell>
        </table:table-row>
        <table:table-row table:style-name="ro2">
          <table:table-cell office:value-type="time" office:time-value="PT00H30M00S" calcext:value-type="time">
            <text:p>0: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54066986" calcext:value-type="float">
            <text:p>0.24</text:p>
          </table:table-cell>
          <table:table-cell office:value-type="float" office:value="0.0108508333333333" calcext:value-type="float">
            <text:p>0.0108508333</text:p>
          </table:table-cell>
          <table:table-cell table:formula="of:=[.C8] + [.B8]-[.D8]" office:value-type="float" office:value="0.224555865266667" calcext:value-type="float">
            <text:p>0.2245558653</text:p>
          </table:table-cell>
        </table:table-row>
        <table:table-row table:style-name="ro2">
          <table:table-cell office:value-type="time" office:time-value="PT00H35M00S" calcext:value-type="time">
            <text:p>0: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54066986" calcext:value-type="float">
            <text:p>0.24</text:p>
          </table:table-cell>
          <table:table-cell office:value-type="float" office:value="0.0108733333333333" calcext:value-type="float">
            <text:p>0.0108733333</text:p>
          </table:table-cell>
          <table:table-cell table:formula="of:=[.C9] + [.B9]-[.D9]" office:value-type="float" office:value="0.224533365266667" calcext:value-type="float">
            <text:p>0.2245333653</text:p>
          </table:table-cell>
        </table:table-row>
        <table:table-row table:style-name="ro2">
          <table:table-cell office:value-type="time" office:time-value="PT00H40M00S" calcext:value-type="time">
            <text:p>0:4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3492823" calcext:value-type="float">
            <text:p>0.23</text:p>
          </table:table-cell>
          <table:table-cell office:value-type="float" office:value="0.01183" calcext:value-type="float">
            <text:p>0.01183</text:p>
          </table:table-cell>
          <table:table-cell table:formula="of:=[.C10] + [.B10]-[.D10]" office:value-type="float" office:value="0.221662823" calcext:value-type="float">
            <text:p>0.221662823</text:p>
          </table:table-cell>
        </table:table-row>
        <table:table-row table:style-name="ro2">
          <table:table-cell office:value-type="time" office:time-value="PT00H45M00S" calcext:value-type="time">
            <text:p>0: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3492823" calcext:value-type="float">
            <text:p>0.23</text:p>
          </table:table-cell>
          <table:table-cell office:value-type="float" office:value="0.0108175" calcext:value-type="float">
            <text:p>0.0108175</text:p>
          </table:table-cell>
          <table:table-cell table:formula="of:=[.C11] + [.B11]-[.D11]" office:value-type="float" office:value="0.222675323" calcext:value-type="float">
            <text:p>0.222675323</text:p>
          </table:table-cell>
        </table:table-row>
        <table:table-row table:style-name="ro2">
          <table:table-cell office:value-type="time" office:time-value="PT00H50M00S" calcext:value-type="time">
            <text:p>0:5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19138756" calcext:value-type="float">
            <text:p>0.22</text:p>
          </table:table-cell>
          <table:table-cell office:value-type="float" office:value="0.0183116666666667" calcext:value-type="float">
            <text:p>0.0183116667</text:p>
          </table:table-cell>
          <table:table-cell table:formula="of:=[.C12] + [.B12]-[.D12]" office:value-type="float" office:value="0.200827089333333" calcext:value-type="float">
            <text:p>0.2008270893</text:p>
          </table:table-cell>
        </table:table-row>
        <table:table-row table:style-name="ro2">
          <table:table-cell office:value-type="time" office:time-value="PT00H55M00S" calcext:value-type="time">
            <text:p>0: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19138756" calcext:value-type="float">
            <text:p>0.22</text:p>
          </table:table-cell>
          <table:table-cell office:value-type="float" office:value="0.0219258333333333" calcext:value-type="float">
            <text:p>0.0219258333</text:p>
          </table:table-cell>
          <table:table-cell table:formula="of:=[.C13] + [.B13]-[.D13]" office:value-type="float" office:value="0.197212922666667" calcext:value-type="float">
            <text:p>0.1972129227</text:p>
          </table:table-cell>
        </table:table-row>
        <table:table-row table:style-name="ro2">
          <table:table-cell office:value-type="time" office:time-value="PT01H00M00S" calcext:value-type="time">
            <text:p>1: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49282297" calcext:value-type="float">
            <text:p>0.23</text:p>
          </table:table-cell>
          <table:table-cell office:value-type="float" office:value="0.0213266666666667" calcext:value-type="float">
            <text:p>0.0213266667</text:p>
          </table:table-cell>
          <table:table-cell table:formula="of:=[.C14] + [.B14]-[.D14]" office:value-type="float" office:value="0.213601563033333" calcext:value-type="float">
            <text:p>0.213601563</text:p>
          </table:table-cell>
        </table:table-row>
        <table:table-row table:style-name="ro2">
          <table:table-cell office:value-type="time" office:time-value="PT01H05M00S" calcext:value-type="time">
            <text:p>1: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49282297" calcext:value-type="float">
            <text:p>0.23</text:p>
          </table:table-cell>
          <table:table-cell office:value-type="float" office:value="0.0191641666666667" calcext:value-type="float">
            <text:p>0.0191641667</text:p>
          </table:table-cell>
          <table:table-cell table:formula="of:=[.C15] + [.B15]-[.D15]" office:value-type="float" office:value="0.215764063033333" calcext:value-type="float">
            <text:p>0.215764063</text:p>
          </table:table-cell>
        </table:table-row>
        <table:table-row table:style-name="ro2">
          <table:table-cell office:value-type="time" office:time-value="PT01H10M00S" calcext:value-type="time">
            <text:p>1: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4784689" calcext:value-type="float">
            <text:p>0.25</text:p>
          </table:table-cell>
          <table:table-cell office:value-type="float" office:value="0.0107516666666667" calcext:value-type="float">
            <text:p>0.0107516667</text:p>
          </table:table-cell>
          <table:table-cell table:formula="of:=[.C16] + [.B16]-[.D16]" office:value-type="float" office:value="0.237095223333333" calcext:value-type="float">
            <text:p>0.2370952233</text:p>
          </table:table-cell>
        </table:table-row>
        <table:table-row table:style-name="ro2">
          <table:table-cell office:value-type="time" office:time-value="PT01H15M00S" calcext:value-type="time">
            <text:p>1: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4784689" calcext:value-type="float">
            <text:p>0.25</text:p>
          </table:table-cell>
          <table:table-cell office:value-type="float" office:value="0.0107041666666667" calcext:value-type="float">
            <text:p>0.0107041667</text:p>
          </table:table-cell>
          <table:table-cell table:formula="of:=[.C17] + [.B17]-[.D17]" office:value-type="float" office:value="0.237142723333333" calcext:value-type="float">
            <text:p>0.2371427233</text:p>
          </table:table-cell>
        </table:table-row>
        <table:table-row table:style-name="ro2">
          <table:table-cell office:value-type="time" office:time-value="PT01H20M00S" calcext:value-type="time">
            <text:p>1: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363636364" calcext:value-type="float">
            <text:p>0.14</text:p>
          </table:table-cell>
          <table:table-cell office:value-type="float" office:value="0.0104783333333333" calcext:value-type="float">
            <text:p>0.0104783333</text:p>
          </table:table-cell>
          <table:table-cell table:formula="of:=[.C18] + [.B18]-[.D18]" office:value-type="float" office:value="0.125885303066667" calcext:value-type="float">
            <text:p>0.1258853031</text:p>
          </table:table-cell>
        </table:table-row>
        <table:table-row table:style-name="ro2">
          <table:table-cell office:value-type="time" office:time-value="PT01H25M00S" calcext:value-type="time">
            <text:p>1: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363636364" calcext:value-type="float">
            <text:p>0.14</text:p>
          </table:table-cell>
          <table:table-cell office:value-type="float" office:value="0.0104991666666667" calcext:value-type="float">
            <text:p>0.0104991667</text:p>
          </table:table-cell>
          <table:table-cell table:formula="of:=[.C19] + [.B19]-[.D19]" office:value-type="float" office:value="0.125864469733333" calcext:value-type="float">
            <text:p>0.1258644697</text:p>
          </table:table-cell>
        </table:table-row>
        <table:table-row table:style-name="ro2">
          <table:table-cell office:value-type="time" office:time-value="PT01H30M00S" calcext:value-type="time">
            <text:p>1: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502392344" calcext:value-type="float">
            <text:p>0.15</text:p>
          </table:table-cell>
          <table:table-cell office:value-type="float" office:value="0.01661" calcext:value-type="float">
            <text:p>0.01661</text:p>
          </table:table-cell>
          <table:table-cell table:formula="of:=[.C20] + [.B20]-[.D20]" office:value-type="float" office:value="0.1336292344" calcext:value-type="float">
            <text:p>0.1336292344</text:p>
          </table:table-cell>
        </table:table-row>
        <table:table-row table:style-name="ro2">
          <table:table-cell office:value-type="time" office:time-value="PT01H35M00S" calcext:value-type="time">
            <text:p>1: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502392344" calcext:value-type="float">
            <text:p>0.15</text:p>
          </table:table-cell>
          <table:table-cell office:value-type="float" office:value="0.0223125" calcext:value-type="float">
            <text:p>0.0223125</text:p>
          </table:table-cell>
          <table:table-cell table:formula="of:=[.C21] + [.B21]-[.D21]" office:value-type="float" office:value="0.1279267344" calcext:value-type="float">
            <text:p>0.1279267344</text:p>
          </table:table-cell>
        </table:table-row>
        <table:table-row table:style-name="ro2">
          <table:table-cell office:value-type="time" office:time-value="PT01H40M00S" calcext:value-type="time">
            <text:p>1:4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76076555" calcext:value-type="float">
            <text:p>0.18</text:p>
          </table:table-cell>
          <table:table-cell office:value-type="float" office:value="0.0224708333333333" calcext:value-type="float">
            <text:p>0.0224708333</text:p>
          </table:table-cell>
          <table:table-cell table:formula="of:=[.C22] + [.B22]-[.D22]" office:value-type="float" office:value="0.153605721666667" calcext:value-type="float">
            <text:p>0.1536057217</text:p>
          </table:table-cell>
        </table:table-row>
        <table:table-row table:style-name="ro2">
          <table:table-cell office:value-type="time" office:time-value="PT01H45M00S" calcext:value-type="time">
            <text:p>1: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76076555" calcext:value-type="float">
            <text:p>0.18</text:p>
          </table:table-cell>
          <table:table-cell office:value-type="float" office:value="0.0208708333333333" calcext:value-type="float">
            <text:p>0.0208708333</text:p>
          </table:table-cell>
          <table:table-cell table:formula="of:=[.C23] + [.B23]-[.D23]" office:value-type="float" office:value="0.155205721666667" calcext:value-type="float">
            <text:p>0.1552057217</text:p>
          </table:table-cell>
        </table:table-row>
        <table:table-row table:style-name="ro2">
          <table:table-cell office:value-type="time" office:time-value="PT01H50M00S" calcext:value-type="time">
            <text:p>1:5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995215311" calcext:value-type="float">
            <text:p>0.20</text:p>
          </table:table-cell>
          <table:table-cell office:value-type="float" office:value="0.0115041666666667" calcext:value-type="float">
            <text:p>0.0115041667</text:p>
          </table:table-cell>
          <table:table-cell table:formula="of:=[.C24] + [.B24]-[.D24]" office:value-type="float" office:value="0.188017364433333" calcext:value-type="float">
            <text:p>0.1880173644</text:p>
          </table:table-cell>
        </table:table-row>
        <table:table-row table:style-name="ro2">
          <table:table-cell office:value-type="time" office:time-value="PT01H55M00S" calcext:value-type="time">
            <text:p>1: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995215311" calcext:value-type="float">
            <text:p>0.20</text:p>
          </table:table-cell>
          <table:table-cell office:value-type="float" office:value="0.0104575" calcext:value-type="float">
            <text:p>0.0104575</text:p>
          </table:table-cell>
          <table:table-cell table:formula="of:=[.C25] + [.B25]-[.D25]" office:value-type="float" office:value="0.1890640311" calcext:value-type="float">
            <text:p>0.1890640311</text:p>
          </table:table-cell>
        </table:table-row>
        <table:table-row table:style-name="ro2">
          <table:table-cell office:value-type="time" office:time-value="PT02H00M00S" calcext:value-type="time">
            <text:p>2: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770334928" calcext:value-type="float">
            <text:p>0.18</text:p>
          </table:table-cell>
          <table:table-cell office:value-type="float" office:value="0.0104183333333333" calcext:value-type="float">
            <text:p>0.0104183333</text:p>
          </table:table-cell>
          <table:table-cell table:formula="of:=[.C26] + [.B26]-[.D26]" office:value-type="float" office:value="0.166615159466667" calcext:value-type="float">
            <text:p>0.1666151595</text:p>
          </table:table-cell>
        </table:table-row>
        <table:table-row table:style-name="ro2">
          <table:table-cell office:value-type="time" office:time-value="PT02H05M00S" calcext:value-type="time">
            <text:p>2: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770334928" calcext:value-type="float">
            <text:p>0.18</text:p>
          </table:table-cell>
          <table:table-cell office:value-type="float" office:value="0.0104291666666667" calcext:value-type="float">
            <text:p>0.0104291667</text:p>
          </table:table-cell>
          <table:table-cell table:formula="of:=[.C27] + [.B27]-[.D27]" office:value-type="float" office:value="0.166604326133333" calcext:value-type="float">
            <text:p>0.1666043261</text:p>
          </table:table-cell>
        </table:table-row>
        <table:table-row table:style-name="ro2">
          <table:table-cell office:value-type="time" office:time-value="PT02H10M00S" calcext:value-type="time">
            <text:p>2: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56937799" calcext:value-type="float">
            <text:p>0.16</text:p>
          </table:table-cell>
          <table:table-cell office:value-type="float" office:value="0.0137433333333333" calcext:value-type="float">
            <text:p>0.0137433333</text:p>
          </table:table-cell>
          <table:table-cell table:formula="of:=[.C28] + [.B28]-[.D28]" office:value-type="float" office:value="0.143194465666667" calcext:value-type="float">
            <text:p>0.1431944657</text:p>
          </table:table-cell>
        </table:table-row>
        <table:table-row table:style-name="ro2">
          <table:table-cell office:value-type="time" office:time-value="PT02H15M00S" calcext:value-type="time">
            <text:p>2: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56937799" calcext:value-type="float">
            <text:p>0.16</text:p>
          </table:table-cell>
          <table:table-cell office:value-type="float" office:value="0.0227391666666667" calcext:value-type="float">
            <text:p>0.0227391667</text:p>
          </table:table-cell>
          <table:table-cell table:formula="of:=[.C29] + [.B29]-[.D29]" office:value-type="float" office:value="0.134198632333333" calcext:value-type="float">
            <text:p>0.1341986323</text:p>
          </table:table-cell>
        </table:table-row>
        <table:table-row table:style-name="ro2">
          <table:table-cell office:value-type="time" office:time-value="PT02H20M00S" calcext:value-type="time">
            <text:p>2: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373205742" calcext:value-type="float">
            <text:p>0.14</text:p>
          </table:table-cell>
          <table:table-cell office:value-type="float" office:value="0.02147" calcext:value-type="float">
            <text:p>0.02147</text:p>
          </table:table-cell>
          <table:table-cell table:formula="of:=[.C30] + [.B30]-[.D30]" office:value-type="float" office:value="0.1158505742" calcext:value-type="float">
            <text:p>0.1158505742</text:p>
          </table:table-cell>
        </table:table-row>
        <table:table-row table:style-name="ro2">
          <table:table-cell office:value-type="time" office:time-value="PT02H25M00S" calcext:value-type="time">
            <text:p>2: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373205742" calcext:value-type="float">
            <text:p>0.14</text:p>
          </table:table-cell>
          <table:table-cell office:value-type="float" office:value="0.0206383333333333" calcext:value-type="float">
            <text:p>0.0206383333</text:p>
          </table:table-cell>
          <table:table-cell table:formula="of:=[.C31] + [.B31]-[.D31]" office:value-type="float" office:value="0.116682240866667" calcext:value-type="float">
            <text:p>0.1166822409</text:p>
          </table:table-cell>
        </table:table-row>
        <table:table-row table:style-name="ro2">
          <table:table-cell office:value-type="time" office:time-value="PT02H30M00S" calcext:value-type="time">
            <text:p>2: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023923445" calcext:value-type="float">
            <text:p>0.20</text:p>
          </table:table-cell>
          <table:table-cell office:value-type="float" office:value="0.0134025" calcext:value-type="float">
            <text:p>0.0134025</text:p>
          </table:table-cell>
          <table:table-cell table:formula="of:=[.C32] + [.B32]-[.D32]" office:value-type="float" office:value="0.1889898445" calcext:value-type="float">
            <text:p>0.1889898445</text:p>
          </table:table-cell>
        </table:table-row>
        <table:table-row table:style-name="ro2">
          <table:table-cell office:value-type="time" office:time-value="PT02H35M00S" calcext:value-type="time">
            <text:p>2: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023923445" calcext:value-type="float">
            <text:p>0.20</text:p>
          </table:table-cell>
          <table:table-cell office:value-type="float" office:value="0.01072" calcext:value-type="float">
            <text:p>0.01072</text:p>
          </table:table-cell>
          <table:table-cell table:formula="of:=[.C33] + [.B33]-[.D33]" office:value-type="float" office:value="0.1916723445" calcext:value-type="float">
            <text:p>0.1916723445</text:p>
          </table:table-cell>
        </table:table-row>
        <table:table-row table:style-name="ro2">
          <table:table-cell office:value-type="time" office:time-value="PT02H40M00S" calcext:value-type="time">
            <text:p>2:4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39712919" calcext:value-type="float">
            <text:p>0.23</text:p>
          </table:table-cell>
          <table:table-cell office:value-type="float" office:value="0.0103825" calcext:value-type="float">
            <text:p>0.0103825</text:p>
          </table:table-cell>
          <table:table-cell table:formula="of:=[.C34] + [.B34]-[.D34]" office:value-type="float" office:value="0.2235887919" calcext:value-type="float">
            <text:p>0.2235887919</text:p>
          </table:table-cell>
        </table:table-row>
        <table:table-row table:style-name="ro2">
          <table:table-cell office:value-type="time" office:time-value="PT02H45M00S" calcext:value-type="time">
            <text:p>2: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39712919" calcext:value-type="float">
            <text:p>0.23</text:p>
          </table:table-cell>
          <table:table-cell office:value-type="float" office:value="0.0103925" calcext:value-type="float">
            <text:p>0.0103925</text:p>
          </table:table-cell>
          <table:table-cell table:formula="of:=[.C35] + [.B35]-[.D35]" office:value-type="float" office:value="0.2235787919" calcext:value-type="float">
            <text:p>0.2235787919</text:p>
          </table:table-cell>
        </table:table-row>
        <table:table-row table:style-name="ro2">
          <table:table-cell office:value-type="time" office:time-value="PT02H50M00S" calcext:value-type="time">
            <text:p>2:5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157894737" calcext:value-type="float">
            <text:p>0.22</text:p>
          </table:table-cell>
          <table:table-cell office:value-type="float" office:value="0.0115425" calcext:value-type="float">
            <text:p>0.0115425</text:p>
          </table:table-cell>
          <table:table-cell table:formula="of:=[.C36] + [.B36]-[.D36]" office:value-type="float" office:value="0.2042469737" calcext:value-type="float">
            <text:p>0.2042469737</text:p>
          </table:table-cell>
        </table:table-row>
        <table:table-row table:style-name="ro2">
          <table:table-cell office:value-type="time" office:time-value="PT02H55M00S" calcext:value-type="time">
            <text:p>2: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157894737" calcext:value-type="float">
            <text:p>0.22</text:p>
          </table:table-cell>
          <table:table-cell office:value-type="float" office:value="0.0205183333333333" calcext:value-type="float">
            <text:p>0.0205183333</text:p>
          </table:table-cell>
          <table:table-cell table:formula="of:=[.C37] + [.B37]-[.D37]" office:value-type="float" office:value="0.195271140366667" calcext:value-type="float">
            <text:p>0.1952711404</text:p>
          </table:table-cell>
        </table:table-row>
        <table:table-row table:style-name="ro2">
          <table:table-cell office:value-type="time" office:time-value="PT03H00M00S" calcext:value-type="time">
            <text:p>3: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39712919" calcext:value-type="float">
            <text:p>0.23</text:p>
          </table:table-cell>
          <table:table-cell office:value-type="float" office:value="0.0214258333333333" calcext:value-type="float">
            <text:p>0.0214258333</text:p>
          </table:table-cell>
          <table:table-cell table:formula="of:=[.C38] + [.B38]-[.D38]" office:value-type="float" office:value="0.212545458566667" calcext:value-type="float">
            <text:p>0.2125454586</text:p>
          </table:table-cell>
        </table:table-row>
        <table:table-row table:style-name="ro2">
          <table:table-cell office:value-type="time" office:time-value="PT03H05M00S" calcext:value-type="time">
            <text:p>3: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39712919" calcext:value-type="float">
            <text:p>0.23</text:p>
          </table:table-cell>
          <table:table-cell office:value-type="float" office:value="0.0206716666666667" calcext:value-type="float">
            <text:p>0.0206716667</text:p>
          </table:table-cell>
          <table:table-cell table:formula="of:=[.C39] + [.B39]-[.D39]" office:value-type="float" office:value="0.213299625233333" calcext:value-type="float">
            <text:p>0.2132996252</text:p>
          </table:table-cell>
        </table:table-row>
        <table:table-row table:style-name="ro2">
          <table:table-cell office:value-type="time" office:time-value="PT03H10M00S" calcext:value-type="time">
            <text:p>3: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196172249" calcext:value-type="float">
            <text:p>0.22</text:p>
          </table:table-cell>
          <table:table-cell office:value-type="float" office:value="0.0163016666666667" calcext:value-type="float">
            <text:p>0.0163016667</text:p>
          </table:table-cell>
          <table:table-cell table:formula="of:=[.C40] + [.B40]-[.D40]" office:value-type="float" office:value="0.203315558233333" calcext:value-type="float">
            <text:p>0.2033155582</text:p>
          </table:table-cell>
        </table:table-row>
        <table:table-row table:style-name="ro2">
          <table:table-cell office:value-type="time" office:time-value="PT03H15M00S" calcext:value-type="time">
            <text:p>3: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196172249" calcext:value-type="float">
            <text:p>0.22</text:p>
          </table:table-cell>
          <table:table-cell office:value-type="float" office:value="0.0104016666666667" calcext:value-type="float">
            <text:p>0.0104016667</text:p>
          </table:table-cell>
          <table:table-cell table:formula="of:=[.C41] + [.B41]-[.D41]" office:value-type="float" office:value="0.209215558233333" calcext:value-type="float">
            <text:p>0.2092155582</text:p>
          </table:table-cell>
        </table:table-row>
        <table:table-row table:style-name="ro2">
          <table:table-cell office:value-type="time" office:time-value="PT03H20M00S" calcext:value-type="time">
            <text:p>3: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736842105" calcext:value-type="float">
            <text:p>0.27</text:p>
          </table:table-cell>
          <table:table-cell office:value-type="float" office:value="0.0103558333333333" calcext:value-type="float">
            <text:p>0.0103558333</text:p>
          </table:table-cell>
          <table:table-cell table:formula="of:=[.C42] + [.B42]-[.D42]" office:value-type="float" office:value="0.263328377166667" calcext:value-type="float">
            <text:p>0.2633283772</text:p>
          </table:table-cell>
        </table:table-row>
        <table:table-row table:style-name="ro2">
          <table:table-cell office:value-type="time" office:time-value="PT03H25M00S" calcext:value-type="time">
            <text:p>3: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736842105" calcext:value-type="float">
            <text:p>0.27</text:p>
          </table:table-cell>
          <table:table-cell office:value-type="float" office:value="0.0103558333333333" calcext:value-type="float">
            <text:p>0.0103558333</text:p>
          </table:table-cell>
          <table:table-cell table:formula="of:=[.C43] + [.B43]-[.D43]" office:value-type="float" office:value="0.263328377166667" calcext:value-type="float">
            <text:p>0.2633283772</text:p>
          </table:table-cell>
        </table:table-row>
        <table:table-row table:style-name="ro2">
          <table:table-cell office:value-type="time" office:time-value="PT03H30M00S" calcext:value-type="time">
            <text:p>3: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30143541" calcext:value-type="float">
            <text:p>0.23</text:p>
          </table:table-cell>
          <table:table-cell office:value-type="float" office:value="0.0103308333333333" calcext:value-type="float">
            <text:p>0.0103308333</text:p>
          </table:table-cell>
          <table:table-cell table:formula="of:=[.C44] + [.B44]-[.D44]" office:value-type="float" office:value="0.222683520766667" calcext:value-type="float">
            <text:p>0.2226835208</text:p>
          </table:table-cell>
        </table:table-row>
        <table:table-row table:style-name="ro2">
          <table:table-cell office:value-type="time" office:time-value="PT03H35M00S" calcext:value-type="time">
            <text:p>3: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2330143541" calcext:value-type="float">
            <text:p>0.23</text:p>
          </table:table-cell>
          <table:table-cell office:value-type="float" office:value="0.0146883333333333" calcext:value-type="float">
            <text:p>0.0146883333</text:p>
          </table:table-cell>
          <table:table-cell table:formula="of:=[.C45] + [.B45]-[.D45]" office:value-type="float" office:value="0.218326020766667" calcext:value-type="float">
            <text:p>0.2183260208</text:p>
          </table:table-cell>
        </table:table-row>
        <table:table-row table:style-name="ro2">
          <table:table-cell office:value-type="time" office:time-value="PT03H40M00S" calcext:value-type="time">
            <text:p>3:4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76076555" calcext:value-type="float">
            <text:p>0.08</text:p>
          </table:table-cell>
          <table:table-cell office:value-type="float" office:value="0.0215575" calcext:value-type="float">
            <text:p>0.0215575</text:p>
          </table:table-cell>
          <table:table-cell table:formula="of:=[.C46] + [.B46]-[.D46]" office:value-type="float" office:value="0.054519055" calcext:value-type="float">
            <text:p>0.054519055</text:p>
          </table:table-cell>
        </table:table-row>
        <table:table-row table:style-name="ro2">
          <table:table-cell office:value-type="time" office:time-value="PT03H45M00S" calcext:value-type="time">
            <text:p>3: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76076555" calcext:value-type="float">
            <text:p>0.08</text:p>
          </table:table-cell>
          <table:table-cell office:value-type="float" office:value="0.0211058333333333" calcext:value-type="float">
            <text:p>0.0211058333</text:p>
          </table:table-cell>
          <table:table-cell table:formula="of:=[.C47] + [.B47]-[.D47]" office:value-type="float" office:value="0.0549707216666667" calcext:value-type="float">
            <text:p>0.0549707217</text:p>
          </table:table-cell>
        </table:table-row>
        <table:table-row table:style-name="ro2">
          <table:table-cell office:value-type="time" office:time-value="PT03H50M00S" calcext:value-type="time">
            <text:p>3:5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717703349" calcext:value-type="float">
            <text:p>0.07</text:p>
          </table:table-cell>
          <table:table-cell office:value-type="float" office:value="0.01965" calcext:value-type="float">
            <text:p>0.01965</text:p>
          </table:table-cell>
          <table:table-cell table:formula="of:=[.C48] + [.B48]-[.D48]" office:value-type="float" office:value="0.0521203349" calcext:value-type="float">
            <text:p>0.0521203349</text:p>
          </table:table-cell>
        </table:table-row>
        <table:table-row table:style-name="ro2">
          <table:table-cell office:value-type="time" office:time-value="PT03H55M00S" calcext:value-type="time">
            <text:p>3: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717703349" calcext:value-type="float">
            <text:p>0.07</text:p>
          </table:table-cell>
          <table:table-cell office:value-type="float" office:value="0.0111716666666667" calcext:value-type="float">
            <text:p>0.0111716667</text:p>
          </table:table-cell>
          <table:table-cell table:formula="of:=[.C49] + [.B49]-[.D49]" office:value-type="float" office:value="0.0605986682333333" calcext:value-type="float">
            <text:p>0.0605986682</text:p>
          </table:table-cell>
        </table:table-row>
        <table:table-row table:style-name="ro2">
          <table:table-cell office:value-type="time" office:time-value="PT04H00M00S" calcext:value-type="time">
            <text:p>4: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550239234" calcext:value-type="float">
            <text:p>0.06</text:p>
          </table:table-cell>
          <table:table-cell office:value-type="float" office:value="0.0103825" calcext:value-type="float">
            <text:p>0.0103825</text:p>
          </table:table-cell>
          <table:table-cell table:formula="of:=[.C50] + [.B50]-[.D50]" office:value-type="float" office:value="0.0446414234" calcext:value-type="float">
            <text:p>0.0446414234</text:p>
          </table:table-cell>
        </table:table-row>
        <table:table-row table:style-name="ro2">
          <table:table-cell office:value-type="time" office:time-value="PT04H05M00S" calcext:value-type="time">
            <text:p>4: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550239234" calcext:value-type="float">
            <text:p>0.06</text:p>
          </table:table-cell>
          <table:table-cell office:value-type="float" office:value="0.0104141666666667" calcext:value-type="float">
            <text:p>0.0104141667</text:p>
          </table:table-cell>
          <table:table-cell table:formula="of:=[.C51] + [.B51]-[.D51]" office:value-type="float" office:value="0.0446097567333333" calcext:value-type="float">
            <text:p>0.0446097567</text:p>
          </table:table-cell>
        </table:table-row>
        <table:table-row table:style-name="ro2">
          <table:table-cell office:value-type="time" office:time-value="PT04H10M00S" calcext:value-type="time">
            <text:p>4: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086124402" calcext:value-type="float">
            <text:p>0.11</text:p>
          </table:table-cell>
          <table:table-cell office:value-type="float" office:value="0.0103641666666667" calcext:value-type="float">
            <text:p>0.0103641667</text:p>
          </table:table-cell>
          <table:table-cell table:formula="of:=[.C52] + [.B52]-[.D52]" office:value-type="float" office:value="0.0982482735333333" calcext:value-type="float">
            <text:p>0.0982482735</text:p>
          </table:table-cell>
        </table:table-row>
        <table:table-row table:style-name="ro2">
          <table:table-cell office:value-type="time" office:time-value="PT04H15M00S" calcext:value-type="time">
            <text:p>4: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086124402" calcext:value-type="float">
            <text:p>0.11</text:p>
          </table:table-cell>
          <table:table-cell office:value-type="float" office:value="0.0103641666666667" calcext:value-type="float">
            <text:p>0.0103641667</text:p>
          </table:table-cell>
          <table:table-cell table:formula="of:=[.C53] + [.B53]-[.D53]" office:value-type="float" office:value="0.0982482735333333" calcext:value-type="float">
            <text:p>0.0982482735</text:p>
          </table:table-cell>
        </table:table-row>
        <table:table-row table:style-name="ro2">
          <table:table-cell office:value-type="time" office:time-value="PT04H20M00S" calcext:value-type="time">
            <text:p>4: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119617225" calcext:value-type="float">
            <text:p>0.11</text:p>
          </table:table-cell>
          <table:table-cell office:value-type="float" office:value="0.0187825" calcext:value-type="float">
            <text:p>0.0187825</text:p>
          </table:table-cell>
          <table:table-cell table:formula="of:=[.C54] + [.B54]-[.D54]" office:value-type="float" office:value="0.0931792225" calcext:value-type="float">
            <text:p>0.0931792225</text:p>
          </table:table-cell>
        </table:table-row>
        <table:table-row table:style-name="ro2">
          <table:table-cell office:value-type="time" office:time-value="PT04H25M00S" calcext:value-type="time">
            <text:p>4: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119617225" calcext:value-type="float">
            <text:p>0.11</text:p>
          </table:table-cell>
          <table:table-cell office:value-type="float" office:value="0.0214441666666667" calcext:value-type="float">
            <text:p>0.0214441667</text:p>
          </table:table-cell>
          <table:table-cell table:formula="of:=[.C55] + [.B55]-[.D55]" office:value-type="float" office:value="0.0905175558333333" calcext:value-type="float">
            <text:p>0.0905175558</text:p>
          </table:table-cell>
        </table:table-row>
        <table:table-row table:style-name="ro2">
          <table:table-cell office:value-type="time" office:time-value="PT04H30M00S" calcext:value-type="time">
            <text:p>4: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344497608" calcext:value-type="float">
            <text:p>0.13</text:p>
          </table:table-cell>
          <table:table-cell office:value-type="float" office:value="0.0207208333333333" calcext:value-type="float">
            <text:p>0.0207208333</text:p>
          </table:table-cell>
          <table:table-cell table:formula="of:=[.C56] + [.B56]-[.D56]" office:value-type="float" office:value="0.113728927466667" calcext:value-type="float">
            <text:p>0.1137289275</text:p>
          </table:table-cell>
        </table:table-row>
        <table:table-row table:style-name="ro2">
          <table:table-cell office:value-type="time" office:time-value="PT04H35M00S" calcext:value-type="time">
            <text:p>4: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344497608" calcext:value-type="float">
            <text:p>0.13</text:p>
          </table:table-cell>
          <table:table-cell office:value-type="float" office:value="0.0168133333333333" calcext:value-type="float">
            <text:p>0.0168133333</text:p>
          </table:table-cell>
          <table:table-cell table:formula="of:=[.C57] + [.B57]-[.D57]" office:value-type="float" office:value="0.117636427466667" calcext:value-type="float">
            <text:p>0.1176364275</text:p>
          </table:table-cell>
        </table:table-row>
        <table:table-row table:style-name="ro2">
          <table:table-cell office:value-type="time" office:time-value="PT04H40M00S" calcext:value-type="time">
            <text:p>4:4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224880383" calcext:value-type="float">
            <text:p>0.12</text:p>
          </table:table-cell>
          <table:table-cell office:value-type="float" office:value="0.0103716666666667" calcext:value-type="float">
            <text:p>0.0103716667</text:p>
          </table:table-cell>
          <table:table-cell table:formula="of:=[.C58] + [.B58]-[.D58]" office:value-type="float" office:value="0.112116371633333" calcext:value-type="float">
            <text:p>0.1121163716</text:p>
          </table:table-cell>
        </table:table-row>
        <table:table-row table:style-name="ro2">
          <table:table-cell office:value-type="time" office:time-value="PT04H45M00S" calcext:value-type="time">
            <text:p>4: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224880383" calcext:value-type="float">
            <text:p>0.12</text:p>
          </table:table-cell>
          <table:table-cell office:value-type="float" office:value="0.0103841666666667" calcext:value-type="float">
            <text:p>0.0103841667</text:p>
          </table:table-cell>
          <table:table-cell table:formula="of:=[.C59] + [.B59]-[.D59]" office:value-type="float" office:value="0.112103871633333" calcext:value-type="float">
            <text:p>0.1121038716</text:p>
          </table:table-cell>
        </table:table-row>
        <table:table-row table:style-name="ro2">
          <table:table-cell office:value-type="time" office:time-value="PT04H50M00S" calcext:value-type="time">
            <text:p>4:5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641148325" calcext:value-type="float">
            <text:p>0.16</text:p>
          </table:table-cell>
          <table:table-cell office:value-type="float" office:value="0.0103408333333333" calcext:value-type="float">
            <text:p>0.0103408333</text:p>
          </table:table-cell>
          <table:table-cell table:formula="of:=[.C60] + [.B60]-[.D60]" office:value-type="float" office:value="0.153773999166667" calcext:value-type="float">
            <text:p>0.1537739992</text:p>
          </table:table-cell>
        </table:table-row>
        <table:table-row table:style-name="ro2">
          <table:table-cell office:value-type="time" office:time-value="PT04H55M00S" calcext:value-type="time">
            <text:p>4: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641148325" calcext:value-type="float">
            <text:p>0.16</text:p>
          </table:table-cell>
          <table:table-cell office:value-type="float" office:value="0.0103783333333333" calcext:value-type="float">
            <text:p>0.0103783333</text:p>
          </table:table-cell>
          <table:table-cell table:formula="of:=[.C61] + [.B61]-[.D61]" office:value-type="float" office:value="0.153736499166667" calcext:value-type="float">
            <text:p>0.1537364992</text:p>
          </table:table-cell>
        </table:table-row>
        <table:table-row table:style-name="ro2">
          <table:table-cell office:value-type="time" office:time-value="PT05H00M00S" calcext:value-type="time">
            <text:p>5: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822966507" calcext:value-type="float">
            <text:p>0.18</text:p>
          </table:table-cell>
          <table:table-cell office:value-type="float" office:value="0.0103591666666667" calcext:value-type="float">
            <text:p>0.0103591667</text:p>
          </table:table-cell>
          <table:table-cell table:formula="of:=[.C62] + [.B62]-[.D62]" office:value-type="float" office:value="0.171937484033333" calcext:value-type="float">
            <text:p>0.171937484</text:p>
          </table:table-cell>
        </table:table-row>
        <table:table-row table:style-name="ro2">
          <table:table-cell office:value-type="time" office:time-value="PT05H05M00S" calcext:value-type="time">
            <text:p>5: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822966507" calcext:value-type="float">
            <text:p>0.18</text:p>
          </table:table-cell>
          <table:table-cell office:value-type="float" office:value="0.0206475" calcext:value-type="float">
            <text:p>0.0206475</text:p>
          </table:table-cell>
          <table:table-cell table:formula="of:=[.C63] + [.B63]-[.D63]" office:value-type="float" office:value="0.1616491507" calcext:value-type="float">
            <text:p>0.1616491507</text:p>
          </table:table-cell>
        </table:table-row>
        <table:table-row table:style-name="ro2">
          <table:table-cell office:value-type="time" office:time-value="PT05H10M00S" calcext:value-type="time">
            <text:p>5: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679425837" calcext:value-type="float">
            <text:p>0.17</text:p>
          </table:table-cell>
          <table:table-cell office:value-type="float" office:value="0.0212775" calcext:value-type="float">
            <text:p>0.0212775</text:p>
          </table:table-cell>
          <table:table-cell table:formula="of:=[.C64] + [.B64]-[.D64]" office:value-type="float" office:value="0.1466650837" calcext:value-type="float">
            <text:p>0.1466650837</text:p>
          </table:table-cell>
        </table:table-row>
        <table:table-row table:style-name="ro2">
          <table:table-cell office:value-type="time" office:time-value="PT05H15M00S" calcext:value-type="time">
            <text:p>5: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679425837" calcext:value-type="float">
            <text:p>0.17</text:p>
          </table:table-cell>
          <table:table-cell office:value-type="float" office:value="0.0203941666666667" calcext:value-type="float">
            <text:p>0.0203941667</text:p>
          </table:table-cell>
          <table:table-cell table:formula="of:=[.C65] + [.B65]-[.D65]" office:value-type="float" office:value="0.147548417033333" calcext:value-type="float">
            <text:p>0.147548417</text:p>
          </table:table-cell>
        </table:table-row>
        <table:table-row table:style-name="ro2">
          <table:table-cell office:value-type="time" office:time-value="PT05H20M00S" calcext:value-type="time">
            <text:p>5: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349282297" calcext:value-type="float">
            <text:p>0.13</text:p>
          </table:table-cell>
          <table:table-cell office:value-type="float" office:value="0.0150341666666667" calcext:value-type="float">
            <text:p>0.0150341667</text:p>
          </table:table-cell>
          <table:table-cell table:formula="of:=[.C66] + [.B66]-[.D66]" office:value-type="float" office:value="0.119894063033333" calcext:value-type="float">
            <text:p>0.119894063</text:p>
          </table:table-cell>
        </table:table-row>
        <table:table-row table:style-name="ro2">
          <table:table-cell office:value-type="time" office:time-value="PT05H25M00S" calcext:value-type="time">
            <text:p>5: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349282297" calcext:value-type="float">
            <text:p>0.13</text:p>
          </table:table-cell>
          <table:table-cell office:value-type="float" office:value="0.0103516666666667" calcext:value-type="float">
            <text:p>0.0103516667</text:p>
          </table:table-cell>
          <table:table-cell table:formula="of:=[.C67] + [.B67]-[.D67]" office:value-type="float" office:value="0.124576563033333" calcext:value-type="float">
            <text:p>0.124576563</text:p>
          </table:table-cell>
        </table:table-row>
        <table:table-row table:style-name="ro2">
          <table:table-cell office:value-type="time" office:time-value="PT05H30M00S" calcext:value-type="time">
            <text:p>5: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574162679" calcext:value-type="float">
            <text:p>0.16</text:p>
          </table:table-cell>
          <table:table-cell office:value-type="float" office:value="0.0103325" calcext:value-type="float">
            <text:p>0.0103325</text:p>
          </table:table-cell>
          <table:table-cell table:formula="of:=[.C68] + [.B68]-[.D68]" office:value-type="float" office:value="0.1470837679" calcext:value-type="float">
            <text:p>0.1470837679</text:p>
          </table:table-cell>
        </table:table-row>
        <table:table-row table:style-name="ro2">
          <table:table-cell office:value-type="time" office:time-value="PT05H35M00S" calcext:value-type="time">
            <text:p>5: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574162679" calcext:value-type="float">
            <text:p>0.16</text:p>
          </table:table-cell>
          <table:table-cell office:value-type="float" office:value="0.0103683333333333" calcext:value-type="float">
            <text:p>0.0103683333</text:p>
          </table:table-cell>
          <table:table-cell table:formula="of:=[.C69] + [.B69]-[.D69]" office:value-type="float" office:value="0.147047934566667" calcext:value-type="float">
            <text:p>0.1470479346</text:p>
          </table:table-cell>
        </table:table-row>
        <table:table-row table:style-name="ro2">
          <table:table-cell office:value-type="time" office:time-value="PT05H40M00S" calcext:value-type="time">
            <text:p>5:4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540669856" calcext:value-type="float">
            <text:p>0.15</text:p>
          </table:table-cell>
          <table:table-cell office:value-type="float" office:value="0.0103308333333333" calcext:value-type="float">
            <text:p>0.0103308333</text:p>
          </table:table-cell>
          <table:table-cell table:formula="of:=[.C70] + [.B70]-[.D70]" office:value-type="float" office:value="0.143736152266667" calcext:value-type="float">
            <text:p>0.1437361523</text:p>
          </table:table-cell>
        </table:table-row>
        <table:table-row table:style-name="ro2">
          <table:table-cell office:value-type="time" office:time-value="PT05H45M00S" calcext:value-type="time">
            <text:p>5: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540669856" calcext:value-type="float">
            <text:p>0.15</text:p>
          </table:table-cell>
          <table:table-cell office:value-type="float" office:value="0.0103941666666667" calcext:value-type="float">
            <text:p>0.0103941667</text:p>
          </table:table-cell>
          <table:table-cell table:formula="of:=[.C71] + [.B71]-[.D71]" office:value-type="float" office:value="0.143672818933333" calcext:value-type="float">
            <text:p>0.1436728189</text:p>
          </table:table-cell>
        </table:table-row>
        <table:table-row table:style-name="ro2">
          <table:table-cell office:value-type="time" office:time-value="PT05H50M00S" calcext:value-type="time">
            <text:p>5:5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846889952" calcext:value-type="float">
            <text:p>0.08</text:p>
          </table:table-cell>
          <table:table-cell office:value-type="float" office:value="0.0208891666666667" calcext:value-type="float">
            <text:p>0.0208891667</text:p>
          </table:table-cell>
          <table:table-cell table:formula="of:=[.C72] + [.B72]-[.D72]" office:value-type="float" office:value="0.0637998285333333" calcext:value-type="float">
            <text:p>0.0637998285</text:p>
          </table:table-cell>
        </table:table-row>
        <table:table-row table:style-name="ro2">
          <table:table-cell office:value-type="time" office:time-value="PT05H55M00S" calcext:value-type="time">
            <text:p>5: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846889952" calcext:value-type="float">
            <text:p>0.08</text:p>
          </table:table-cell>
          <table:table-cell office:value-type="float" office:value="0.0213083333333333" calcext:value-type="float">
            <text:p>0.0213083333</text:p>
          </table:table-cell>
          <table:table-cell table:formula="of:=[.C73] + [.B73]-[.D73]" office:value-type="float" office:value="0.0633806618666667" calcext:value-type="float">
            <text:p>0.0633806619</text:p>
          </table:table-cell>
        </table:table-row>
        <table:table-row table:style-name="ro2">
          <table:table-cell office:value-type="time" office:time-value="PT06H00M00S" calcext:value-type="time">
            <text:p>6: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861244019" calcext:value-type="float">
            <text:p>0.09</text:p>
          </table:table-cell>
          <table:table-cell office:value-type="float" office:value="0.020435" calcext:value-type="float">
            <text:p>0.020435</text:p>
          </table:table-cell>
          <table:table-cell table:formula="of:=[.C74] + [.B74]-[.D74]" office:value-type="float" office:value="0.0656894019" calcext:value-type="float">
            <text:p>0.0656894019</text:p>
          </table:table-cell>
        </table:table-row>
        <table:table-row table:style-name="ro2">
          <table:table-cell office:value-type="time" office:time-value="PT06H05M00S" calcext:value-type="time">
            <text:p>6: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861244019" calcext:value-type="float">
            <text:p>0.09</text:p>
          </table:table-cell>
          <table:table-cell office:value-type="float" office:value="0.0148866666666667" calcext:value-type="float">
            <text:p>0.0148866667</text:p>
          </table:table-cell>
          <table:table-cell table:formula="of:=[.C75] + [.B75]-[.D75]" office:value-type="float" office:value="0.0712377352333333" calcext:value-type="float">
            <text:p>0.0712377352</text:p>
          </table:table-cell>
        </table:table-row>
        <table:table-row table:style-name="ro2">
          <table:table-cell office:value-type="time" office:time-value="PT06H10M00S" calcext:value-type="time">
            <text:p>6: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215311005" calcext:value-type="float">
            <text:p>0.12</text:p>
          </table:table-cell>
          <table:table-cell office:value-type="float" office:value="0.0103841666666667" calcext:value-type="float">
            <text:p>0.0103841667</text:p>
          </table:table-cell>
          <table:table-cell table:formula="of:=[.C76] + [.B76]-[.D76]" office:value-type="float" office:value="0.111146933833333" calcext:value-type="float">
            <text:p>0.1111469338</text:p>
          </table:table-cell>
        </table:table-row>
        <table:table-row table:style-name="ro2">
          <table:table-cell office:value-type="time" office:time-value="PT06H15M00S" calcext:value-type="time">
            <text:p>6: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215311005" calcext:value-type="float">
            <text:p>0.12</text:p>
          </table:table-cell>
          <table:table-cell office:value-type="float" office:value="0.0104025" calcext:value-type="float">
            <text:p>0.0104025</text:p>
          </table:table-cell>
          <table:table-cell table:formula="of:=[.C77] + [.B77]-[.D77]" office:value-type="float" office:value="0.1111286005" calcext:value-type="float">
            <text:p>0.1111286005</text:p>
          </table:table-cell>
        </table:table-row>
        <table:table-row table:style-name="ro2">
          <table:table-cell office:value-type="time" office:time-value="PT06H20M00S" calcext:value-type="time">
            <text:p>6: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057416268" calcext:value-type="float">
            <text:p>0.11</text:p>
          </table:table-cell>
          <table:table-cell office:value-type="float" office:value="0.0103858333333333" calcext:value-type="float">
            <text:p>0.0103858333</text:p>
          </table:table-cell>
          <table:table-cell table:formula="of:=[.C78] + [.B78]-[.D78]" office:value-type="float" office:value="0.0953557934666667" calcext:value-type="float">
            <text:p>0.0953557935</text:p>
          </table:table-cell>
        </table:table-row>
        <table:table-row table:style-name="ro2">
          <table:table-cell office:value-type="time" office:time-value="PT06H25M00S" calcext:value-type="time">
            <text:p>6: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057416268" calcext:value-type="float">
            <text:p>0.11</text:p>
          </table:table-cell>
          <table:table-cell office:value-type="float" office:value="0.0103983333333333" calcext:value-type="float">
            <text:p>0.0103983333</text:p>
          </table:table-cell>
          <table:table-cell table:formula="of:=[.C79] + [.B79]-[.D79]" office:value-type="float" office:value="0.0953432934666667" calcext:value-type="float">
            <text:p>0.0953432935</text:p>
          </table:table-cell>
        </table:table-row>
        <table:table-row table:style-name="ro2">
          <table:table-cell office:value-type="time" office:time-value="PT06H30M00S" calcext:value-type="time">
            <text:p>6: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468899522" calcext:value-type="float">
            <text:p>0.15</text:p>
          </table:table-cell>
          <table:table-cell office:value-type="float" office:value="0.0103725" calcext:value-type="float">
            <text:p>0.0103725</text:p>
          </table:table-cell>
          <table:table-cell table:formula="of:=[.C80] + [.B80]-[.D80]" office:value-type="float" office:value="0.1365174522" calcext:value-type="float">
            <text:p>0.1365174522</text:p>
          </table:table-cell>
        </table:table-row>
        <table:table-row table:style-name="ro2">
          <table:table-cell office:value-type="time" office:time-value="PT06H35M00S" calcext:value-type="time">
            <text:p>6: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468899522" calcext:value-type="float">
            <text:p>0.15</text:p>
          </table:table-cell>
          <table:table-cell office:value-type="float" office:value="0.0212708333333333" calcext:value-type="float">
            <text:p>0.0212708333</text:p>
          </table:table-cell>
          <table:table-cell table:formula="of:=[.C81] + [.B81]-[.D81]" office:value-type="float" office:value="0.125619118866667" calcext:value-type="float">
            <text:p>0.1256191189</text:p>
          </table:table-cell>
        </table:table-row>
        <table:table-row table:style-name="ro2">
          <table:table-cell office:value-type="time" office:time-value="PT06H40M00S" calcext:value-type="time">
            <text:p>6:4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148325359" calcext:value-type="float">
            <text:p>0.11</text:p>
          </table:table-cell>
          <table:table-cell office:value-type="float" office:value="0.0246575" calcext:value-type="float">
            <text:p>0.0246575</text:p>
          </table:table-cell>
          <table:table-cell table:formula="of:=[.C82] + [.B82]-[.D82]" office:value-type="float" office:value="0.0901750359" calcext:value-type="float">
            <text:p>0.0901750359</text:p>
          </table:table-cell>
        </table:table-row>
        <table:table-row table:style-name="ro2">
          <table:table-cell office:value-type="time" office:time-value="PT06H45M00S" calcext:value-type="time">
            <text:p>6: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148325359" calcext:value-type="float">
            <text:p>0.11</text:p>
          </table:table-cell>
          <table:table-cell office:value-type="float" office:value="0.0207041666666667" calcext:value-type="float">
            <text:p>0.0207041667</text:p>
          </table:table-cell>
          <table:table-cell table:formula="of:=[.C83] + [.B83]-[.D83]" office:value-type="float" office:value="0.0941283692333333" calcext:value-type="float">
            <text:p>0.0941283692</text:p>
          </table:table-cell>
        </table:table-row>
        <table:table-row table:style-name="ro2">
          <table:table-cell office:value-type="time" office:time-value="PT06H50M00S" calcext:value-type="time">
            <text:p>6:5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784688995" calcext:value-type="float">
            <text:p>0.08</text:p>
          </table:table-cell>
          <table:table-cell office:value-type="float" office:value="0.01759" calcext:value-type="float">
            <text:p>0.01759</text:p>
          </table:table-cell>
          <table:table-cell table:formula="of:=[.C84] + [.B84]-[.D84]" office:value-type="float" office:value="0.0608788995" calcext:value-type="float">
            <text:p>0.0608788995</text:p>
          </table:table-cell>
        </table:table-row>
        <table:table-row table:style-name="ro2">
          <table:table-cell office:value-type="time" office:time-value="PT06H55M00S" calcext:value-type="time">
            <text:p>6:5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784688995" calcext:value-type="float">
            <text:p>0.08</text:p>
          </table:table-cell>
          <table:table-cell office:value-type="float" office:value="0.0137191666666667" calcext:value-type="float">
            <text:p>0.0137191667</text:p>
          </table:table-cell>
          <table:table-cell table:formula="of:=[.C85] + [.B85]-[.D85]" office:value-type="float" office:value="0.0647497328333333" calcext:value-type="float">
            <text:p>0.0647497328</text:p>
          </table:table-cell>
        </table:table-row>
        <table:table-row table:style-name="ro2">
          <table:table-cell office:value-type="time" office:time-value="PT07H00M00S" calcext:value-type="time">
            <text:p>7: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622009569" calcext:value-type="float">
            <text:p>0.06</text:p>
          </table:table-cell>
          <table:table-cell office:value-type="float" office:value="0.0135316666666667" calcext:value-type="float">
            <text:p>0.0135316667</text:p>
          </table:table-cell>
          <table:table-cell table:formula="of:=[.C86] + [.B86]-[.D86]" office:value-type="float" office:value="0.0486692902333333" calcext:value-type="float">
            <text:p>0.0486692902</text:p>
          </table:table-cell>
        </table:table-row>
        <table:table-row table:style-name="ro2">
          <table:table-cell office:value-type="time" office:time-value="PT07H05M00S" calcext:value-type="time">
            <text:p>7: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622009569" calcext:value-type="float">
            <text:p>0.06</text:p>
          </table:table-cell>
          <table:table-cell office:value-type="float" office:value="0.0250183333333333" calcext:value-type="float">
            <text:p>0.0250183333</text:p>
          </table:table-cell>
          <table:table-cell table:formula="of:=[.C87] + [.B87]-[.D87]" office:value-type="float" office:value="0.0371826235666667" calcext:value-type="float">
            <text:p>0.0371826236</text:p>
          </table:table-cell>
        </table:table-row>
        <table:table-row table:style-name="ro2">
          <table:table-cell office:value-type="time" office:time-value="PT07H10M00S" calcext:value-type="time">
            <text:p>7: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645933014" calcext:value-type="float">
            <text:p>0.06</text:p>
          </table:table-cell>
          <table:table-cell office:value-type="float" office:value="0.02174" calcext:value-type="float">
            <text:p>0.02174</text:p>
          </table:table-cell>
          <table:table-cell table:formula="of:=[.C88] + [.B88]-[.D88]" office:value-type="float" office:value="0.0428533014" calcext:value-type="float">
            <text:p>0.0428533014</text:p>
          </table:table-cell>
        </table:table-row>
        <table:table-row table:style-name="ro2">
          <table:table-cell office:value-type="time" office:time-value="PT07H15M00S" calcext:value-type="time">
            <text:p>7: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645933014" calcext:value-type="float">
            <text:p>0.06</text:p>
          </table:table-cell>
          <table:table-cell office:value-type="float" office:value="0.0157775" calcext:value-type="float">
            <text:p>0.0157775</text:p>
          </table:table-cell>
          <table:table-cell table:formula="of:=[.C89] + [.B89]-[.D89]" office:value-type="float" office:value="0.0488158014" calcext:value-type="float">
            <text:p>0.0488158014</text:p>
          </table:table-cell>
        </table:table-row>
        <table:table-row table:style-name="ro2">
          <table:table-cell office:value-type="time" office:time-value="PT07H20M00S" calcext:value-type="time">
            <text:p>7:2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425837321" calcext:value-type="float">
            <text:p>0.04</text:p>
          </table:table-cell>
          <table:table-cell office:value-type="float" office:value="0.0214575" calcext:value-type="float">
            <text:p>0.0214575</text:p>
          </table:table-cell>
          <table:table-cell table:formula="of:=[.C90] + [.B90]-[.D90]" office:value-type="float" office:value="0.0211262321" calcext:value-type="float">
            <text:p>0.0211262321</text:p>
          </table:table-cell>
        </table:table-row>
        <table:table-row table:style-name="ro2">
          <table:table-cell office:value-type="time" office:time-value="PT07H25M00S" calcext:value-type="time">
            <text:p>7: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425837321" calcext:value-type="float">
            <text:p>0.04</text:p>
          </table:table-cell>
          <table:table-cell office:value-type="float" office:value="0.0210875" calcext:value-type="float">
            <text:p>0.0210875</text:p>
          </table:table-cell>
          <table:table-cell table:formula="of:=[.C91] + [.B91]-[.D91]" office:value-type="float" office:value="0.0214962321" calcext:value-type="float">
            <text:p>0.0214962321</text:p>
          </table:table-cell>
        </table:table-row>
        <table:table-row table:style-name="ro2">
          <table:table-cell office:value-type="time" office:time-value="PT07H30M00S" calcext:value-type="time">
            <text:p>7: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</text:p>
          </table:table-cell>
          <table:table-cell office:value-type="float" office:value="0.0199108333333333" calcext:value-type="float">
            <text:p>0.0199108333</text:p>
          </table:table-cell>
          <table:table-cell table:formula="of:=[.C92] + [.B92]-[.D92]" office:value-type="float" office:value="-0.0199108333333333" calcext:value-type="float">
            <text:p>-0.0199108333</text:p>
          </table:table-cell>
        </table:table-row>
        <table:table-row table:style-name="ro2">
          <table:table-cell office:value-type="time" office:time-value="PT07H35M00S" calcext:value-type="time">
            <text:p>7:3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</text:p>
          </table:table-cell>
          <table:table-cell office:value-type="float" office:value="0.0126275" calcext:value-type="float">
            <text:p>0.0126275</text:p>
          </table:table-cell>
          <table:table-cell table:formula="of:=[.C93] + [.B93]-[.D93]" office:value-type="float" office:value="-0.0126275" calcext:value-type="float">
            <text:p>-0.0126275</text:p>
          </table:table-cell>
        </table:table-row>
        <table:table-row table:style-name="ro2">
          <table:table-cell office:value-type="time" office:time-value="PT07H40M00S" calcext:value-type="time">
            <text:p>7:4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28708134" calcext:value-type="float">
            <text:p>0.03</text:p>
          </table:table-cell>
          <table:table-cell office:value-type="float" office:value="0.0103666666666667" calcext:value-type="float">
            <text:p>0.0103666667</text:p>
          </table:table-cell>
          <table:table-cell table:formula="of:=[.C94] + [.B94]-[.D94]" office:value-type="float" office:value="0.0183414673333333" calcext:value-type="float">
            <text:p>0.0183414673</text:p>
          </table:table-cell>
        </table:table-row>
        <table:table-row table:style-name="ro2">
          <table:table-cell office:value-type="time" office:time-value="PT07H45M00S" calcext:value-type="time">
            <text:p>7:4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28708134" calcext:value-type="float">
            <text:p>0.03</text:p>
          </table:table-cell>
          <table:table-cell office:value-type="float" office:value="0.0103325" calcext:value-type="float">
            <text:p>0.0103325</text:p>
          </table:table-cell>
          <table:table-cell table:formula="of:=[.C95] + [.B95]-[.D95]" office:value-type="float" office:value="0.018375634" calcext:value-type="float">
            <text:p>0.018375634</text:p>
          </table:table-cell>
        </table:table-row>
        <table:table-row table:style-name="ro2">
          <table:table-cell office:value-type="time" office:time-value="PT07H50M00S" calcext:value-type="time">
            <text:p>7:5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110047847" calcext:value-type="float">
            <text:p>0.01</text:p>
          </table:table-cell>
          <table:table-cell office:value-type="float" office:value="0.0102833333333333" calcext:value-type="float">
            <text:p>0.0102833333</text:p>
          </table:table-cell>
          <table:table-cell table:formula="of:=[.C96] + [.B96]-[.D96]" office:value-type="float" office:value="0.0007214513666667" calcext:value-type="float">
            <text:p>0.0007214514</text:p>
          </table:table-cell>
        </table:table-row>
        <table:table-row table:style-name="ro2">
          <table:table-cell office:value-type="time" office:time-value="PT07H55M00S" calcext:value-type="time">
            <text:p>7:55</text:p>
          </table:table-cell>
          <table:table-cell office:value-type="float" office:value="0.00013" calcext:value-type="float">
            <text:p>0.00013</text:p>
          </table:table-cell>
          <table:table-cell table:style-name="ce2" office:value-type="float" office:value="0.0110047847" calcext:value-type="float">
            <text:p>0.01</text:p>
          </table:table-cell>
          <table:table-cell office:value-type="float" office:value="0.0102708333333333" calcext:value-type="float">
            <text:p>0.0102708333</text:p>
          </table:table-cell>
          <table:table-cell table:formula="of:=[.C97] + [.B97]-[.D97]" office:value-type="float" office:value="0.0008639513666667" calcext:value-type="float">
            <text:p>0.0008639514</text:p>
          </table:table-cell>
        </table:table-row>
        <table:table-row table:style-name="ro2">
          <table:table-cell office:value-type="time" office:time-value="PT08H00M00S" calcext:value-type="time">
            <text:p>8:00</text:p>
          </table:table-cell>
          <table:table-cell office:value-type="float" office:value="0.0045" calcext:value-type="float">
            <text:p>0.0045</text:p>
          </table:table-cell>
          <table:table-cell table:style-name="ce2" office:value-type="float" office:value="0.0363636364" calcext:value-type="float">
            <text:p>0.04</text:p>
          </table:table-cell>
          <table:table-cell office:value-type="float" office:value="0.0131616666666667" calcext:value-type="float">
            <text:p>0.0131616667</text:p>
          </table:table-cell>
          <table:table-cell table:formula="of:=[.C98] + [.B98]-[.D98]" office:value-type="float" office:value="0.0277019697333333" calcext:value-type="float">
            <text:p>0.0277019697</text:p>
          </table:table-cell>
        </table:table-row>
        <table:table-row table:style-name="ro2">
          <table:table-cell office:value-type="time" office:time-value="PT08H05M00S" calcext:value-type="time">
            <text:p>8:05</text:p>
          </table:table-cell>
          <table:table-cell office:value-type="float" office:value="0.02151" calcext:value-type="float">
            <text:p>0.02151</text:p>
          </table:table-cell>
          <table:table-cell table:style-name="ce2" office:value-type="float" office:value="0.0363636364" calcext:value-type="float">
            <text:p>0.04</text:p>
          </table:table-cell>
          <table:table-cell office:value-type="float" office:value="0.0214816666666667" calcext:value-type="float">
            <text:p>0.0214816667</text:p>
          </table:table-cell>
          <table:table-cell table:formula="of:=[.C99] + [.B99]-[.D99]" office:value-type="float" office:value="0.0363919697333333" calcext:value-type="float">
            <text:p>0.0363919697</text:p>
          </table:table-cell>
        </table:table-row>
        <table:table-row table:style-name="ro2">
          <table:table-cell office:value-type="time" office:time-value="PT08H10M00S" calcext:value-type="time">
            <text:p>8:10</text:p>
          </table:table-cell>
          <table:table-cell office:value-type="float" office:value="0.05927" calcext:value-type="float">
            <text:p>0.05927</text:p>
          </table:table-cell>
          <table:table-cell table:style-name="ce2" office:value-type="float" office:value="0.1244019139" calcext:value-type="float">
            <text:p>0.12</text:p>
          </table:table-cell>
          <table:table-cell office:value-type="float" office:value="0.0210366666666667" calcext:value-type="float">
            <text:p>0.0210366667</text:p>
          </table:table-cell>
          <table:table-cell table:formula="of:=[.C100] + [.B100]-[.D100]" office:value-type="float" office:value="0.162635247233333" calcext:value-type="float">
            <text:p>0.1626352472</text:p>
          </table:table-cell>
        </table:table-row>
        <table:table-row table:style-name="ro2">
          <table:table-cell office:value-type="time" office:time-value="PT08H15M00S" calcext:value-type="time">
            <text:p>8:15</text:p>
          </table:table-cell>
          <table:table-cell office:value-type="float" office:value="0.06563" calcext:value-type="float">
            <text:p>0.06563</text:p>
          </table:table-cell>
          <table:table-cell table:style-name="ce2" office:value-type="float" office:value="0.1244019139" calcext:value-type="float">
            <text:p>0.12</text:p>
          </table:table-cell>
          <table:table-cell office:value-type="float" office:value="0.01978" calcext:value-type="float">
            <text:p>0.01978</text:p>
          </table:table-cell>
          <table:table-cell table:formula="of:=[.C101] + [.B101]-[.D101]" office:value-type="float" office:value="0.1702519139" calcext:value-type="float">
            <text:p>0.1702519139</text:p>
          </table:table-cell>
        </table:table-row>
        <table:table-row table:style-name="ro2">
          <table:table-cell office:value-type="time" office:time-value="PT08H20M00S" calcext:value-type="time">
            <text:p>8:20</text:p>
          </table:table-cell>
          <table:table-cell office:value-type="float" office:value="0.06765" calcext:value-type="float">
            <text:p>0.06765</text:p>
          </table:table-cell>
          <table:table-cell table:style-name="ce2" office:value-type="float" office:value="0.1918660287" calcext:value-type="float">
            <text:p>0.19</text:p>
          </table:table-cell>
          <table:table-cell office:value-type="float" office:value="0.0124466666666667" calcext:value-type="float">
            <text:p>0.0124466667</text:p>
          </table:table-cell>
          <table:table-cell table:formula="of:=[.C102] + [.B102]-[.D102]" office:value-type="float" office:value="0.247069362033333" calcext:value-type="float">
            <text:p>0.247069362</text:p>
          </table:table-cell>
        </table:table-row>
        <table:table-row table:style-name="ro2">
          <table:table-cell office:value-type="time" office:time-value="PT08H25M00S" calcext:value-type="time">
            <text:p>8:25</text:p>
          </table:table-cell>
          <table:table-cell office:value-type="float" office:value="0.0587" calcext:value-type="float">
            <text:p>0.0587</text:p>
          </table:table-cell>
          <table:table-cell table:style-name="ce2" office:value-type="float" office:value="0.1918660287" calcext:value-type="float">
            <text:p>0.19</text:p>
          </table:table-cell>
          <table:table-cell office:value-type="float" office:value="0.0103158333333333" calcext:value-type="float">
            <text:p>0.0103158333</text:p>
          </table:table-cell>
          <table:table-cell table:formula="of:=[.C103] + [.B103]-[.D103]" office:value-type="float" office:value="0.240250195366667" calcext:value-type="float">
            <text:p>0.2402501954</text:p>
          </table:table-cell>
        </table:table-row>
        <table:table-row table:style-name="ro2">
          <table:table-cell office:value-type="time" office:time-value="PT08H30M00S" calcext:value-type="time">
            <text:p>8:30</text:p>
          </table:table-cell>
          <table:table-cell office:value-type="float" office:value="0.0638" calcext:value-type="float">
            <text:p>0.0638</text:p>
          </table:table-cell>
          <table:table-cell table:style-name="ce2" office:value-type="float" office:value="0.1794258373" calcext:value-type="float">
            <text:p>0.18</text:p>
          </table:table-cell>
          <table:table-cell office:value-type="float" office:value="0.0169691666666667" calcext:value-type="float">
            <text:p>0.0169691667</text:p>
          </table:table-cell>
          <table:table-cell table:formula="of:=[.C104] + [.B104]-[.D104]" office:value-type="float" office:value="0.226256670633333" calcext:value-type="float">
            <text:p>0.2262566706</text:p>
          </table:table-cell>
        </table:table-row>
        <table:table-row table:style-name="ro2">
          <table:table-cell office:value-type="time" office:time-value="PT08H35M00S" calcext:value-type="time">
            <text:p>8:35</text:p>
          </table:table-cell>
          <table:table-cell office:value-type="float" office:value="0.04371" calcext:value-type="float">
            <text:p>0.04371</text:p>
          </table:table-cell>
          <table:table-cell table:style-name="ce2" office:value-type="float" office:value="0.1794258373" calcext:value-type="float">
            <text:p>0.18</text:p>
          </table:table-cell>
          <table:table-cell office:value-type="float" office:value="0.0278233333333333" calcext:value-type="float">
            <text:p>0.0278233333</text:p>
          </table:table-cell>
          <table:table-cell table:formula="of:=[.C105] + [.B105]-[.D105]" office:value-type="float" office:value="0.195312503966667" calcext:value-type="float">
            <text:p>0.195312504</text:p>
          </table:table-cell>
        </table:table-row>
        <table:table-row table:style-name="ro2">
          <table:table-cell office:value-type="time" office:time-value="PT08H40M00S" calcext:value-type="time">
            <text:p>8:40</text:p>
          </table:table-cell>
          <table:table-cell office:value-type="float" office:value="0.02779" calcext:value-type="float">
            <text:p>0.02779</text:p>
          </table:table-cell>
          <table:table-cell table:style-name="ce2" office:value-type="float" office:value="0.1765550239" calcext:value-type="float">
            <text:p>0.18</text:p>
          </table:table-cell>
          <table:table-cell office:value-type="float" office:value="0.0300566666666667" calcext:value-type="float">
            <text:p>0.0300566667</text:p>
          </table:table-cell>
          <table:table-cell table:formula="of:=[.C106] + [.B106]-[.D106]" office:value-type="float" office:value="0.174288357233333" calcext:value-type="float">
            <text:p>0.1742883572</text:p>
          </table:table-cell>
        </table:table-row>
        <table:table-row table:style-name="ro2">
          <table:table-cell office:value-type="time" office:time-value="PT08H45M00S" calcext:value-type="time">
            <text:p>8:45</text:p>
          </table:table-cell>
          <table:table-cell office:value-type="float" office:value="0.03196" calcext:value-type="float">
            <text:p>0.03196</text:p>
          </table:table-cell>
          <table:table-cell table:style-name="ce2" office:value-type="float" office:value="0.1765550239" calcext:value-type="float">
            <text:p>0.18</text:p>
          </table:table-cell>
          <table:table-cell office:value-type="float" office:value="0.0269633333333333" calcext:value-type="float">
            <text:p>0.0269633333</text:p>
          </table:table-cell>
          <table:table-cell table:formula="of:=[.C107] + [.B107]-[.D107]" office:value-type="float" office:value="0.181551690566667" calcext:value-type="float">
            <text:p>0.1815516906</text:p>
          </table:table-cell>
        </table:table-row>
        <table:table-row table:style-name="ro2">
          <table:table-cell office:value-type="time" office:time-value="PT08H50M00S" calcext:value-type="time">
            <text:p>8:50</text:p>
          </table:table-cell>
          <table:table-cell office:value-type="float" office:value="0.05031" calcext:value-type="float">
            <text:p>0.05031</text:p>
          </table:table-cell>
          <table:table-cell table:style-name="ce2" office:value-type="float" office:value="0.2583732057" calcext:value-type="float">
            <text:p>0.26</text:p>
          </table:table-cell>
          <table:table-cell office:value-type="float" office:value="0.0337858333333333" calcext:value-type="float">
            <text:p>0.0337858333</text:p>
          </table:table-cell>
          <table:table-cell table:formula="of:=[.C108] + [.B108]-[.D108]" office:value-type="float" office:value="0.274897372366667" calcext:value-type="float">
            <text:p>0.2748973724</text:p>
          </table:table-cell>
        </table:table-row>
        <table:table-row table:style-name="ro2">
          <table:table-cell office:value-type="time" office:time-value="PT08H55M00S" calcext:value-type="time">
            <text:p>8:55</text:p>
          </table:table-cell>
          <table:table-cell office:value-type="float" office:value="0.06068" calcext:value-type="float">
            <text:p>0.06068</text:p>
          </table:table-cell>
          <table:table-cell table:style-name="ce2" office:value-type="float" office:value="0.2583732057" calcext:value-type="float">
            <text:p>0.26</text:p>
          </table:table-cell>
          <table:table-cell office:value-type="float" office:value="0.0332191666666667" calcext:value-type="float">
            <text:p>0.0332191667</text:p>
          </table:table-cell>
          <table:table-cell table:formula="of:=[.C109] + [.B109]-[.D109]" office:value-type="float" office:value="0.285834039033333" calcext:value-type="float">
            <text:p>0.285834039</text:p>
          </table:table-cell>
        </table:table-row>
        <table:table-row table:style-name="ro2">
          <table:table-cell office:value-type="time" office:time-value="PT09H00M00S" calcext:value-type="time">
            <text:p>9:00</text:p>
          </table:table-cell>
          <table:table-cell office:value-type="float" office:value="0.05891" calcext:value-type="float">
            <text:p>0.05891</text:p>
          </table:table-cell>
          <table:table-cell table:style-name="ce2" office:value-type="float" office:value="0.1234449761" calcext:value-type="float">
            <text:p>0.12</text:p>
          </table:table-cell>
          <table:table-cell office:value-type="float" office:value="0.0202075" calcext:value-type="float">
            <text:p>0.0202075</text:p>
          </table:table-cell>
          <table:table-cell table:formula="of:=[.C110] + [.B110]-[.D110]" office:value-type="float" office:value="0.1621474761" calcext:value-type="float">
            <text:p>0.1621474761</text:p>
          </table:table-cell>
        </table:table-row>
        <table:table-row table:style-name="ro2">
          <table:table-cell office:value-type="time" office:time-value="PT09H05M00S" calcext:value-type="time">
            <text:p>9:05</text:p>
          </table:table-cell>
          <table:table-cell office:value-type="float" office:value="0.06785" calcext:value-type="float">
            <text:p>0.06785</text:p>
          </table:table-cell>
          <table:table-cell table:style-name="ce2" office:value-type="float" office:value="0.1234449761" calcext:value-type="float">
            <text:p>0.12</text:p>
          </table:table-cell>
          <table:table-cell office:value-type="float" office:value="0.0139425" calcext:value-type="float">
            <text:p>0.0139425</text:p>
          </table:table-cell>
          <table:table-cell table:formula="of:=[.C111] + [.B111]-[.D111]" office:value-type="float" office:value="0.1773524761" calcext:value-type="float">
            <text:p>0.1773524761</text:p>
          </table:table-cell>
        </table:table-row>
        <table:table-row table:style-name="ro2">
          <table:table-cell office:value-type="time" office:time-value="PT09H10M00S" calcext:value-type="time">
            <text:p>9:10</text:p>
          </table:table-cell>
          <table:table-cell office:value-type="float" office:value="0.08321" calcext:value-type="float">
            <text:p>0.08321</text:p>
          </table:table-cell>
          <table:table-cell table:style-name="ce2" office:value-type="float" office:value="0.0492822967" calcext:value-type="float">
            <text:p>0.05</text:p>
          </table:table-cell>
          <table:table-cell office:value-type="float" office:value="0.00383333333333333" calcext:value-type="float">
            <text:p>0.0038333333</text:p>
          </table:table-cell>
          <table:table-cell table:formula="of:=[.C112] + [.B112]-[.D112]" office:value-type="float" office:value="0.128658963366667" calcext:value-type="float">
            <text:p>0.1286589634</text:p>
          </table:table-cell>
        </table:table-row>
        <table:table-row table:style-name="ro2">
          <table:table-cell office:value-type="time" office:time-value="PT09H15M00S" calcext:value-type="time">
            <text:p>9:15</text:p>
          </table:table-cell>
          <table:table-cell office:value-type="float" office:value="0.064" calcext:value-type="float">
            <text:p>0.064</text:p>
          </table:table-cell>
          <table:table-cell table:style-name="ce2" office:value-type="float" office:value="0.0492822967" calcext:value-type="float">
            <text:p>0.05</text:p>
          </table:table-cell>
          <table:table-cell office:value-type="float" office:value="0.00332916666666667" calcext:value-type="float">
            <text:p>0.0033291667</text:p>
          </table:table-cell>
          <table:table-cell table:formula="of:=[.C113] + [.B113]-[.D113]" office:value-type="float" office:value="0.109953130033333" calcext:value-type="float">
            <text:p>0.10995313</text:p>
          </table:table-cell>
        </table:table-row>
        <table:table-row table:style-name="ro2">
          <table:table-cell office:value-type="time" office:time-value="PT09H20M00S" calcext:value-type="time">
            <text:p>9:20</text:p>
          </table:table-cell>
          <table:table-cell office:value-type="float" office:value="0.09496" calcext:value-type="float">
            <text:p>0.09496</text:p>
          </table:table-cell>
          <table:table-cell table:style-name="ce2" office:value-type="float" office:value="0.0277511962" calcext:value-type="float">
            <text:p>0.03</text:p>
          </table:table-cell>
          <table:table-cell office:value-type="float" office:value="0.00337166666666667" calcext:value-type="float">
            <text:p>0.0033716667</text:p>
          </table:table-cell>
          <table:table-cell table:formula="of:=[.C114] + [.B114]-[.D114]" office:value-type="float" office:value="0.119339529533333" calcext:value-type="float">
            <text:p>0.1193395295</text:p>
          </table:table-cell>
        </table:table-row>
        <table:table-row table:style-name="ro2">
          <table:table-cell office:value-type="time" office:time-value="PT09H25M00S" calcext:value-type="time">
            <text:p>9:25</text:p>
          </table:table-cell>
          <table:table-cell office:value-type="float" office:value="0.1059" calcext:value-type="float">
            <text:p>0.1059</text:p>
          </table:table-cell>
          <table:table-cell table:style-name="ce2" office:value-type="float" office:value="0.0277511962" calcext:value-type="float">
            <text:p>0.03</text:p>
          </table:table-cell>
          <table:table-cell office:value-type="float" office:value="0.00971416666666667" calcext:value-type="float">
            <text:p>0.0097141667</text:p>
          </table:table-cell>
          <table:table-cell table:formula="of:=[.C115] + [.B115]-[.D115]" office:value-type="float" office:value="0.123937029533333" calcext:value-type="float">
            <text:p>0.1239370295</text:p>
          </table:table-cell>
        </table:table-row>
        <table:table-row table:style-name="ro2">
          <table:table-cell office:value-type="time" office:time-value="PT09H30M00S" calcext:value-type="time">
            <text:p>9:30</text:p>
          </table:table-cell>
          <table:table-cell office:value-type="float" office:value="0.13527" calcext:value-type="float">
            <text:p>0.13527</text:p>
          </table:table-cell>
          <table:table-cell table:style-name="ce2" office:value-type="float" office:value="0.014354067" calcext:value-type="float">
            <text:p>0.01</text:p>
          </table:table-cell>
          <table:table-cell office:value-type="float" office:value="0.0145075" calcext:value-type="float">
            <text:p>0.0145075</text:p>
          </table:table-cell>
          <table:table-cell table:formula="of:=[.C116] + [.B116]-[.D116]" office:value-type="float" office:value="0.135116567" calcext:value-type="float">
            <text:p>0.135116567</text:p>
          </table:table-cell>
        </table:table-row>
        <table:table-row table:style-name="ro2">
          <table:table-cell office:value-type="time" office:time-value="PT09H35M00S" calcext:value-type="time">
            <text:p>9:35</text:p>
          </table:table-cell>
          <table:table-cell office:value-type="float" office:value="0.13975" calcext:value-type="float">
            <text:p>0.13975</text:p>
          </table:table-cell>
          <table:table-cell table:style-name="ce2" office:value-type="float" office:value="0.014354067" calcext:value-type="float">
            <text:p>0.01</text:p>
          </table:table-cell>
          <table:table-cell office:value-type="float" office:value="0.013945" calcext:value-type="float">
            <text:p>0.013945</text:p>
          </table:table-cell>
          <table:table-cell table:formula="of:=[.C117] + [.B117]-[.D117]" office:value-type="float" office:value="0.140159067" calcext:value-type="float">
            <text:p>0.140159067</text:p>
          </table:table-cell>
        </table:table-row>
        <table:table-row table:style-name="ro2">
          <table:table-cell office:value-type="time" office:time-value="PT09H40M00S" calcext:value-type="time">
            <text:p>9:40</text:p>
          </table:table-cell>
          <table:table-cell office:value-type="float" office:value="0.12532" calcext:value-type="float">
            <text:p>0.12532</text:p>
          </table:table-cell>
          <table:table-cell table:style-name="ce2" office:value-type="float" office:value="0.0172248804" calcext:value-type="float">
            <text:p>0.02</text:p>
          </table:table-cell>
          <table:table-cell office:value-type="float" office:value="0.0108" calcext:value-type="float">
            <text:p>0.0108</text:p>
          </table:table-cell>
          <table:table-cell table:formula="of:=[.C118] + [.B118]-[.D118]" office:value-type="float" office:value="0.1317448804" calcext:value-type="float">
            <text:p>0.1317448804</text:p>
          </table:table-cell>
        </table:table-row>
        <table:table-row table:style-name="ro2">
          <table:table-cell office:value-type="time" office:time-value="PT09H45M00S" calcext:value-type="time">
            <text:p>9:45</text:p>
          </table:table-cell>
          <table:table-cell office:value-type="float" office:value="0.12118" calcext:value-type="float">
            <text:p>0.12118</text:p>
          </table:table-cell>
          <table:table-cell table:style-name="ce2" office:value-type="float" office:value="0.0172248804" calcext:value-type="float">
            <text:p>0.02</text:p>
          </table:table-cell>
          <table:table-cell office:value-type="float" office:value="0.00348666666666667" calcext:value-type="float">
            <text:p>0.0034866667</text:p>
          </table:table-cell>
          <table:table-cell table:formula="of:=[.C119] + [.B119]-[.D119]" office:value-type="float" office:value="0.134918213733333" calcext:value-type="float">
            <text:p>0.1349182137</text:p>
          </table:table-cell>
        </table:table-row>
        <table:table-row table:style-name="ro2">
          <table:table-cell office:value-type="time" office:time-value="PT09H50M00S" calcext:value-type="time">
            <text:p>9:50</text:p>
          </table:table-cell>
          <table:table-cell office:value-type="float" office:value="0.14202" calcext:value-type="float">
            <text:p>0.14202</text:p>
          </table:table-cell>
          <table:table-cell table:style-name="ce2" office:value-type="float" office:value="0.0186602871" calcext:value-type="float">
            <text:p>0.02</text:p>
          </table:table-cell>
          <table:table-cell office:value-type="float" office:value="0.00346916666666667" calcext:value-type="float">
            <text:p>0.0034691667</text:p>
          </table:table-cell>
          <table:table-cell table:formula="of:=[.C120] + [.B120]-[.D120]" office:value-type="float" office:value="0.157211120433333" calcext:value-type="float">
            <text:p>0.1572111204</text:p>
          </table:table-cell>
        </table:table-row>
        <table:table-row table:style-name="ro2">
          <table:table-cell office:value-type="time" office:time-value="PT09H55M00S" calcext:value-type="time">
            <text:p>9:55</text:p>
          </table:table-cell>
          <table:table-cell office:value-type="float" office:value="0.14915" calcext:value-type="float">
            <text:p>0.14915</text:p>
          </table:table-cell>
          <table:table-cell table:style-name="ce2" office:value-type="float" office:value="0.0186602871" calcext:value-type="float">
            <text:p>0.02</text:p>
          </table:table-cell>
          <table:table-cell office:value-type="float" office:value="0.00347166666666667" calcext:value-type="float">
            <text:p>0.0034716667</text:p>
          </table:table-cell>
          <table:table-cell table:formula="of:=[.C121] + [.B121]-[.D121]" office:value-type="float" office:value="0.164338620433333" calcext:value-type="float">
            <text:p>0.1643386204</text:p>
          </table:table-cell>
        </table:table-row>
        <table:table-row table:style-name="ro2">
          <table:table-cell office:value-type="time" office:time-value="PT10H00M00S" calcext:value-type="time">
            <text:p>10:00</text:p>
          </table:table-cell>
          <table:table-cell office:value-type="float" office:value="0.14964" calcext:value-type="float">
            <text:p>0.14964</text:p>
          </table:table-cell>
          <table:table-cell table:style-name="ce2" office:value-type="float" office:value="0.0009569378" calcext:value-type="float">
            <text:p>0.00</text:p>
          </table:table-cell>
          <table:table-cell office:value-type="float" office:value="0.00345666666666667" calcext:value-type="float">
            <text:p>0.0034566667</text:p>
          </table:table-cell>
          <table:table-cell table:formula="of:=[.C122] + [.B122]-[.D122]" office:value-type="float" office:value="0.147140271133333" calcext:value-type="float">
            <text:p>0.1471402711</text:p>
          </table:table-cell>
        </table:table-row>
        <table:table-row table:style-name="ro2">
          <table:table-cell office:value-type="time" office:time-value="PT10H05M00S" calcext:value-type="time">
            <text:p>10:05</text:p>
          </table:table-cell>
          <table:table-cell office:value-type="float" office:value="0.15019" calcext:value-type="float">
            <text:p>0.15019</text:p>
          </table:table-cell>
          <table:table-cell table:style-name="ce2" office:value-type="float" office:value="0.0009569378" calcext:value-type="float">
            <text:p>0.00</text:p>
          </table:table-cell>
          <table:table-cell office:value-type="float" office:value="0.00347" calcext:value-type="float">
            <text:p>0.00347</text:p>
          </table:table-cell>
          <table:table-cell table:formula="of:=[.C123] + [.B123]-[.D123]" office:value-type="float" office:value="0.1476769378" calcext:value-type="float">
            <text:p>0.1476769378</text:p>
          </table:table-cell>
        </table:table-row>
        <table:table-row table:style-name="ro2">
          <table:table-cell office:value-type="time" office:time-value="PT10H10M00S" calcext:value-type="time">
            <text:p>10:10</text:p>
          </table:table-cell>
          <table:table-cell office:value-type="float" office:value="0.14908" calcext:value-type="float">
            <text:p>0.14908</text:p>
          </table:table-cell>
          <table:table-cell table:style-name="ce2" office:value-type="float" office:value="0.0033492823" calcext:value-type="float">
            <text:p>0.00</text:p>
          </table:table-cell>
          <table:table-cell office:value-type="float" office:value="0.00915583333333333" calcext:value-type="float">
            <text:p>0.0091558333</text:p>
          </table:table-cell>
          <table:table-cell table:formula="of:=[.C124] + [.B124]-[.D124]" office:value-type="float" office:value="0.143273448966667" calcext:value-type="float">
            <text:p>0.143273449</text:p>
          </table:table-cell>
        </table:table-row>
        <table:table-row table:style-name="ro2">
          <table:table-cell office:value-type="time" office:time-value="PT10H15M00S" calcext:value-type="time">
            <text:p>10:15</text:p>
          </table:table-cell>
          <table:table-cell office:value-type="float" office:value="0.14755" calcext:value-type="float">
            <text:p>0.14755</text:p>
          </table:table-cell>
          <table:table-cell table:style-name="ce2" office:value-type="float" office:value="0.0033492823" calcext:value-type="float">
            <text:p>0.00</text:p>
          </table:table-cell>
          <table:table-cell office:value-type="float" office:value="0.014575" calcext:value-type="float">
            <text:p>0.014575</text:p>
          </table:table-cell>
          <table:table-cell table:formula="of:=[.C125] + [.B125]-[.D125]" office:value-type="float" office:value="0.1363242823" calcext:value-type="float">
            <text:p>0.1363242823</text:p>
          </table:table-cell>
        </table:table-row>
        <table:table-row table:style-name="ro2">
          <table:table-cell office:value-type="time" office:time-value="PT10H20M00S" calcext:value-type="time">
            <text:p>10:20</text:p>
          </table:table-cell>
          <table:table-cell office:value-type="float" office:value="0.14898" calcext:value-type="float">
            <text:p>0.14898</text:p>
          </table:table-cell>
          <table:table-cell table:style-name="ce2" office:value-type="float" office:value="0" calcext:value-type="float">
            <text:p>0.00</text:p>
          </table:table-cell>
          <table:table-cell office:value-type="float" office:value="0.0139316666666667" calcext:value-type="float">
            <text:p>0.0139316667</text:p>
          </table:table-cell>
          <table:table-cell table:formula="of:=[.C126] + [.B126]-[.D126]" office:value-type="float" office:value="0.135048333333333" calcext:value-type="float">
            <text:p>0.1350483333</text:p>
          </table:table-cell>
        </table:table-row>
        <table:table-row table:style-name="ro2">
          <table:table-cell office:value-type="time" office:time-value="PT10H25M00S" calcext:value-type="time">
            <text:p>10:25</text:p>
          </table:table-cell>
          <table:table-cell office:value-type="float" office:value="0.14985" calcext:value-type="float">
            <text:p>0.14985</text:p>
          </table:table-cell>
          <table:table-cell table:style-name="ce2" office:value-type="float" office:value="0" calcext:value-type="float">
            <text:p>0.00</text:p>
          </table:table-cell>
          <table:table-cell office:value-type="float" office:value="0.0109083333333333" calcext:value-type="float">
            <text:p>0.0109083333</text:p>
          </table:table-cell>
          <table:table-cell table:formula="of:=[.C127] + [.B127]-[.D127]" office:value-type="float" office:value="0.138941666666667" calcext:value-type="float">
            <text:p>0.1389416667</text:p>
          </table:table-cell>
        </table:table-row>
        <table:table-row table:style-name="ro2">
          <table:table-cell office:value-type="time" office:time-value="PT10H30M00S" calcext:value-type="time">
            <text:p>10:30</text:p>
          </table:table-cell>
          <table:table-cell office:value-type="float" office:value="0.15113" calcext:value-type="float">
            <text:p>0.15113</text:p>
          </table:table-cell>
          <table:table-cell table:style-name="ce2" office:value-type="float" office:value="0.0282296651" calcext:value-type="float">
            <text:p>0.03</text:p>
          </table:table-cell>
          <table:table-cell office:value-type="float" office:value="0.00346" calcext:value-type="float">
            <text:p>0.00346</text:p>
          </table:table-cell>
          <table:table-cell table:formula="of:=[.C128] + [.B128]-[.D128]" office:value-type="float" office:value="0.1758996651" calcext:value-type="float">
            <text:p>0.1758996651</text:p>
          </table:table-cell>
        </table:table-row>
        <table:table-row table:style-name="ro2">
          <table:table-cell office:value-type="time" office:time-value="PT10H35M00S" calcext:value-type="time">
            <text:p>10:35</text:p>
          </table:table-cell>
          <table:table-cell office:value-type="float" office:value="0.14856" calcext:value-type="float">
            <text:p>0.14856</text:p>
          </table:table-cell>
          <table:table-cell table:style-name="ce2" office:value-type="float" office:value="0.0282296651" calcext:value-type="float">
            <text:p>0.03</text:p>
          </table:table-cell>
          <table:table-cell office:value-type="float" office:value="0.00346416666666667" calcext:value-type="float">
            <text:p>0.0034641667</text:p>
          </table:table-cell>
          <table:table-cell table:formula="of:=[.C129] + [.B129]-[.D129]" office:value-type="float" office:value="0.173325498433333" calcext:value-type="float">
            <text:p>0.1733254984</text:p>
          </table:table-cell>
        </table:table-row>
        <table:table-row table:style-name="ro2">
          <table:table-cell office:value-type="time" office:time-value="PT10H40M00S" calcext:value-type="time">
            <text:p>10:40</text:p>
          </table:table-cell>
          <table:table-cell office:value-type="float" office:value="0.14955" calcext:value-type="float">
            <text:p>0.14955</text:p>
          </table:table-cell>
          <table:table-cell table:style-name="ce2" office:value-type="float" office:value="0.043062201" calcext:value-type="float">
            <text:p>0.04</text:p>
          </table:table-cell>
          <table:table-cell office:value-type="float" office:value="0.00344916666666667" calcext:value-type="float">
            <text:p>0.0034491667</text:p>
          </table:table-cell>
          <table:table-cell table:formula="of:=[.C130] + [.B130]-[.D130]" office:value-type="float" office:value="0.189163034333333" calcext:value-type="float">
            <text:p>0.1891630343</text:p>
          </table:table-cell>
        </table:table-row>
        <table:table-row table:style-name="ro2">
          <table:table-cell office:value-type="time" office:time-value="PT10H45M00S" calcext:value-type="time">
            <text:p>10:45</text:p>
          </table:table-cell>
          <table:table-cell office:value-type="float" office:value="0.15094" calcext:value-type="float">
            <text:p>0.15094</text:p>
          </table:table-cell>
          <table:table-cell table:style-name="ce2" office:value-type="float" office:value="0.043062201" calcext:value-type="float">
            <text:p>0.04</text:p>
          </table:table-cell>
          <table:table-cell office:value-type="float" office:value="0.00345" calcext:value-type="float">
            <text:p>0.00345</text:p>
          </table:table-cell>
          <table:table-cell table:formula="of:=[.C131] + [.B131]-[.D131]" office:value-type="float" office:value="0.190552201" calcext:value-type="float">
            <text:p>0.190552201</text:p>
          </table:table-cell>
        </table:table-row>
        <table:table-row table:style-name="ro2">
          <table:table-cell office:value-type="time" office:time-value="PT10H50M00S" calcext:value-type="time">
            <text:p>10:50</text:p>
          </table:table-cell>
          <table:table-cell office:value-type="float" office:value="0.15157" calcext:value-type="float">
            <text:p>0.15157</text:p>
          </table:table-cell>
          <table:table-cell table:style-name="ce2" office:value-type="float" office:value="0.0526315789" calcext:value-type="float">
            <text:p>0.05</text:p>
          </table:table-cell>
          <table:table-cell office:value-type="float" office:value="0.003445" calcext:value-type="float">
            <text:p>0.003445</text:p>
          </table:table-cell>
          <table:table-cell table:formula="of:=[.C132] + [.B132]-[.D132]" office:value-type="float" office:value="0.2007565789" calcext:value-type="float">
            <text:p>0.2007565789</text:p>
          </table:table-cell>
        </table:table-row>
        <table:table-row table:style-name="ro2">
          <table:table-cell office:value-type="time" office:time-value="PT10H55M00S" calcext:value-type="time">
            <text:p>10:55</text:p>
          </table:table-cell>
          <table:table-cell office:value-type="float" office:value="0.15233" calcext:value-type="float">
            <text:p>0.15233</text:p>
          </table:table-cell>
          <table:table-cell table:style-name="ce2" office:value-type="float" office:value="0.0526315789" calcext:value-type="float">
            <text:p>0.05</text:p>
          </table:table-cell>
          <table:table-cell office:value-type="float" office:value="0.00782666666666667" calcext:value-type="float">
            <text:p>0.0078266667</text:p>
          </table:table-cell>
          <table:table-cell table:formula="of:=[.C133] + [.B133]-[.D133]" office:value-type="float" office:value="0.197134912233333" calcext:value-type="float">
            <text:p>0.1971349122</text:p>
          </table:table-cell>
        </table:table-row>
        <table:table-row table:style-name="ro2">
          <table:table-cell office:value-type="time" office:time-value="PT11H00M00S" calcext:value-type="time">
            <text:p>11:00</text:p>
          </table:table-cell>
          <table:table-cell office:value-type="float" office:value="0.15217" calcext:value-type="float">
            <text:p>0.15217</text:p>
          </table:table-cell>
          <table:table-cell table:style-name="ce2" office:value-type="float" office:value="0.0842105263" calcext:value-type="float">
            <text:p>0.08</text:p>
          </table:table-cell>
          <table:table-cell office:value-type="float" office:value="0.0145308333333333" calcext:value-type="float">
            <text:p>0.0145308333</text:p>
          </table:table-cell>
          <table:table-cell table:formula="of:=[.C134] + [.B134]-[.D134]" office:value-type="float" office:value="0.221849692966667" calcext:value-type="float">
            <text:p>0.221849693</text:p>
          </table:table-cell>
        </table:table-row>
        <table:table-row table:style-name="ro2">
          <table:table-cell office:value-type="time" office:time-value="PT11H05M00S" calcext:value-type="time">
            <text:p>11:05</text:p>
          </table:table-cell>
          <table:table-cell office:value-type="float" office:value="0.15111" calcext:value-type="float">
            <text:p>0.15111</text:p>
          </table:table-cell>
          <table:table-cell table:style-name="ce2" office:value-type="float" office:value="0.0842105263" calcext:value-type="float">
            <text:p>0.08</text:p>
          </table:table-cell>
          <table:table-cell office:value-type="float" office:value="0.0139808333333333" calcext:value-type="float">
            <text:p>0.0139808333</text:p>
          </table:table-cell>
          <table:table-cell table:formula="of:=[.C135] + [.B135]-[.D135]" office:value-type="float" office:value="0.221339692966667" calcext:value-type="float">
            <text:p>0.221339693</text:p>
          </table:table-cell>
        </table:table-row>
        <table:table-row table:style-name="ro2">
          <table:table-cell office:value-type="time" office:time-value="PT11H10M00S" calcext:value-type="time">
            <text:p>11:10</text:p>
          </table:table-cell>
          <table:table-cell office:value-type="float" office:value="0.15006" calcext:value-type="float">
            <text:p>0.15006</text:p>
          </table:table-cell>
          <table:table-cell table:style-name="ce2" office:value-type="float" office:value="0.1038277512" calcext:value-type="float">
            <text:p>0.10</text:p>
          </table:table-cell>
          <table:table-cell office:value-type="float" office:value="0.0122858333333333" calcext:value-type="float">
            <text:p>0.0122858333</text:p>
          </table:table-cell>
          <table:table-cell table:formula="of:=[.C136] + [.B136]-[.D136]" office:value-type="float" office:value="0.241601917866667" calcext:value-type="float">
            <text:p>0.2416019179</text:p>
          </table:table-cell>
        </table:table-row>
        <table:table-row table:style-name="ro2">
          <table:table-cell office:value-type="time" office:time-value="PT11H15M00S" calcext:value-type="time">
            <text:p>11:15</text:p>
          </table:table-cell>
          <table:table-cell office:value-type="float" office:value="0.15104" calcext:value-type="float">
            <text:p>0.15104</text:p>
          </table:table-cell>
          <table:table-cell table:style-name="ce2" office:value-type="float" office:value="0.1038277512" calcext:value-type="float">
            <text:p>0.10</text:p>
          </table:table-cell>
          <table:table-cell office:value-type="float" office:value="0.00335" calcext:value-type="float">
            <text:p>0.00335</text:p>
          </table:table-cell>
          <table:table-cell table:formula="of:=[.C137] + [.B137]-[.D137]" office:value-type="float" office:value="0.2515177512" calcext:value-type="float">
            <text:p>0.2515177512</text:p>
          </table:table-cell>
        </table:table-row>
        <table:table-row table:style-name="ro2">
          <table:table-cell office:value-type="time" office:time-value="PT11H20M00S" calcext:value-type="time">
            <text:p>11:20</text:p>
          </table:table-cell>
          <table:table-cell office:value-type="float" office:value="0.1494" calcext:value-type="float">
            <text:p>0.1494</text:p>
          </table:table-cell>
          <table:table-cell table:style-name="ce2" office:value-type="float" office:value="0.1043062201" calcext:value-type="float">
            <text:p>0.10</text:p>
          </table:table-cell>
          <table:table-cell office:value-type="float" office:value="0.00338916666666667" calcext:value-type="float">
            <text:p>0.0033891667</text:p>
          </table:table-cell>
          <table:table-cell table:formula="of:=[.C138] + [.B138]-[.D138]" office:value-type="float" office:value="0.250317053433333" calcext:value-type="float">
            <text:p>0.2503170534</text:p>
          </table:table-cell>
        </table:table-row>
        <table:table-row table:style-name="ro2">
          <table:table-cell office:value-type="time" office:time-value="PT11H25M00S" calcext:value-type="time">
            <text:p>11:25</text:p>
          </table:table-cell>
          <table:table-cell office:value-type="float" office:value="0.15058" calcext:value-type="float">
            <text:p>0.15058</text:p>
          </table:table-cell>
          <table:table-cell table:style-name="ce2" office:value-type="float" office:value="0.1043062201" calcext:value-type="float">
            <text:p>0.10</text:p>
          </table:table-cell>
          <table:table-cell office:value-type="float" office:value="0.00344666666666667" calcext:value-type="float">
            <text:p>0.0034466667</text:p>
          </table:table-cell>
          <table:table-cell table:formula="of:=[.C139] + [.B139]-[.D139]" office:value-type="float" office:value="0.251439553433333" calcext:value-type="float">
            <text:p>0.2514395534</text:p>
          </table:table-cell>
        </table:table-row>
        <table:table-row table:style-name="ro2">
          <table:table-cell office:value-type="time" office:time-value="PT11H30M00S" calcext:value-type="time">
            <text:p>11:30</text:p>
          </table:table-cell>
          <table:table-cell office:value-type="float" office:value="0.15281" calcext:value-type="float">
            <text:p>0.15281</text:p>
          </table:table-cell>
          <table:table-cell table:style-name="ce2" office:value-type="float" office:value="0.0923444976" calcext:value-type="float">
            <text:p>0.09</text:p>
          </table:table-cell>
          <table:table-cell office:value-type="float" office:value="0.0034375" calcext:value-type="float">
            <text:p>0.0034375</text:p>
          </table:table-cell>
          <table:table-cell table:formula="of:=[.C140] + [.B140]-[.D140]" office:value-type="float" office:value="0.2417169976" calcext:value-type="float">
            <text:p>0.2417169976</text:p>
          </table:table-cell>
        </table:table-row>
        <table:table-row table:style-name="ro2">
          <table:table-cell office:value-type="time" office:time-value="PT11H35M00S" calcext:value-type="time">
            <text:p>11:35</text:p>
          </table:table-cell>
          <table:table-cell office:value-type="float" office:value="0.15265" calcext:value-type="float">
            <text:p>0.15265</text:p>
          </table:table-cell>
          <table:table-cell table:style-name="ce2" office:value-type="float" office:value="0.0923444976" calcext:value-type="float">
            <text:p>0.09</text:p>
          </table:table-cell>
          <table:table-cell office:value-type="float" office:value="0.0034075" calcext:value-type="float">
            <text:p>0.0034075</text:p>
          </table:table-cell>
          <table:table-cell table:formula="of:=[.C141] + [.B141]-[.D141]" office:value-type="float" office:value="0.2415869976" calcext:value-type="float">
            <text:p>0.2415869976</text:p>
          </table:table-cell>
        </table:table-row>
        <table:table-row table:style-name="ro2">
          <table:table-cell office:value-type="time" office:time-value="PT11H40M00S" calcext:value-type="time">
            <text:p>11:40</text:p>
          </table:table-cell>
          <table:table-cell office:value-type="float" office:value="0.15165" calcext:value-type="float">
            <text:p>0.15165</text:p>
          </table:table-cell>
          <table:table-cell table:style-name="ce2" office:value-type="float" office:value="0.0765550239" calcext:value-type="float">
            <text:p>0.08</text:p>
          </table:table-cell>
          <table:table-cell office:value-type="float" office:value="0.004505" calcext:value-type="float">
            <text:p>0.004505</text:p>
          </table:table-cell>
          <table:table-cell table:formula="of:=[.C142] + [.B142]-[.D142]" office:value-type="float" office:value="0.2237000239" calcext:value-type="float">
            <text:p>0.2237000239</text:p>
          </table:table-cell>
        </table:table-row>
        <table:table-row table:style-name="ro2">
          <table:table-cell office:value-type="time" office:time-value="PT11H45M00S" calcext:value-type="time">
            <text:p>11:45</text:p>
          </table:table-cell>
          <table:table-cell office:value-type="float" office:value="0.15069" calcext:value-type="float">
            <text:p>0.15069</text:p>
          </table:table-cell>
          <table:table-cell table:style-name="ce2" office:value-type="float" office:value="0.0765550239" calcext:value-type="float">
            <text:p>0.08</text:p>
          </table:table-cell>
          <table:table-cell office:value-type="float" office:value="0.0144858333333333" calcext:value-type="float">
            <text:p>0.0144858333</text:p>
          </table:table-cell>
          <table:table-cell table:formula="of:=[.C143] + [.B143]-[.D143]" office:value-type="float" office:value="0.212759190566667" calcext:value-type="float">
            <text:p>0.2127591906</text:p>
          </table:table-cell>
        </table:table-row>
        <table:table-row table:style-name="ro2">
          <table:table-cell office:value-type="time" office:time-value="PT11H50M00S" calcext:value-type="time">
            <text:p>11:50</text:p>
          </table:table-cell>
          <table:table-cell office:value-type="float" office:value="0.1511" calcext:value-type="float">
            <text:p>0.1511</text:p>
          </table:table-cell>
          <table:table-cell table:style-name="ce2" office:value-type="float" office:value="0.0602870813" calcext:value-type="float">
            <text:p>0.06</text:p>
          </table:table-cell>
          <table:table-cell office:value-type="float" office:value="0.0141866666666667" calcext:value-type="float">
            <text:p>0.0141866667</text:p>
          </table:table-cell>
          <table:table-cell table:formula="of:=[.C144] + [.B144]-[.D144]" office:value-type="float" office:value="0.197200414633333" calcext:value-type="float">
            <text:p>0.1972004146</text:p>
          </table:table-cell>
        </table:table-row>
        <table:table-row table:style-name="ro2">
          <table:table-cell office:value-type="time" office:time-value="PT11H55M00S" calcext:value-type="time">
            <text:p>11:55</text:p>
          </table:table-cell>
          <table:table-cell office:value-type="float" office:value="0.15555" calcext:value-type="float">
            <text:p>0.15555</text:p>
          </table:table-cell>
          <table:table-cell table:style-name="ce2" office:value-type="float" office:value="0.0602870813" calcext:value-type="float">
            <text:p>0.06</text:p>
          </table:table-cell>
          <table:table-cell office:value-type="float" office:value="0.0129866666666667" calcext:value-type="float">
            <text:p>0.0129866667</text:p>
          </table:table-cell>
          <table:table-cell table:formula="of:=[.C145] + [.B145]-[.D145]" office:value-type="float" office:value="0.202850414633333" calcext:value-type="float">
            <text:p>0.2028504146</text:p>
          </table:table-cell>
        </table:table-row>
        <table:table-row table:style-name="ro2">
          <table:table-cell office:value-type="time" office:time-value="PT12H00M00S" calcext:value-type="time">
            <text:p>12:00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0588516746" calcext:value-type="float">
            <text:p>0.0588516746</text:p>
          </table:table-cell>
          <table:table-cell office:value-type="float" office:value="0.0059675" calcext:value-type="float">
            <text:p>0.0059675</text:p>
          </table:table-cell>
          <table:table-cell table:formula="of:=[.C146] + [.B146]-[.D146]" office:value-type="float" office:value="0.2074841746" calcext:value-type="float">
            <text:p>0.2074841746</text:p>
          </table:table-cell>
        </table:table-row>
        <table:table-row table:style-name="ro2">
          <table:table-cell office:value-type="time" office:time-value="PT12H05M00S" calcext:value-type="time">
            <text:p>12:05</text:p>
          </table:table-cell>
          <table:table-cell office:value-type="float" office:value="0.15431" calcext:value-type="float">
            <text:p>0.15431</text:p>
          </table:table-cell>
          <table:table-cell office:value-type="float" office:value="0.0588516746" calcext:value-type="float">
            <text:p>0.0588516746</text:p>
          </table:table-cell>
          <table:table-cell office:value-type="float" office:value="0.003445" calcext:value-type="float">
            <text:p>0.003445</text:p>
          </table:table-cell>
          <table:table-cell table:formula="of:=[.C147] + [.B147]-[.D147]" office:value-type="float" office:value="0.2097166746" calcext:value-type="float">
            <text:p>0.2097166746</text:p>
          </table:table-cell>
        </table:table-row>
        <table:table-row table:style-name="ro2">
          <table:table-cell office:value-type="time" office:time-value="PT12H10M00S" calcext:value-type="time">
            <text:p>12:10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0727272727" calcext:value-type="float">
            <text:p>0.0727272727</text:p>
          </table:table-cell>
          <table:table-cell office:value-type="float" office:value="0.00343916666666667" calcext:value-type="float">
            <text:p>0.0034391667</text:p>
          </table:table-cell>
          <table:table-cell table:formula="of:=[.C148] + [.B148]-[.D148]" office:value-type="float" office:value="0.225268106033333" calcext:value-type="float">
            <text:p>0.225268106</text:p>
          </table:table-cell>
        </table:table-row>
        <table:table-row table:style-name="ro2">
          <table:table-cell office:value-type="time" office:time-value="PT12H15M00S" calcext:value-type="time">
            <text:p>12:15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0727272727" calcext:value-type="float">
            <text:p>0.0727272727</text:p>
          </table:table-cell>
          <table:table-cell office:value-type="float" office:value="0.00341916666666667" calcext:value-type="float">
            <text:p>0.0034191667</text:p>
          </table:table-cell>
          <table:table-cell table:formula="of:=[.C149] + [.B149]-[.D149]" office:value-type="float" office:value="0.224608106033333" calcext:value-type="float">
            <text:p>0.224608106</text:p>
          </table:table-cell>
        </table:table-row>
        <table:table-row table:style-name="ro2">
          <table:table-cell office:value-type="time" office:time-value="PT12H20M00S" calcext:value-type="time">
            <text:p>12:20</text:p>
          </table:table-cell>
          <table:table-cell office:value-type="float" office:value="0.15532" calcext:value-type="float">
            <text:p>0.15532</text:p>
          </table:table-cell>
          <table:table-cell office:value-type="float" office:value="0.090430622" calcext:value-type="float">
            <text:p>0.090430622</text:p>
          </table:table-cell>
          <table:table-cell office:value-type="float" office:value="0.00343" calcext:value-type="float">
            <text:p>0.00343</text:p>
          </table:table-cell>
          <table:table-cell table:formula="of:=[.C150] + [.B150]-[.D150]" office:value-type="float" office:value="0.242320622" calcext:value-type="float">
            <text:p>0.242320622</text:p>
          </table:table-cell>
        </table:table-row>
        <table:table-row table:style-name="ro2">
          <table:table-cell office:value-type="time" office:time-value="PT12H25M00S" calcext:value-type="time">
            <text:p>12:25</text:p>
          </table:table-cell>
          <table:table-cell office:value-type="float" office:value="0.15527" calcext:value-type="float">
            <text:p>0.15527</text:p>
          </table:table-cell>
          <table:table-cell office:value-type="float" office:value="0.090430622" calcext:value-type="float">
            <text:p>0.090430622</text:p>
          </table:table-cell>
          <table:table-cell office:value-type="float" office:value="0.0034375" calcext:value-type="float">
            <text:p>0.0034375</text:p>
          </table:table-cell>
          <table:table-cell table:formula="of:=[.C151] + [.B151]-[.D151]" office:value-type="float" office:value="0.242263122" calcext:value-type="float">
            <text:p>0.242263122</text:p>
          </table:table-cell>
        </table:table-row>
        <table:table-row table:style-name="ro2">
          <table:table-cell office:value-type="time" office:time-value="PT12H30M00S" calcext:value-type="time">
            <text:p>12:30</text:p>
          </table:table-cell>
          <table:table-cell office:value-type="float" office:value="0.15434" calcext:value-type="float">
            <text:p>0.15434</text:p>
          </table:table-cell>
          <table:table-cell office:value-type="float" office:value="0.085645933" calcext:value-type="float">
            <text:p>0.085645933</text:p>
          </table:table-cell>
          <table:table-cell office:value-type="float" office:value="0.0109183333333333" calcext:value-type="float">
            <text:p>0.0109183333</text:p>
          </table:table-cell>
          <table:table-cell table:formula="of:=[.C152] + [.B152]-[.D152]" office:value-type="float" office:value="0.229067599666667" calcext:value-type="float">
            <text:p>0.2290675997</text:p>
          </table:table-cell>
        </table:table-row>
        <table:table-row table:style-name="ro2">
          <table:table-cell office:value-type="time" office:time-value="PT12H35M00S" calcext:value-type="time">
            <text:p>12:35</text:p>
          </table:table-cell>
          <table:table-cell office:value-type="float" office:value="0.15496" calcext:value-type="float">
            <text:p>0.15496</text:p>
          </table:table-cell>
          <table:table-cell office:value-type="float" office:value="0.085645933" calcext:value-type="float">
            <text:p>0.085645933</text:p>
          </table:table-cell>
          <table:table-cell office:value-type="float" office:value="0.01443" calcext:value-type="float">
            <text:p>0.01443</text:p>
          </table:table-cell>
          <table:table-cell table:formula="of:=[.C153] + [.B153]-[.D153]" office:value-type="float" office:value="0.226175933" calcext:value-type="float">
            <text:p>0.226175933</text:p>
          </table:table-cell>
        </table:table-row>
        <table:table-row table:style-name="ro2">
          <table:table-cell office:value-type="time" office:time-value="PT12H40M00S" calcext:value-type="time">
            <text:p>12:40</text:p>
          </table:table-cell>
          <table:table-cell office:value-type="float" office:value="0.15479" calcext:value-type="float">
            <text:p>0.15479</text:p>
          </table:table-cell>
          <table:table-cell office:value-type="float" office:value="0.0607655502" calcext:value-type="float">
            <text:p>0.0607655502</text:p>
          </table:table-cell>
          <table:table-cell office:value-type="float" office:value="0.0136783333333333" calcext:value-type="float">
            <text:p>0.0136783333</text:p>
          </table:table-cell>
          <table:table-cell table:formula="of:=[.C154] + [.B154]-[.D154]" office:value-type="float" office:value="0.201877216866667" calcext:value-type="float">
            <text:p>0.2018772169</text:p>
          </table:table-cell>
        </table:table-row>
        <table:table-row table:style-name="ro2">
          <table:table-cell office:value-type="time" office:time-value="PT12H45M00S" calcext:value-type="time">
            <text:p>12:45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0607655502" calcext:value-type="float">
            <text:p>0.0607655502</text:p>
          </table:table-cell>
          <table:table-cell office:value-type="float" office:value="0.0095675" calcext:value-type="float">
            <text:p>0.0095675</text:p>
          </table:table-cell>
          <table:table-cell table:formula="of:=[.C155] + [.B155]-[.D155]" office:value-type="float" office:value="0.2062980502" calcext:value-type="float">
            <text:p>0.2062980502</text:p>
          </table:table-cell>
        </table:table-row>
        <table:table-row table:style-name="ro2">
          <table:table-cell office:value-type="time" office:time-value="PT12H50M00S" calcext:value-type="time">
            <text:p>12:50</text:p>
          </table:table-cell>
          <table:table-cell office:value-type="float" office:value="0.15504" calcext:value-type="float">
            <text:p>0.15504</text:p>
          </table:table-cell>
          <table:table-cell office:value-type="float" office:value="0.0650717703" calcext:value-type="float">
            <text:p>0.0650717703</text:p>
          </table:table-cell>
          <table:table-cell office:value-type="float" office:value="0.00340083333333333" calcext:value-type="float">
            <text:p>0.0034008333</text:p>
          </table:table-cell>
          <table:table-cell table:formula="of:=[.C156] + [.B156]-[.D156]" office:value-type="float" office:value="0.216710936966667" calcext:value-type="float">
            <text:p>0.216710937</text:p>
          </table:table-cell>
        </table:table-row>
        <table:table-row table:style-name="ro2">
          <table:table-cell office:value-type="time" office:time-value="PT12H55M00S" calcext:value-type="time">
            <text:p>12:55</text:p>
          </table:table-cell>
          <table:table-cell office:value-type="float" office:value="0.15887" calcext:value-type="float">
            <text:p>0.15887</text:p>
          </table:table-cell>
          <table:table-cell office:value-type="float" office:value="0.0650717703" calcext:value-type="float">
            <text:p>0.0650717703</text:p>
          </table:table-cell>
          <table:table-cell office:value-type="float" office:value="0.00339166666666667" calcext:value-type="float">
            <text:p>0.0033916667</text:p>
          </table:table-cell>
          <table:table-cell table:formula="of:=[.C157] + [.B157]-[.D157]" office:value-type="float" office:value="0.220550103633333" calcext:value-type="float">
            <text:p>0.2205501036</text:p>
          </table:table-cell>
        </table:table-row>
        <table:table-row table:style-name="ro2">
          <table:table-cell office:value-type="time" office:time-value="PT13H00M00S" calcext:value-type="time">
            <text:p>13:00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0976076555" calcext:value-type="float">
            <text:p>0.0976076555</text:p>
          </table:table-cell>
          <table:table-cell office:value-type="float" office:value="0.00335666666666667" calcext:value-type="float">
            <text:p>0.0033566667</text:p>
          </table:table-cell>
          <table:table-cell table:formula="of:=[.C158] + [.B158]-[.D158]" office:value-type="float" office:value="0.254850988833333" calcext:value-type="float">
            <text:p>0.2548509888</text:p>
          </table:table-cell>
        </table:table-row>
        <table:table-row table:style-name="ro2">
          <table:table-cell office:value-type="time" office:time-value="PT13H05M00S" calcext:value-type="time">
            <text:p>13:05</text:p>
          </table:table-cell>
          <table:table-cell office:value-type="float" office:value="0.16011" calcext:value-type="float">
            <text:p>0.16011</text:p>
          </table:table-cell>
          <table:table-cell office:value-type="float" office:value="0.0976076555" calcext:value-type="float">
            <text:p>0.0976076555</text:p>
          </table:table-cell>
          <table:table-cell office:value-type="float" office:value="0.00336833333333333" calcext:value-type="float">
            <text:p>0.0033683333</text:p>
          </table:table-cell>
          <table:table-cell table:formula="of:=[.C159] + [.B159]-[.D159]" office:value-type="float" office:value="0.254349322166667" calcext:value-type="float">
            <text:p>0.2543493222</text:p>
          </table:table-cell>
        </table:table-row>
        <table:table-row table:style-name="ro2">
          <table:table-cell office:value-type="time" office:time-value="PT13H10M00S" calcext:value-type="time">
            <text:p>13:10</text:p>
          </table:table-cell>
          <table:table-cell office:value-type="float" office:value="0.16153" calcext:value-type="float">
            <text:p>0.16153</text:p>
          </table:table-cell>
          <table:table-cell office:value-type="float" office:value="0.1105263158" calcext:value-type="float">
            <text:p>0.1105263158</text:p>
          </table:table-cell>
          <table:table-cell office:value-type="float" office:value="0.00339" calcext:value-type="float">
            <text:p>0.00339</text:p>
          </table:table-cell>
          <table:table-cell table:formula="of:=[.C160] + [.B160]-[.D160]" office:value-type="float" office:value="0.2686663158" calcext:value-type="float">
            <text:p>0.2686663158</text:p>
          </table:table-cell>
        </table:table-row>
        <table:table-row table:style-name="ro2">
          <table:table-cell office:value-type="time" office:time-value="PT13H15M00S" calcext:value-type="time">
            <text:p>13:15</text:p>
          </table:table-cell>
          <table:table-cell office:value-type="float" office:value="0.16175" calcext:value-type="float">
            <text:p>0.16175</text:p>
          </table:table-cell>
          <table:table-cell office:value-type="float" office:value="0.1105263158" calcext:value-type="float">
            <text:p>0.1105263158</text:p>
          </table:table-cell>
          <table:table-cell office:value-type="float" office:value="0.00507583333333333" calcext:value-type="float">
            <text:p>0.0050758333</text:p>
          </table:table-cell>
          <table:table-cell table:formula="of:=[.C161] + [.B161]-[.D161]" office:value-type="float" office:value="0.267200482466667" calcext:value-type="float">
            <text:p>0.2672004825</text:p>
          </table:table-cell>
        </table:table-row>
        <table:table-row table:style-name="ro2">
          <table:table-cell office:value-type="time" office:time-value="PT13H20M00S" calcext:value-type="time">
            <text:p>13:20</text:p>
          </table:table-cell>
          <table:table-cell office:value-type="float" office:value="0.16088" calcext:value-type="float">
            <text:p>0.16088</text:p>
          </table:table-cell>
          <table:table-cell office:value-type="float" office:value="0.1157894737" calcext:value-type="float">
            <text:p>0.1157894737</text:p>
          </table:table-cell>
          <table:table-cell office:value-type="float" office:value="0.0145675" calcext:value-type="float">
            <text:p>0.0145675</text:p>
          </table:table-cell>
          <table:table-cell table:formula="of:=[.C162] + [.B162]-[.D162]" office:value-type="float" office:value="0.2621019737" calcext:value-type="float">
            <text:p>0.2621019737</text:p>
          </table:table-cell>
        </table:table-row>
        <table:table-row table:style-name="ro2">
          <table:table-cell office:value-type="time" office:time-value="PT13H25M00S" calcext:value-type="time">
            <text:p>13:25</text:p>
          </table:table-cell>
          <table:table-cell office:value-type="float" office:value="0.16079" calcext:value-type="float">
            <text:p>0.16079</text:p>
          </table:table-cell>
          <table:table-cell office:value-type="float" office:value="0.1157894737" calcext:value-type="float">
            <text:p>0.1157894737</text:p>
          </table:table-cell>
          <table:table-cell office:value-type="float" office:value="0.0141666666666667" calcext:value-type="float">
            <text:p>0.0141666667</text:p>
          </table:table-cell>
          <table:table-cell table:formula="of:=[.C163] + [.B163]-[.D163]" office:value-type="float" office:value="0.262412807033333" calcext:value-type="float">
            <text:p>0.262412807</text:p>
          </table:table-cell>
        </table:table-row>
        <table:table-row table:style-name="ro2">
          <table:table-cell office:value-type="time" office:time-value="PT13H30M00S" calcext:value-type="time">
            <text:p>13:30</text:p>
          </table:table-cell>
          <table:table-cell office:value-type="float" office:value="0.16111" calcext:value-type="float">
            <text:p>0.16111</text:p>
          </table:table-cell>
          <table:table-cell office:value-type="float" office:value="0.1167464115" calcext:value-type="float">
            <text:p>0.1167464115</text:p>
          </table:table-cell>
          <table:table-cell office:value-type="float" office:value="0.0128475" calcext:value-type="float">
            <text:p>0.0128475</text:p>
          </table:table-cell>
          <table:table-cell table:formula="of:=[.C164] + [.B164]-[.D164]" office:value-type="float" office:value="0.2650089115" calcext:value-type="float">
            <text:p>0.2650089115</text:p>
          </table:table-cell>
        </table:table-row>
        <table:table-row table:style-name="ro2">
          <table:table-cell office:value-type="time" office:time-value="PT13H35M00S" calcext:value-type="time">
            <text:p>13:35</text:p>
          </table:table-cell>
          <table:table-cell office:value-type="float" office:value="0.16048" calcext:value-type="float">
            <text:p>0.16048</text:p>
          </table:table-cell>
          <table:table-cell office:value-type="float" office:value="0.1167464115" calcext:value-type="float">
            <text:p>0.1167464115</text:p>
          </table:table-cell>
          <table:table-cell office:value-type="float" office:value="0.00512166666666667" calcext:value-type="float">
            <text:p>0.0051216667</text:p>
          </table:table-cell>
          <table:table-cell table:formula="of:=[.C165] + [.B165]-[.D165]" office:value-type="float" office:value="0.272104744833333" calcext:value-type="float">
            <text:p>0.2721047448</text:p>
          </table:table-cell>
        </table:table-row>
        <table:table-row table:style-name="ro2">
          <table:table-cell office:value-type="time" office:time-value="PT13H40M00S" calcext:value-type="time">
            <text:p>13:40</text:p>
          </table:table-cell>
          <table:table-cell office:value-type="float" office:value="0.16058" calcext:value-type="float">
            <text:p>0.16058</text:p>
          </table:table-cell>
          <table:table-cell office:value-type="float" office:value="0.1387559809" calcext:value-type="float">
            <text:p>0.1387559809</text:p>
          </table:table-cell>
          <table:table-cell office:value-type="float" office:value="0.00338" calcext:value-type="float">
            <text:p>0.00338</text:p>
          </table:table-cell>
          <table:table-cell table:formula="of:=[.C166] + [.B166]-[.D166]" office:value-type="float" office:value="0.2959559809" calcext:value-type="float">
            <text:p>0.2959559809</text:p>
          </table:table-cell>
        </table:table-row>
        <table:table-row table:style-name="ro2">
          <table:table-cell office:value-type="time" office:time-value="PT13H45M00S" calcext:value-type="time">
            <text:p>13:45</text:p>
          </table:table-cell>
          <table:table-cell office:value-type="float" office:value="0.16143" calcext:value-type="float">
            <text:p>0.16143</text:p>
          </table:table-cell>
          <table:table-cell office:value-type="float" office:value="0.1387559809" calcext:value-type="float">
            <text:p>0.1387559809</text:p>
          </table:table-cell>
          <table:table-cell office:value-type="float" office:value="0.00337666666666667" calcext:value-type="float">
            <text:p>0.0033766667</text:p>
          </table:table-cell>
          <table:table-cell table:formula="of:=[.C167] + [.B167]-[.D167]" office:value-type="float" office:value="0.296809314233333" calcext:value-type="float">
            <text:p>0.2968093142</text:p>
          </table:table-cell>
        </table:table-row>
        <table:table-row table:style-name="ro2">
          <table:table-cell office:value-type="time" office:time-value="PT13H50M00S" calcext:value-type="time">
            <text:p>13:50</text:p>
          </table:table-cell>
          <table:table-cell office:value-type="float" office:value="0.16083" calcext:value-type="float">
            <text:p>0.16083</text:p>
          </table:table-cell>
          <table:table-cell office:value-type="float" office:value="0.2019138756" calcext:value-type="float">
            <text:p>0.2019138756</text:p>
          </table:table-cell>
          <table:table-cell office:value-type="float" office:value="0.00341666666666667" calcext:value-type="float">
            <text:p>0.0034166667</text:p>
          </table:table-cell>
          <table:table-cell table:formula="of:=[.C168] + [.B168]-[.D168]" office:value-type="float" office:value="0.359327208933333" calcext:value-type="float">
            <text:p>0.3593272089</text:p>
          </table:table-cell>
        </table:table-row>
        <table:table-row table:style-name="ro2">
          <table:table-cell office:value-type="time" office:time-value="PT13H55M00S" calcext:value-type="time">
            <text:p>13:55</text:p>
          </table:table-cell>
          <table:table-cell office:value-type="float" office:value="0.16066" calcext:value-type="float">
            <text:p>0.16066</text:p>
          </table:table-cell>
          <table:table-cell office:value-type="float" office:value="0.2019138756" calcext:value-type="float">
            <text:p>0.2019138756</text:p>
          </table:table-cell>
          <table:table-cell office:value-type="float" office:value="0.00339666666666667" calcext:value-type="float">
            <text:p>0.0033966667</text:p>
          </table:table-cell>
          <table:table-cell table:formula="of:=[.C169] + [.B169]-[.D169]" office:value-type="float" office:value="0.359177208933333" calcext:value-type="float">
            <text:p>0.3591772089</text:p>
          </table:table-cell>
        </table:table-row>
        <table:table-row table:style-name="ro2">
          <table:table-cell office:value-type="time" office:time-value="PT14H00M00S" calcext:value-type="time">
            <text:p>14:00</text:p>
          </table:table-cell>
          <table:table-cell office:value-type="float" office:value="0.16091" calcext:value-type="float">
            <text:p>0.16091</text:p>
          </table:table-cell>
          <table:table-cell office:value-type="float" office:value="0.2961722488" calcext:value-type="float">
            <text:p>0.2961722488</text:p>
          </table:table-cell>
          <table:table-cell office:value-type="float" office:value="0.00335833333333333" calcext:value-type="float">
            <text:p>0.0033583333</text:p>
          </table:table-cell>
          <table:table-cell table:formula="of:=[.C170] + [.B170]-[.D170]" office:value-type="float" office:value="0.453723915466667" calcext:value-type="float">
            <text:p>0.4537239155</text:p>
          </table:table-cell>
        </table:table-row>
        <table:table-row table:style-name="ro2">
          <table:table-cell office:value-type="time" office:time-value="PT14H05M00S" calcext:value-type="time">
            <text:p>14:05</text:p>
          </table:table-cell>
          <table:table-cell office:value-type="float" office:value="0.16152" calcext:value-type="float">
            <text:p>0.16152</text:p>
          </table:table-cell>
          <table:table-cell office:value-type="float" office:value="0.2961722488" calcext:value-type="float">
            <text:p>0.2961722488</text:p>
          </table:table-cell>
          <table:table-cell office:value-type="float" office:value="0.00918083333333333" calcext:value-type="float">
            <text:p>0.0091808333</text:p>
          </table:table-cell>
          <table:table-cell table:formula="of:=[.C171] + [.B171]-[.D171]" office:value-type="float" office:value="0.448511415466667" calcext:value-type="float">
            <text:p>0.4485114155</text:p>
          </table:table-cell>
        </table:table-row>
        <table:table-row table:style-name="ro2">
          <table:table-cell office:value-type="time" office:time-value="PT14H10M00S" calcext:value-type="time">
            <text:p>14:10</text:p>
          </table:table-cell>
          <table:table-cell office:value-type="float" office:value="0.16253" calcext:value-type="float">
            <text:p>0.16253</text:p>
          </table:table-cell>
          <table:table-cell office:value-type="float" office:value="0.2129186603" calcext:value-type="float">
            <text:p>0.2129186603</text:p>
          </table:table-cell>
          <table:table-cell office:value-type="float" office:value="0.0144716666666667" calcext:value-type="float">
            <text:p>0.0144716667</text:p>
          </table:table-cell>
          <table:table-cell table:formula="of:=[.C172] + [.B172]-[.D172]" office:value-type="float" office:value="0.360976993633333" calcext:value-type="float">
            <text:p>0.3609769936</text:p>
          </table:table-cell>
        </table:table-row>
        <table:table-row table:style-name="ro2">
          <table:table-cell office:value-type="time" office:time-value="PT14H15M00S" calcext:value-type="time">
            <text:p>14:15</text:p>
          </table:table-cell>
          <table:table-cell office:value-type="float" office:value="0.16242" calcext:value-type="float">
            <text:p>0.16242</text:p>
          </table:table-cell>
          <table:table-cell office:value-type="float" office:value="0.2129186603" calcext:value-type="float">
            <text:p>0.2129186603</text:p>
          </table:table-cell>
          <table:table-cell office:value-type="float" office:value="0.01385" calcext:value-type="float">
            <text:p>0.01385</text:p>
          </table:table-cell>
          <table:table-cell table:formula="of:=[.C173] + [.B173]-[.D173]" office:value-type="float" office:value="0.3614886603" calcext:value-type="float">
            <text:p>0.3614886603</text:p>
          </table:table-cell>
        </table:table-row>
        <table:table-row table:style-name="ro2">
          <table:table-cell office:value-type="time" office:time-value="PT14H20M00S" calcext:value-type="time">
            <text:p>14:20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2009569378" calcext:value-type="float">
            <text:p>0.2009569378</text:p>
          </table:table-cell>
          <table:table-cell office:value-type="float" office:value="0.0115133333333333" calcext:value-type="float">
            <text:p>0.0115133333</text:p>
          </table:table-cell>
          <table:table-cell table:formula="of:=[.C174] + [.B174]-[.D174]" office:value-type="float" office:value="0.350743604466667" calcext:value-type="float">
            <text:p>0.3507436045</text:p>
          </table:table-cell>
        </table:table-row>
        <table:table-row table:style-name="ro2">
          <table:table-cell office:value-type="time" office:time-value="PT14H25M00S" calcext:value-type="time">
            <text:p>14:25</text:p>
          </table:table-cell>
          <table:table-cell office:value-type="float" office:value="0.16285" calcext:value-type="float">
            <text:p>0.16285</text:p>
          </table:table-cell>
          <table:table-cell office:value-type="float" office:value="0.2009569378" calcext:value-type="float">
            <text:p>0.2009569378</text:p>
          </table:table-cell>
          <table:table-cell office:value-type="float" office:value="0.0117066666666667" calcext:value-type="float">
            <text:p>0.0117066667</text:p>
          </table:table-cell>
          <table:table-cell table:formula="of:=[.C175] + [.B175]-[.D175]" office:value-type="float" office:value="0.352100271133333" calcext:value-type="float">
            <text:p>0.3521002711</text:p>
          </table:table-cell>
        </table:table-row>
        <table:table-row table:style-name="ro2">
          <table:table-cell office:value-type="time" office:time-value="PT14H30M00S" calcext:value-type="time">
            <text:p>14:30</text:p>
          </table:table-cell>
          <table:table-cell office:value-type="float" office:value="0.16245" calcext:value-type="float">
            <text:p>0.16245</text:p>
          </table:table-cell>
          <table:table-cell office:value-type="float" office:value="0.1813397129" calcext:value-type="float">
            <text:p>0.1813397129</text:p>
          </table:table-cell>
          <table:table-cell office:value-type="float" office:value="0.0120183333333333" calcext:value-type="float">
            <text:p>0.0120183333</text:p>
          </table:table-cell>
          <table:table-cell table:formula="of:=[.C176] + [.B176]-[.D176]" office:value-type="float" office:value="0.331771379566667" calcext:value-type="float">
            <text:p>0.3317713796</text:p>
          </table:table-cell>
        </table:table-row>
        <table:table-row table:style-name="ro2">
          <table:table-cell office:value-type="time" office:time-value="PT14H35M00S" calcext:value-type="time">
            <text:p>14:3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813397129" calcext:value-type="float">
            <text:p>0.1813397129</text:p>
          </table:table-cell>
          <table:table-cell office:value-type="float" office:value="0.02048" calcext:value-type="float">
            <text:p>0.02048</text:p>
          </table:table-cell>
          <table:table-cell table:formula="of:=[.C177] + [.B177]-[.D177]" office:value-type="float" office:value="0.3233597129" calcext:value-type="float">
            <text:p>0.3233597129</text:p>
          </table:table-cell>
        </table:table-row>
        <table:table-row table:style-name="ro2">
          <table:table-cell office:value-type="time" office:time-value="PT14H40M00S" calcext:value-type="time">
            <text:p>14:40</text:p>
          </table:table-cell>
          <table:table-cell office:value-type="float" office:value="0.16242" calcext:value-type="float">
            <text:p>0.16242</text:p>
          </table:table-cell>
          <table:table-cell office:value-type="float" office:value="0.180861244" calcext:value-type="float">
            <text:p>0.180861244</text:p>
          </table:table-cell>
          <table:table-cell office:value-type="float" office:value="0.0341216666666667" calcext:value-type="float">
            <text:p>0.0341216667</text:p>
          </table:table-cell>
          <table:table-cell table:formula="of:=[.C178] + [.B178]-[.D178]" office:value-type="float" office:value="0.309159577333333" calcext:value-type="float">
            <text:p>0.3091595773</text:p>
          </table:table-cell>
        </table:table-row>
        <table:table-row table:style-name="ro2">
          <table:table-cell office:value-type="time" office:time-value="PT14H45M00S" calcext:value-type="time">
            <text:p>14:45</text:p>
          </table:table-cell>
          <table:table-cell office:value-type="float" office:value="0.16193" calcext:value-type="float">
            <text:p>0.16193</text:p>
          </table:table-cell>
          <table:table-cell office:value-type="float" office:value="0.180861244" calcext:value-type="float">
            <text:p>0.180861244</text:p>
          </table:table-cell>
          <table:table-cell office:value-type="float" office:value="0.0262883333333333" calcext:value-type="float">
            <text:p>0.0262883333</text:p>
          </table:table-cell>
          <table:table-cell table:formula="of:=[.C179] + [.B179]-[.D179]" office:value-type="float" office:value="0.316502910666667" calcext:value-type="float">
            <text:p>0.3165029107</text:p>
          </table:table-cell>
        </table:table-row>
        <table:table-row table:style-name="ro2">
          <table:table-cell office:value-type="time" office:time-value="PT14H50M00S" calcext:value-type="time">
            <text:p>14:50</text:p>
          </table:table-cell>
          <table:table-cell office:value-type="float" office:value="0.16166" calcext:value-type="float">
            <text:p>0.16166</text:p>
          </table:table-cell>
          <table:table-cell office:value-type="float" office:value="0.2" calcext:value-type="float">
            <text:p>0.2</text:p>
          </table:table-cell>
          <table:table-cell office:value-type="float" office:value="0.0330166666666667" calcext:value-type="float">
            <text:p>0.0330166667</text:p>
          </table:table-cell>
          <table:table-cell table:formula="of:=[.C180] + [.B180]-[.D180]" office:value-type="float" office:value="0.328643333333333" calcext:value-type="float">
            <text:p>0.3286433333</text:p>
          </table:table-cell>
        </table:table-row>
        <table:table-row table:style-name="ro2">
          <table:table-cell office:value-type="time" office:time-value="PT14H55M00S" calcext:value-type="time">
            <text:p>14:55</text:p>
          </table:table-cell>
          <table:table-cell office:value-type="float" office:value="0.16152" calcext:value-type="float">
            <text:p>0.16152</text:p>
          </table:table-cell>
          <table:table-cell office:value-type="float" office:value="0.2" calcext:value-type="float">
            <text:p>0.2</text:p>
          </table:table-cell>
          <table:table-cell office:value-type="float" office:value="0.02936" calcext:value-type="float">
            <text:p>0.02936</text:p>
          </table:table-cell>
          <table:table-cell table:formula="of:=[.C181] + [.B181]-[.D181]" office:value-type="float" office:value="0.33216" calcext:value-type="float">
            <text:p>0.33216</text:p>
          </table:table-cell>
        </table:table-row>
        <table:table-row table:style-name="ro2">
          <table:table-cell office:value-type="time" office:time-value="PT15H00M00S" calcext:value-type="time">
            <text:p>15:00</text:p>
          </table:table-cell>
          <table:table-cell office:value-type="float" office:value="0.16134" calcext:value-type="float">
            <text:p>0.16134</text:p>
          </table:table-cell>
          <table:table-cell office:value-type="float" office:value="0.180861244" calcext:value-type="float">
            <text:p>0.180861244</text:p>
          </table:table-cell>
          <table:table-cell office:value-type="float" office:value="0.019725" calcext:value-type="float">
            <text:p>0.019725</text:p>
          </table:table-cell>
          <table:table-cell table:formula="of:=[.C182] + [.B182]-[.D182]" office:value-type="float" office:value="0.322476244" calcext:value-type="float">
            <text:p>0.322476244</text:p>
          </table:table-cell>
        </table:table-row>
        <table:table-row table:style-name="ro2">
          <table:table-cell office:value-type="time" office:time-value="PT15H05M00S" calcext:value-type="time">
            <text:p>15:05</text:p>
          </table:table-cell>
          <table:table-cell office:value-type="float" office:value="0.16177" calcext:value-type="float">
            <text:p>0.16177</text:p>
          </table:table-cell>
          <table:table-cell office:value-type="float" office:value="0.180861244" calcext:value-type="float">
            <text:p>0.180861244</text:p>
          </table:table-cell>
          <table:table-cell office:value-type="float" office:value="0.0155366666666667" calcext:value-type="float">
            <text:p>0.0155366667</text:p>
          </table:table-cell>
          <table:table-cell table:formula="of:=[.C183] + [.B183]-[.D183]" office:value-type="float" office:value="0.327094577333333" calcext:value-type="float">
            <text:p>0.3270945773</text:p>
          </table:table-cell>
        </table:table-row>
        <table:table-row table:style-name="ro2">
          <table:table-cell office:value-type="time" office:time-value="PT15H10M00S" calcext:value-type="time">
            <text:p>15:10</text:p>
          </table:table-cell>
          <table:table-cell office:value-type="float" office:value="0.16056" calcext:value-type="float">
            <text:p>0.16056</text:p>
          </table:table-cell>
          <table:table-cell office:value-type="float" office:value="0.1818181818" calcext:value-type="float">
            <text:p>0.1818181818</text:p>
          </table:table-cell>
          <table:table-cell office:value-type="float" office:value="0.00934416666666666" calcext:value-type="float">
            <text:p>0.0093441667</text:p>
          </table:table-cell>
          <table:table-cell table:formula="of:=[.C184] + [.B184]-[.D184]" office:value-type="float" office:value="0.333034015133333" calcext:value-type="float">
            <text:p>0.3330340151</text:p>
          </table:table-cell>
        </table:table-row>
        <table:table-row table:style-name="ro2">
          <table:table-cell office:value-type="time" office:time-value="PT15H15M00S" calcext:value-type="time">
            <text:p>15:15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0.1818181818" calcext:value-type="float">
            <text:p>0.1818181818</text:p>
          </table:table-cell>
          <table:table-cell office:value-type="float" office:value="0.00933916666666667" calcext:value-type="float">
            <text:p>0.0093391667</text:p>
          </table:table-cell>
          <table:table-cell table:formula="of:=[.C185] + [.B185]-[.D185]" office:value-type="float" office:value="0.331829015133333" calcext:value-type="float">
            <text:p>0.3318290151</text:p>
          </table:table-cell>
        </table:table-row>
        <table:table-row table:style-name="ro2">
          <table:table-cell office:value-type="time" office:time-value="PT15H20M00S" calcext:value-type="time">
            <text:p>15:20</text:p>
          </table:table-cell>
          <table:table-cell office:value-type="float" office:value="0.15934" calcext:value-type="float">
            <text:p>0.15934</text:p>
          </table:table-cell>
          <table:table-cell office:value-type="float" office:value="0.2066985646" calcext:value-type="float">
            <text:p>0.2066985646</text:p>
          </table:table-cell>
          <table:table-cell office:value-type="float" office:value="0.00900166666666667" calcext:value-type="float">
            <text:p>0.0090016667</text:p>
          </table:table-cell>
          <table:table-cell table:formula="of:=[.C186] + [.B186]-[.D186]" office:value-type="float" office:value="0.357036897933333" calcext:value-type="float">
            <text:p>0.3570368979</text:p>
          </table:table-cell>
        </table:table-row>
        <table:table-row table:style-name="ro2">
          <table:table-cell office:value-type="time" office:time-value="PT15H25M00S" calcext:value-type="time">
            <text:p>15:25</text:p>
          </table:table-cell>
          <table:table-cell office:value-type="float" office:value="0.15957" calcext:value-type="float">
            <text:p>0.15957</text:p>
          </table:table-cell>
          <table:table-cell office:value-type="float" office:value="0.2066985646" calcext:value-type="float">
            <text:p>0.2066985646</text:p>
          </table:table-cell>
          <table:table-cell office:value-type="float" office:value="0.0094325" calcext:value-type="float">
            <text:p>0.0094325</text:p>
          </table:table-cell>
          <table:table-cell table:formula="of:=[.C187] + [.B187]-[.D187]" office:value-type="float" office:value="0.3568360646" calcext:value-type="float">
            <text:p>0.3568360646</text:p>
          </table:table-cell>
        </table:table-row>
        <table:table-row table:style-name="ro2">
          <table:table-cell office:value-type="time" office:time-value="PT15H30M00S" calcext:value-type="time">
            <text:p>15:30</text:p>
          </table:table-cell>
          <table:table-cell office:value-type="float" office:value="0.15896" calcext:value-type="float">
            <text:p>0.15896</text:p>
          </table:table-cell>
          <table:table-cell office:value-type="float" office:value="0.3210526316" calcext:value-type="float">
            <text:p>0.3210526316</text:p>
          </table:table-cell>
          <table:table-cell office:value-type="float" office:value="0.0129075" calcext:value-type="float">
            <text:p>0.0129075</text:p>
          </table:table-cell>
          <table:table-cell table:formula="of:=[.C188] + [.B188]-[.D188]" office:value-type="float" office:value="0.4671051316" calcext:value-type="float">
            <text:p>0.4671051316</text:p>
          </table:table-cell>
        </table:table-row>
        <table:table-row table:style-name="ro2">
          <table:table-cell office:value-type="time" office:time-value="PT15H35M00S" calcext:value-type="time">
            <text:p>15:35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3210526316" calcext:value-type="float">
            <text:p>0.3210526316</text:p>
          </table:table-cell>
          <table:table-cell office:value-type="float" office:value="0.0268908333333333" calcext:value-type="float">
            <text:p>0.0268908333</text:p>
          </table:table-cell>
          <table:table-cell table:formula="of:=[.C189] + [.B189]-[.D189]" office:value-type="float" office:value="0.452261798266667" calcext:value-type="float">
            <text:p>0.4522617983</text:p>
          </table:table-cell>
        </table:table-row>
        <table:table-row table:style-name="ro2">
          <table:table-cell office:value-type="time" office:time-value="PT15H40M00S" calcext:value-type="time">
            <text:p>15:40</text:p>
          </table:table-cell>
          <table:table-cell office:value-type="float" office:value="0.15748" calcext:value-type="float">
            <text:p>0.15748</text:p>
          </table:table-cell>
          <table:table-cell office:value-type="float" office:value="0.3320574163" calcext:value-type="float">
            <text:p>0.3320574163</text:p>
          </table:table-cell>
          <table:table-cell office:value-type="float" office:value="0.0429916666666667" calcext:value-type="float">
            <text:p>0.0429916667</text:p>
          </table:table-cell>
          <table:table-cell table:formula="of:=[.C190] + [.B190]-[.D190]" office:value-type="float" office:value="0.446545749633333" calcext:value-type="float">
            <text:p>0.4465457496</text:p>
          </table:table-cell>
        </table:table-row>
        <table:table-row table:style-name="ro2">
          <table:table-cell office:value-type="time" office:time-value="PT15H45M00S" calcext:value-type="time">
            <text:p>15:45</text:p>
          </table:table-cell>
          <table:table-cell office:value-type="float" office:value="0.15798" calcext:value-type="float">
            <text:p>0.15798</text:p>
          </table:table-cell>
          <table:table-cell office:value-type="float" office:value="0.3320574163" calcext:value-type="float">
            <text:p>0.3320574163</text:p>
          </table:table-cell>
          <table:table-cell office:value-type="float" office:value="0.0427341666666667" calcext:value-type="float">
            <text:p>0.0427341667</text:p>
          </table:table-cell>
          <table:table-cell table:formula="of:=[.C191] + [.B191]-[.D191]" office:value-type="float" office:value="0.447303249633333" calcext:value-type="float">
            <text:p>0.4473032496</text:p>
          </table:table-cell>
        </table:table-row>
        <table:table-row table:style-name="ro2">
          <table:table-cell office:value-type="time" office:time-value="PT15H50M00S" calcext:value-type="time">
            <text:p>15:50</text:p>
          </table:table-cell>
          <table:table-cell office:value-type="float" office:value="0.15832" calcext:value-type="float">
            <text:p>0.15832</text:p>
          </table:table-cell>
          <table:table-cell office:value-type="float" office:value="0.2818181818" calcext:value-type="float">
            <text:p>0.2818181818</text:p>
          </table:table-cell>
          <table:table-cell office:value-type="float" office:value="0.0424725" calcext:value-type="float">
            <text:p>0.0424725</text:p>
          </table:table-cell>
          <table:table-cell table:formula="of:=[.C192] + [.B192]-[.D192]" office:value-type="float" office:value="0.3976656818" calcext:value-type="float">
            <text:p>0.3976656818</text:p>
          </table:table-cell>
        </table:table-row>
        <table:table-row table:style-name="ro2">
          <table:table-cell office:value-type="time" office:time-value="PT15H55M00S" calcext:value-type="time">
            <text:p>15:55</text:p>
          </table:table-cell>
          <table:table-cell office:value-type="float" office:value="0.15883" calcext:value-type="float">
            <text:p>0.15883</text:p>
          </table:table-cell>
          <table:table-cell office:value-type="float" office:value="0.2818181818" calcext:value-type="float">
            <text:p>0.2818181818</text:p>
          </table:table-cell>
          <table:table-cell office:value-type="float" office:value="0.0365316666666667" calcext:value-type="float">
            <text:p>0.0365316667</text:p>
          </table:table-cell>
          <table:table-cell table:formula="of:=[.C193] + [.B193]-[.D193]" office:value-type="float" office:value="0.404116515133333" calcext:value-type="float">
            <text:p>0.4041165151</text:p>
          </table:table-cell>
        </table:table-row>
        <table:table-row table:style-name="ro2">
          <table:table-cell office:value-type="time" office:time-value="PT16H00M00S" calcext:value-type="time">
            <text:p>16:00</text:p>
          </table:table-cell>
          <table:table-cell office:value-type="float" office:value="0.15762" calcext:value-type="float">
            <text:p>0.15762</text:p>
          </table:table-cell>
          <table:table-cell office:value-type="float" office:value="0.2794258373" calcext:value-type="float">
            <text:p>0.2794258373</text:p>
          </table:table-cell>
          <table:table-cell office:value-type="float" office:value="0.0328666666666667" calcext:value-type="float">
            <text:p>0.0328666667</text:p>
          </table:table-cell>
          <table:table-cell table:formula="of:=[.C194] + [.B194]-[.D194]" office:value-type="float" office:value="0.404179170633333" calcext:value-type="float">
            <text:p>0.4041791706</text:p>
          </table:table-cell>
        </table:table-row>
        <table:table-row table:style-name="ro2">
          <table:table-cell office:value-type="time" office:time-value="PT16H05M00S" calcext:value-type="time">
            <text:p>16:05</text:p>
          </table:table-cell>
          <table:table-cell office:value-type="float" office:value="0.15783" calcext:value-type="float">
            <text:p>0.15783</text:p>
          </table:table-cell>
          <table:table-cell office:value-type="float" office:value="0.2794258373" calcext:value-type="float">
            <text:p>0.2794258373</text:p>
          </table:table-cell>
          <table:table-cell office:value-type="float" office:value="0.0318666666666667" calcext:value-type="float">
            <text:p>0.0318666667</text:p>
          </table:table-cell>
          <table:table-cell table:formula="of:=[.C195] + [.B195]-[.D195]" office:value-type="float" office:value="0.405389170633333" calcext:value-type="float">
            <text:p>0.4053891706</text:p>
          </table:table-cell>
        </table:table-row>
        <table:table-row table:style-name="ro2">
          <table:table-cell office:value-type="time" office:time-value="PT16H10M00S" calcext:value-type="time">
            <text:p>16:10</text:p>
          </table:table-cell>
          <table:table-cell office:value-type="float" office:value="0.15813" calcext:value-type="float">
            <text:p>0.15813</text:p>
          </table:table-cell>
          <table:table-cell office:value-type="float" office:value="0.2258373206" calcext:value-type="float">
            <text:p>0.2258373206</text:p>
          </table:table-cell>
          <table:table-cell office:value-type="float" office:value="0.0314725" calcext:value-type="float">
            <text:p>0.0314725</text:p>
          </table:table-cell>
          <table:table-cell table:formula="of:=[.C196] + [.B196]-[.D196]" office:value-type="float" office:value="0.3524948206" calcext:value-type="float">
            <text:p>0.3524948206</text:p>
          </table:table-cell>
        </table:table-row>
        <table:table-row table:style-name="ro2">
          <table:table-cell office:value-type="time" office:time-value="PT16H15M00S" calcext:value-type="time">
            <text:p>16:15</text:p>
          </table:table-cell>
          <table:table-cell office:value-type="float" office:value="0.15774" calcext:value-type="float">
            <text:p>0.15774</text:p>
          </table:table-cell>
          <table:table-cell office:value-type="float" office:value="0.2258373206" calcext:value-type="float">
            <text:p>0.2258373206</text:p>
          </table:table-cell>
          <table:table-cell office:value-type="float" office:value="0.03171" calcext:value-type="float">
            <text:p>0.03171</text:p>
          </table:table-cell>
          <table:table-cell table:formula="of:=[.C197] + [.B197]-[.D197]" office:value-type="float" office:value="0.3518673206" calcext:value-type="float">
            <text:p>0.3518673206</text:p>
          </table:table-cell>
        </table:table-row>
        <table:table-row table:style-name="ro2">
          <table:table-cell office:value-type="time" office:time-value="PT16H20M00S" calcext:value-type="time">
            <text:p>16:20</text:p>
          </table:table-cell>
          <table:table-cell office:value-type="float" office:value="0.15683" calcext:value-type="float">
            <text:p>0.15683</text:p>
          </table:table-cell>
          <table:table-cell office:value-type="float" office:value="0.1976076555" calcext:value-type="float">
            <text:p>0.1976076555</text:p>
          </table:table-cell>
          <table:table-cell office:value-type="float" office:value="0.0310108333333333" calcext:value-type="float">
            <text:p>0.0310108333</text:p>
          </table:table-cell>
          <table:table-cell table:formula="of:=[.C198] + [.B198]-[.D198]" office:value-type="float" office:value="0.323426822166667" calcext:value-type="float">
            <text:p>0.3234268222</text:p>
          </table:table-cell>
        </table:table-row>
        <table:table-row table:style-name="ro2">
          <table:table-cell office:value-type="time" office:time-value="PT16H25M00S" calcext:value-type="time">
            <text:p>16:25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1976076555" calcext:value-type="float">
            <text:p>0.1976076555</text:p>
          </table:table-cell>
          <table:table-cell office:value-type="float" office:value="0.0340883333333333" calcext:value-type="float">
            <text:p>0.0340883333</text:p>
          </table:table-cell>
          <table:table-cell table:formula="of:=[.C199] + [.B199]-[.D199]" office:value-type="float" office:value="0.320419322166667" calcext:value-type="float">
            <text:p>0.3204193222</text:p>
          </table:table-cell>
        </table:table-row>
        <table:table-row table:style-name="ro2">
          <table:table-cell office:value-type="time" office:time-value="PT16H30M00S" calcext:value-type="time">
            <text:p>16:30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172248804" calcext:value-type="float">
            <text:p>0.1172248804</text:p>
          </table:table-cell>
          <table:table-cell office:value-type="float" office:value="0.0430425" calcext:value-type="float">
            <text:p>0.0430425</text:p>
          </table:table-cell>
          <table:table-cell table:formula="of:=[.C200] + [.B200]-[.D200]" office:value-type="float" office:value="0.2315823804" calcext:value-type="float">
            <text:p>0.2315823804</text:p>
          </table:table-cell>
        </table:table-row>
        <table:table-row table:style-name="ro2">
          <table:table-cell office:value-type="time" office:time-value="PT16H35M00S" calcext:value-type="time">
            <text:p>16:35</text:p>
          </table:table-cell>
          <table:table-cell office:value-type="float" office:value="0.15736" calcext:value-type="float">
            <text:p>0.15736</text:p>
          </table:table-cell>
          <table:table-cell office:value-type="float" office:value="0.1172248804" calcext:value-type="float">
            <text:p>0.1172248804</text:p>
          </table:table-cell>
          <table:table-cell office:value-type="float" office:value="0.0404458333333333" calcext:value-type="float">
            <text:p>0.0404458333</text:p>
          </table:table-cell>
          <table:table-cell table:formula="of:=[.C201] + [.B201]-[.D201]" office:value-type="float" office:value="0.234139047066667" calcext:value-type="float">
            <text:p>0.2341390471</text:p>
          </table:table-cell>
        </table:table-row>
        <table:table-row table:style-name="ro2">
          <table:table-cell office:value-type="time" office:time-value="PT16H40M00S" calcext:value-type="time">
            <text:p>16:40</text:p>
          </table:table-cell>
          <table:table-cell office:value-type="float" office:value="0.15704" calcext:value-type="float">
            <text:p>0.15704</text:p>
          </table:table-cell>
          <table:table-cell office:value-type="float" office:value="0.1392344498" calcext:value-type="float">
            <text:p>0.1392344498</text:p>
          </table:table-cell>
          <table:table-cell office:value-type="float" office:value="0.0382125" calcext:value-type="float">
            <text:p>0.0382125</text:p>
          </table:table-cell>
          <table:table-cell table:formula="of:=[.C202] + [.B202]-[.D202]" office:value-type="float" office:value="0.2580619498" calcext:value-type="float">
            <text:p>0.2580619498</text:p>
          </table:table-cell>
        </table:table-row>
        <table:table-row table:style-name="ro2">
          <table:table-cell office:value-type="time" office:time-value="PT16H45M00S" calcext:value-type="time">
            <text:p>16:45</text:p>
          </table:table-cell>
          <table:table-cell office:value-type="float" office:value="0.15702" calcext:value-type="float">
            <text:p>0.15702</text:p>
          </table:table-cell>
          <table:table-cell office:value-type="float" office:value="0.1392344498" calcext:value-type="float">
            <text:p>0.1392344498</text:p>
          </table:table-cell>
          <table:table-cell office:value-type="float" office:value="0.0112616666666667" calcext:value-type="float">
            <text:p>0.0112616667</text:p>
          </table:table-cell>
          <table:table-cell table:formula="of:=[.C203] + [.B203]-[.D203]" office:value-type="float" office:value="0.284992783133333" calcext:value-type="float">
            <text:p>0.2849927831</text:p>
          </table:table-cell>
        </table:table-row>
        <table:table-row table:style-name="ro2">
          <table:table-cell office:value-type="time" office:time-value="PT16H50M00S" calcext:value-type="time">
            <text:p>16:50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0578947368" calcext:value-type="float">
            <text:p>0.0578947368</text:p>
          </table:table-cell>
          <table:table-cell office:value-type="float" office:value="0.0092" calcext:value-type="float">
            <text:p>0.0092</text:p>
          </table:table-cell>
          <table:table-cell table:formula="of:=[.C204] + [.B204]-[.D204]" office:value-type="float" office:value="0.2056747368" calcext:value-type="float">
            <text:p>0.2056747368</text:p>
          </table:table-cell>
        </table:table-row>
        <table:table-row table:style-name="ro2">
          <table:table-cell office:value-type="time" office:time-value="PT16H55M00S" calcext:value-type="time">
            <text:p>16:55</text:p>
          </table:table-cell>
          <table:table-cell office:value-type="float" office:value="0.15655" calcext:value-type="float">
            <text:p>0.15655</text:p>
          </table:table-cell>
          <table:table-cell office:value-type="float" office:value="0.0578947368" calcext:value-type="float">
            <text:p>0.0578947368</text:p>
          </table:table-cell>
          <table:table-cell office:value-type="float" office:value="0.00920416666666667" calcext:value-type="float">
            <text:p>0.0092041667</text:p>
          </table:table-cell>
          <table:table-cell table:formula="of:=[.C205] + [.B205]-[.D205]" office:value-type="float" office:value="0.205240570133333" calcext:value-type="float">
            <text:p>0.2052405701</text:p>
          </table:table-cell>
        </table:table-row>
        <table:table-row table:style-name="ro2">
          <table:table-cell office:value-type="time" office:time-value="PT17H00M00S" calcext:value-type="time">
            <text:p>17:00</text:p>
          </table:table-cell>
          <table:table-cell office:value-type="float" office:value="0.15615" calcext:value-type="float">
            <text:p>0.15615</text:p>
          </table:table-cell>
          <table:table-cell office:value-type="float" office:value="0.1129186603" calcext:value-type="float">
            <text:p>0.1129186603</text:p>
          </table:table-cell>
          <table:table-cell office:value-type="float" office:value="0.00918083333333333" calcext:value-type="float">
            <text:p>0.0091808333</text:p>
          </table:table-cell>
          <table:table-cell table:formula="of:=[.C206] + [.B206]-[.D206]" office:value-type="float" office:value="0.259887826966667" calcext:value-type="float">
            <text:p>0.259887827</text:p>
          </table:table-cell>
        </table:table-row>
        <table:table-row table:style-name="ro2">
          <table:table-cell office:value-type="time" office:time-value="PT17H05M00S" calcext:value-type="time">
            <text:p>17:05</text:p>
          </table:table-cell>
          <table:table-cell office:value-type="float" office:value="0.15494" calcext:value-type="float">
            <text:p>0.15494</text:p>
          </table:table-cell>
          <table:table-cell office:value-type="float" office:value="0.1129186603" calcext:value-type="float">
            <text:p>0.1129186603</text:p>
          </table:table-cell>
          <table:table-cell office:value-type="float" office:value="0.009795" calcext:value-type="float">
            <text:p>0.009795</text:p>
          </table:table-cell>
          <table:table-cell table:formula="of:=[.C207] + [.B207]-[.D207]" office:value-type="float" office:value="0.2580636603" calcext:value-type="float">
            <text:p>0.2580636603</text:p>
          </table:table-cell>
        </table:table-row>
        <table:table-row table:style-name="ro2">
          <table:table-cell office:value-type="time" office:time-value="PT17H10M00S" calcext:value-type="time">
            <text:p>17:10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0688995215" calcext:value-type="float">
            <text:p>0.0688995215</text:p>
          </table:table-cell>
          <table:table-cell office:value-type="float" office:value="0.0268716666666667" calcext:value-type="float">
            <text:p>0.0268716667</text:p>
          </table:table-cell>
          <table:table-cell table:formula="of:=[.C208] + [.B208]-[.D208]" office:value-type="float" office:value="0.195927854833333" calcext:value-type="float">
            <text:p>0.1959278548</text:p>
          </table:table-cell>
        </table:table-row>
        <table:table-row table:style-name="ro2">
          <table:table-cell office:value-type="time" office:time-value="PT17H15M00S" calcext:value-type="time">
            <text:p>17:15</text:p>
          </table:table-cell>
          <table:table-cell office:value-type="float" office:value="0.15306" calcext:value-type="float">
            <text:p>0.15306</text:p>
          </table:table-cell>
          <table:table-cell office:value-type="float" office:value="0.0688995215" calcext:value-type="float">
            <text:p>0.0688995215</text:p>
          </table:table-cell>
          <table:table-cell office:value-type="float" office:value="0.0777233333333333" calcext:value-type="float">
            <text:p>0.0777233333</text:p>
          </table:table-cell>
          <table:table-cell table:formula="of:=[.C209] + [.B209]-[.D209]" office:value-type="float" office:value="0.144236188166667" calcext:value-type="float">
            <text:p>0.1442361882</text:p>
          </table:table-cell>
        </table:table-row>
        <table:table-row table:style-name="ro2">
          <table:table-cell office:value-type="time" office:time-value="PT17H20M00S" calcext:value-type="time">
            <text:p>17:20</text:p>
          </table:table-cell>
          <table:table-cell office:value-type="float" office:value="0.15357" calcext:value-type="float">
            <text:p>0.15357</text:p>
          </table:table-cell>
          <table:table-cell office:value-type="float" office:value="0.033492823" calcext:value-type="float">
            <text:p>0.033492823</text:p>
          </table:table-cell>
          <table:table-cell office:value-type="float" office:value="0.209009166666667" calcext:value-type="float">
            <text:p>0.2090091667</text:p>
          </table:table-cell>
          <table:table-cell table:formula="of:=[.C210] + [.B210]-[.D210]" office:value-type="float" office:value="-0.021946343666667" calcext:value-type="float">
            <text:p>-0.0219463437</text:p>
          </table:table-cell>
        </table:table-row>
        <table:table-row table:style-name="ro2">
          <table:table-cell office:value-type="time" office:time-value="PT17H25M00S" calcext:value-type="time">
            <text:p>17:25</text:p>
          </table:table-cell>
          <table:table-cell office:value-type="float" office:value="0.15302" calcext:value-type="float">
            <text:p>0.15302</text:p>
          </table:table-cell>
          <table:table-cell office:value-type="float" office:value="0.033492823" calcext:value-type="float">
            <text:p>0.033492823</text:p>
          </table:table-cell>
          <table:table-cell office:value-type="float" office:value="0.1697325" calcext:value-type="float">
            <text:p>0.1697325</text:p>
          </table:table-cell>
          <table:table-cell table:formula="of:=[.C211] + [.B211]-[.D211]" office:value-type="float" office:value="0.016780323" calcext:value-type="float">
            <text:p>0.016780323</text:p>
          </table:table-cell>
        </table:table-row>
        <table:table-row table:style-name="ro2">
          <table:table-cell office:value-type="time" office:time-value="PT17H30M00S" calcext:value-type="time">
            <text:p>17:30</text:p>
          </table:table-cell>
          <table:table-cell office:value-type="float" office:value="0.15202" calcext:value-type="float">
            <text:p>0.15202</text:p>
          </table:table-cell>
          <table:table-cell office:value-type="float" office:value="0" calcext:value-type="float">
            <text:p>0</text:p>
          </table:table-cell>
          <table:table-cell office:value-type="float" office:value="0.0941958333333333" calcext:value-type="float">
            <text:p>0.0941958333</text:p>
          </table:table-cell>
          <table:table-cell table:formula="of:=[.C212] + [.B212]-[.D212]" office:value-type="float" office:value="0.0578241666666667" calcext:value-type="float">
            <text:p>0.0578241667</text:p>
          </table:table-cell>
        </table:table-row>
        <table:table-row table:style-name="ro2">
          <table:table-cell office:value-type="time" office:time-value="PT17H35M00S" calcext:value-type="time">
            <text:p>17:35</text:p>
          </table:table-cell>
          <table:table-cell office:value-type="float" office:value="0.15098" calcext:value-type="float">
            <text:p>0.15098</text:p>
          </table:table-cell>
          <table:table-cell office:value-type="float" office:value="0" calcext:value-type="float">
            <text:p>0</text:p>
          </table:table-cell>
          <table:table-cell office:value-type="float" office:value="0.08049" calcext:value-type="float">
            <text:p>0.08049</text:p>
          </table:table-cell>
          <table:table-cell table:formula="of:=[.C213] + [.B213]-[.D213]" office:value-type="float" office:value="0.07049" calcext:value-type="float">
            <text:p>0.07049</text:p>
          </table:table-cell>
        </table:table-row>
        <table:table-row table:style-name="ro2">
          <table:table-cell office:value-type="time" office:time-value="PT17H40M00S" calcext:value-type="time">
            <text:p>17:40</text:p>
          </table:table-cell>
          <table:table-cell office:value-type="float" office:value="0.15081" calcext:value-type="float">
            <text:p>0.15081</text:p>
          </table:table-cell>
          <table:table-cell office:value-type="float" office:value="0" calcext:value-type="float">
            <text:p>0</text:p>
          </table:table-cell>
          <table:table-cell office:value-type="float" office:value="0.0730491666666667" calcext:value-type="float">
            <text:p>0.0730491667</text:p>
          </table:table-cell>
          <table:table-cell table:formula="of:=[.C214] + [.B214]-[.D214]" office:value-type="float" office:value="0.0777608333333333" calcext:value-type="float">
            <text:p>0.0777608333</text:p>
          </table:table-cell>
        </table:table-row>
        <table:table-row table:style-name="ro2">
          <table:table-cell office:value-type="time" office:time-value="PT17H45M00S" calcext:value-type="time">
            <text:p>17:45</text:p>
          </table:table-cell>
          <table:table-cell office:value-type="float" office:value="0.14894" calcext:value-type="float">
            <text:p>0.14894</text:p>
          </table:table-cell>
          <table:table-cell office:value-type="float" office:value="0" calcext:value-type="float">
            <text:p>0</text:p>
          </table:table-cell>
          <table:table-cell office:value-type="float" office:value="0.068725" calcext:value-type="float">
            <text:p>0.068725</text:p>
          </table:table-cell>
          <table:table-cell table:formula="of:=[.C215] + [.B215]-[.D215]" office:value-type="float" office:value="0.080215" calcext:value-type="float">
            <text:p>0.080215</text:p>
          </table:table-cell>
        </table:table-row>
        <table:table-row table:style-name="ro2">
          <table:table-cell office:value-type="time" office:time-value="PT17H50M00S" calcext:value-type="time">
            <text:p>17:50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0138755981" calcext:value-type="float">
            <text:p>0.0138755981</text:p>
          </table:table-cell>
          <table:table-cell office:value-type="float" office:value="0.0593066666666667" calcext:value-type="float">
            <text:p>0.0593066667</text:p>
          </table:table-cell>
          <table:table-cell table:formula="of:=[.C216] + [.B216]-[.D216]" office:value-type="float" office:value="0.102968931433333" calcext:value-type="float">
            <text:p>0.1029689314</text:p>
          </table:table-cell>
        </table:table-row>
        <table:table-row table:style-name="ro2">
          <table:table-cell office:value-type="time" office:time-value="PT17H55M00S" calcext:value-type="time">
            <text:p>17:55</text:p>
          </table:table-cell>
          <table:table-cell office:value-type="float" office:value="0.14813" calcext:value-type="float">
            <text:p>0.14813</text:p>
          </table:table-cell>
          <table:table-cell office:value-type="float" office:value="0.0138755981" calcext:value-type="float">
            <text:p>0.0138755981</text:p>
          </table:table-cell>
          <table:table-cell office:value-type="float" office:value="0.0346333333333333" calcext:value-type="float">
            <text:p>0.0346333333</text:p>
          </table:table-cell>
          <table:table-cell table:formula="of:=[.C217] + [.B217]-[.D217]" office:value-type="float" office:value="0.127372264766667" calcext:value-type="float">
            <text:p>0.1273722648</text:p>
          </table:table-cell>
        </table:table-row>
        <table:table-row table:style-name="ro2">
          <table:table-cell office:value-type="time" office:time-value="PT18H00M00S" calcext:value-type="time">
            <text:p>18:00</text:p>
          </table:table-cell>
          <table:table-cell office:value-type="float" office:value="0.14688" calcext:value-type="float">
            <text:p>0.14688</text:p>
          </table:table-cell>
          <table:table-cell office:value-type="float" office:value="0.0110047847" calcext:value-type="float">
            <text:p>0.0110047847</text:p>
          </table:table-cell>
          <table:table-cell office:value-type="float" office:value="0.025665" calcext:value-type="float">
            <text:p>0.025665</text:p>
          </table:table-cell>
          <table:table-cell table:formula="of:=[.C218] + [.B218]-[.D218]" office:value-type="float" office:value="0.1322197847" calcext:value-type="float">
            <text:p>0.1322197847</text:p>
          </table:table-cell>
        </table:table-row>
        <table:table-row table:style-name="ro2">
          <table:table-cell office:value-type="time" office:time-value="PT18H05M00S" calcext:value-type="time">
            <text:p>18:05</text:p>
          </table:table-cell>
          <table:table-cell office:value-type="float" office:value="0.14583" calcext:value-type="float">
            <text:p>0.14583</text:p>
          </table:table-cell>
          <table:table-cell office:value-type="float" office:value="0.0110047847" calcext:value-type="float">
            <text:p>0.0110047847</text:p>
          </table:table-cell>
          <table:table-cell office:value-type="float" office:value="0.0387683333333333" calcext:value-type="float">
            <text:p>0.0387683333</text:p>
          </table:table-cell>
          <table:table-cell table:formula="of:=[.C219] + [.B219]-[.D219]" office:value-type="float" office:value="0.118066451366667" calcext:value-type="float">
            <text:p>0.1180664514</text:p>
          </table:table-cell>
        </table:table-row>
        <table:table-row table:style-name="ro2">
          <table:table-cell office:value-type="time" office:time-value="PT18H10M00S" calcext:value-type="time">
            <text:p>18:10</text:p>
          </table:table-cell>
          <table:table-cell office:value-type="float" office:value="0.14473" calcext:value-type="float">
            <text:p>0.14473</text:p>
          </table:table-cell>
          <table:table-cell office:value-type="float" office:value="0" calcext:value-type="float">
            <text:p>0</text:p>
          </table:table-cell>
          <table:table-cell office:value-type="float" office:value="0.031315" calcext:value-type="float">
            <text:p>0.031315</text:p>
          </table:table-cell>
          <table:table-cell table:formula="of:=[.C220] + [.B220]-[.D220]" office:value-type="float" office:value="0.113415" calcext:value-type="float">
            <text:p>0.113415</text:p>
          </table:table-cell>
        </table:table-row>
        <table:table-row table:style-name="ro2">
          <table:table-cell office:value-type="time" office:time-value="PT18H15M00S" calcext:value-type="time">
            <text:p>18:15</text:p>
          </table:table-cell>
          <table:table-cell office:value-type="float" office:value="0.14372" calcext:value-type="float">
            <text:p>0.14372</text:p>
          </table:table-cell>
          <table:table-cell office:value-type="float" office:value="0" calcext:value-type="float">
            <text:p>0</text:p>
          </table:table-cell>
          <table:table-cell office:value-type="float" office:value="0.02706" calcext:value-type="float">
            <text:p>0.02706</text:p>
          </table:table-cell>
          <table:table-cell table:formula="of:=[.C221] + [.B221]-[.D221]" office:value-type="float" office:value="0.11666" calcext:value-type="float">
            <text:p>0.11666</text:p>
          </table:table-cell>
        </table:table-row>
        <table:table-row table:style-name="ro2">
          <table:table-cell office:value-type="time" office:time-value="PT18H20M00S" calcext:value-type="time">
            <text:p>18:20</text:p>
          </table:table-cell>
          <table:table-cell office:value-type="float" office:value="0.14232" calcext:value-type="float">
            <text:p>0.14232</text:p>
          </table:table-cell>
          <table:table-cell office:value-type="float" office:value="0.0244019139" calcext:value-type="float">
            <text:p>0.0244019139</text:p>
          </table:table-cell>
          <table:table-cell office:value-type="float" office:value="0.0203891666666667" calcext:value-type="float">
            <text:p>0.0203891667</text:p>
          </table:table-cell>
          <table:table-cell table:formula="of:=[.C222] + [.B222]-[.D222]" office:value-type="float" office:value="0.146332747233333" calcext:value-type="float">
            <text:p>0.1463327472</text:p>
          </table:table-cell>
        </table:table-row>
        <table:table-row table:style-name="ro2">
          <table:table-cell office:value-type="time" office:time-value="PT18H25M00S" calcext:value-type="time">
            <text:p>18:25</text:p>
          </table:table-cell>
          <table:table-cell office:value-type="float" office:value="0.14156" calcext:value-type="float">
            <text:p>0.14156</text:p>
          </table:table-cell>
          <table:table-cell office:value-type="float" office:value="0.0244019139" calcext:value-type="float">
            <text:p>0.0244019139</text:p>
          </table:table-cell>
          <table:table-cell office:value-type="float" office:value="0.0167383333333333" calcext:value-type="float">
            <text:p>0.0167383333</text:p>
          </table:table-cell>
          <table:table-cell table:formula="of:=[.C223] + [.B223]-[.D223]" office:value-type="float" office:value="0.149223580566667" calcext:value-type="float">
            <text:p>0.1492235806</text:p>
          </table:table-cell>
        </table:table-row>
        <table:table-row table:style-name="ro2">
          <table:table-cell office:value-type="time" office:time-value="PT18H30M00S" calcext:value-type="time">
            <text:p>18:30</text:p>
          </table:table-cell>
          <table:table-cell office:value-type="float" office:value="0.14098" calcext:value-type="float">
            <text:p>0.14098</text:p>
          </table:table-cell>
          <table:table-cell office:value-type="float" office:value="0.0842105263" calcext:value-type="float">
            <text:p>0.0842105263</text:p>
          </table:table-cell>
          <table:table-cell office:value-type="float" office:value="0.0166025" calcext:value-type="float">
            <text:p>0.0166025</text:p>
          </table:table-cell>
          <table:table-cell table:formula="of:=[.C224] + [.B224]-[.D224]" office:value-type="float" office:value="0.2085880263" calcext:value-type="float">
            <text:p>0.2085880263</text:p>
          </table:table-cell>
        </table:table-row>
        <table:table-row table:style-name="ro2">
          <table:table-cell office:value-type="time" office:time-value="PT18H35M00S" calcext:value-type="time">
            <text:p>18:35</text:p>
          </table:table-cell>
          <table:table-cell office:value-type="float" office:value="0.13971" calcext:value-type="float">
            <text:p>0.13971</text:p>
          </table:table-cell>
          <table:table-cell office:value-type="float" office:value="0.0842105263" calcext:value-type="float">
            <text:p>0.0842105263</text:p>
          </table:table-cell>
          <table:table-cell office:value-type="float" office:value="0.0173641666666667" calcext:value-type="float">
            <text:p>0.0173641667</text:p>
          </table:table-cell>
          <table:table-cell table:formula="of:=[.C225] + [.B225]-[.D225]" office:value-type="float" office:value="0.206556359633333" calcext:value-type="float">
            <text:p>0.2065563596</text:p>
          </table:table-cell>
        </table:table-row>
        <table:table-row table:style-name="ro2">
          <table:table-cell office:value-type="time" office:time-value="PT18H40M00S" calcext:value-type="time">
            <text:p>18:40</text:p>
          </table:table-cell>
          <table:table-cell office:value-type="float" office:value="0.13794" calcext:value-type="float">
            <text:p>0.13794</text:p>
          </table:table-cell>
          <table:table-cell office:value-type="float" office:value="0.0966507177" calcext:value-type="float">
            <text:p>0.0966507177</text:p>
          </table:table-cell>
          <table:table-cell office:value-type="float" office:value="0.0164816666666667" calcext:value-type="float">
            <text:p>0.0164816667</text:p>
          </table:table-cell>
          <table:table-cell table:formula="of:=[.C226] + [.B226]-[.D226]" office:value-type="float" office:value="0.218109051033333" calcext:value-type="float">
            <text:p>0.218109051</text:p>
          </table:table-cell>
        </table:table-row>
        <table:table-row table:style-name="ro2">
          <table:table-cell office:value-type="time" office:time-value="PT18H45M00S" calcext:value-type="time">
            <text:p>18:45</text:p>
          </table:table-cell>
          <table:table-cell office:value-type="float" office:value="0.13591" calcext:value-type="float">
            <text:p>0.13591</text:p>
          </table:table-cell>
          <table:table-cell office:value-type="float" office:value="0.0966507177" calcext:value-type="float">
            <text:p>0.0966507177</text:p>
          </table:table-cell>
          <table:table-cell office:value-type="float" office:value="0.00684333333333333" calcext:value-type="float">
            <text:p>0.0068433333</text:p>
          </table:table-cell>
          <table:table-cell table:formula="of:=[.C227] + [.B227]-[.D227]" office:value-type="float" office:value="0.225717384366667" calcext:value-type="float">
            <text:p>0.2257173844</text:p>
          </table:table-cell>
        </table:table-row>
        <table:table-row table:style-name="ro2">
          <table:table-cell office:value-type="time" office:time-value="PT18H50M00S" calcext:value-type="time">
            <text:p>18:50</text:p>
          </table:table-cell>
          <table:table-cell office:value-type="float" office:value="0.13371" calcext:value-type="float">
            <text:p>0.13371</text:p>
          </table:table-cell>
          <table:table-cell office:value-type="float" office:value="0.0454545455" calcext:value-type="float">
            <text:p>0.0454545455</text:p>
          </table:table-cell>
          <table:table-cell office:value-type="float" office:value="0.00885333333333333" calcext:value-type="float">
            <text:p>0.0088533333</text:p>
          </table:table-cell>
          <table:table-cell table:formula="of:=[.C228] + [.B228]-[.D228]" office:value-type="float" office:value="0.170311212166667" calcext:value-type="float">
            <text:p>0.1703112122</text:p>
          </table:table-cell>
        </table:table-row>
        <table:table-row table:style-name="ro2">
          <table:table-cell office:value-type="time" office:time-value="PT18H55M00S" calcext:value-type="time">
            <text:p>18:55</text:p>
          </table:table-cell>
          <table:table-cell office:value-type="float" office:value="0.13206" calcext:value-type="float">
            <text:p>0.13206</text:p>
          </table:table-cell>
          <table:table-cell office:value-type="float" office:value="0.0454545455" calcext:value-type="float">
            <text:p>0.0454545455</text:p>
          </table:table-cell>
          <table:table-cell office:value-type="float" office:value="0.0156283333333333" calcext:value-type="float">
            <text:p>0.0156283333</text:p>
          </table:table-cell>
          <table:table-cell table:formula="of:=[.C229] + [.B229]-[.D229]" office:value-type="float" office:value="0.161886212166667" calcext:value-type="float">
            <text:p>0.1618862122</text:p>
          </table:table-cell>
        </table:table-row>
        <table:table-row table:style-name="ro2">
          <table:table-cell office:value-type="time" office:time-value="PT19H00M00S" calcext:value-type="time">
            <text:p>19:00</text:p>
          </table:table-cell>
          <table:table-cell office:value-type="float" office:value="0.13046" calcext:value-type="float">
            <text:p>0.13046</text:p>
          </table:table-cell>
          <table:table-cell office:value-type="float" office:value="0.0842105263" calcext:value-type="float">
            <text:p>0.0842105263</text:p>
          </table:table-cell>
          <table:table-cell office:value-type="float" office:value="0.0154025" calcext:value-type="float">
            <text:p>0.0154025</text:p>
          </table:table-cell>
          <table:table-cell table:formula="of:=[.C230] + [.B230]-[.D230]" office:value-type="float" office:value="0.1992680263" calcext:value-type="float">
            <text:p>0.1992680263</text:p>
          </table:table-cell>
        </table:table-row>
        <table:table-row table:style-name="ro2">
          <table:table-cell office:value-type="time" office:time-value="PT19H05M00S" calcext:value-type="time">
            <text:p>19:05</text:p>
          </table:table-cell>
          <table:table-cell office:value-type="float" office:value="0.12823" calcext:value-type="float">
            <text:p>0.12823</text:p>
          </table:table-cell>
          <table:table-cell office:value-type="float" office:value="0.0842105263" calcext:value-type="float">
            <text:p>0.0842105263</text:p>
          </table:table-cell>
          <table:table-cell office:value-type="float" office:value="0.0140016666666667" calcext:value-type="float">
            <text:p>0.0140016667</text:p>
          </table:table-cell>
          <table:table-cell table:formula="of:=[.C231] + [.B231]-[.D231]" office:value-type="float" office:value="0.198438859633333" calcext:value-type="float">
            <text:p>0.1984388596</text:p>
          </table:table-cell>
        </table:table-row>
        <table:table-row table:style-name="ro2">
          <table:table-cell office:value-type="time" office:time-value="PT19H10M00S" calcext:value-type="time">
            <text:p>19:10</text:p>
          </table:table-cell>
          <table:table-cell office:value-type="float" office:value="0.12579" calcext:value-type="float">
            <text:p>0.12579</text:p>
          </table:table-cell>
          <table:table-cell office:value-type="float" office:value="0.0526315789" calcext:value-type="float">
            <text:p>0.0526315789</text:p>
          </table:table-cell>
          <table:table-cell office:value-type="float" office:value="0.00498833333333333" calcext:value-type="float">
            <text:p>0.0049883333</text:p>
          </table:table-cell>
          <table:table-cell table:formula="of:=[.C232] + [.B232]-[.D232]" office:value-type="float" office:value="0.173433245566667" calcext:value-type="float">
            <text:p>0.1734332456</text:p>
          </table:table-cell>
        </table:table-row>
        <table:table-row table:style-name="ro2">
          <table:table-cell office:value-type="time" office:time-value="PT19H15M00S" calcext:value-type="time">
            <text:p>19:15</text:p>
          </table:table-cell>
          <table:table-cell office:value-type="float" office:value="0.12332" calcext:value-type="float">
            <text:p>0.12332</text:p>
          </table:table-cell>
          <table:table-cell office:value-type="float" office:value="0.0526315789" calcext:value-type="float">
            <text:p>0.0526315789</text:p>
          </table:table-cell>
          <table:table-cell office:value-type="float" office:value="0.00466083333333333" calcext:value-type="float">
            <text:p>0.0046608333</text:p>
          </table:table-cell>
          <table:table-cell table:formula="of:=[.C233] + [.B233]-[.D233]" office:value-type="float" office:value="0.171290745566667" calcext:value-type="float">
            <text:p>0.1712907456</text:p>
          </table:table-cell>
        </table:table-row>
        <table:table-row table:style-name="ro2">
          <table:table-cell office:value-type="time" office:time-value="PT19H20M00S" calcext:value-type="time">
            <text:p>19:20</text:p>
          </table:table-cell>
          <table:table-cell office:value-type="float" office:value="0.12073" calcext:value-type="float">
            <text:p>0.12073</text:p>
          </table:table-cell>
          <table:table-cell office:value-type="float" office:value="0.0157894737" calcext:value-type="float">
            <text:p>0.0157894737</text:p>
          </table:table-cell>
          <table:table-cell office:value-type="float" office:value="0.00451" calcext:value-type="float">
            <text:p>0.00451</text:p>
          </table:table-cell>
          <table:table-cell table:formula="of:=[.C234] + [.B234]-[.D234]" office:value-type="float" office:value="0.1320094737" calcext:value-type="float">
            <text:p>0.1320094737</text:p>
          </table:table-cell>
        </table:table-row>
        <table:table-row table:style-name="ro2">
          <table:table-cell office:value-type="time" office:time-value="PT19H25M00S" calcext:value-type="time">
            <text:p>19:25</text:p>
          </table:table-cell>
          <table:table-cell office:value-type="float" office:value="0.11809" calcext:value-type="float">
            <text:p>0.11809</text:p>
          </table:table-cell>
          <table:table-cell office:value-type="float" office:value="0.0157894737" calcext:value-type="float">
            <text:p>0.0157894737</text:p>
          </table:table-cell>
          <table:table-cell office:value-type="float" office:value="0.00451833333333333" calcext:value-type="float">
            <text:p>0.0045183333</text:p>
          </table:table-cell>
          <table:table-cell table:formula="of:=[.C235] + [.B235]-[.D235]" office:value-type="float" office:value="0.129361140366667" calcext:value-type="float">
            <text:p>0.1293611404</text:p>
          </table:table-cell>
        </table:table-row>
        <table:table-row table:style-name="ro2">
          <table:table-cell office:value-type="time" office:time-value="PT19H30M00S" calcext:value-type="time">
            <text:p>19:30</text:p>
          </table:table-cell>
          <table:table-cell office:value-type="float" office:value="0.11582" calcext:value-type="float">
            <text:p>0.11582</text:p>
          </table:table-cell>
          <table:table-cell office:value-type="float" office:value="0.014354067" calcext:value-type="float">
            <text:p>0.014354067</text:p>
          </table:table-cell>
          <table:table-cell office:value-type="float" office:value="0.00453666666666667" calcext:value-type="float">
            <text:p>0.0045366667</text:p>
          </table:table-cell>
          <table:table-cell table:formula="of:=[.C236] + [.B236]-[.D236]" office:value-type="float" office:value="0.125637400333333" calcext:value-type="float">
            <text:p>0.1256374003</text:p>
          </table:table-cell>
        </table:table-row>
        <table:table-row table:style-name="ro2">
          <table:table-cell office:value-type="time" office:time-value="PT19H35M00S" calcext:value-type="time">
            <text:p>19:35</text:p>
          </table:table-cell>
          <table:table-cell office:value-type="float" office:value="0.11227" calcext:value-type="float">
            <text:p>0.11227</text:p>
          </table:table-cell>
          <table:table-cell office:value-type="float" office:value="0.014354067" calcext:value-type="float">
            <text:p>0.014354067</text:p>
          </table:table-cell>
          <table:table-cell office:value-type="float" office:value="0.00453666666666667" calcext:value-type="float">
            <text:p>0.0045366667</text:p>
          </table:table-cell>
          <table:table-cell table:formula="of:=[.C237] + [.B237]-[.D237]" office:value-type="float" office:value="0.122087400333333" calcext:value-type="float">
            <text:p>0.1220874003</text:p>
          </table:table-cell>
        </table:table-row>
        <table:table-row table:style-name="ro2">
          <table:table-cell office:value-type="time" office:time-value="PT19H40M00S" calcext:value-type="time">
            <text:p>19:40</text:p>
          </table:table-cell>
          <table:table-cell office:value-type="float" office:value="0.10817" calcext:value-type="float">
            <text:p>0.10817</text:p>
          </table:table-cell>
          <table:table-cell office:value-type="float" office:value="0.0205741627" calcext:value-type="float">
            <text:p>0.0205741627</text:p>
          </table:table-cell>
          <table:table-cell office:value-type="float" office:value="0.0126725" calcext:value-type="float">
            <text:p>0.0126725</text:p>
          </table:table-cell>
          <table:table-cell table:formula="of:=[.C238] + [.B238]-[.D238]" office:value-type="float" office:value="0.1160716627" calcext:value-type="float">
            <text:p>0.1160716627</text:p>
          </table:table-cell>
        </table:table-row>
        <table:table-row table:style-name="ro2">
          <table:table-cell office:value-type="time" office:time-value="PT19H45M00S" calcext:value-type="time">
            <text:p>19:45</text:p>
          </table:table-cell>
          <table:table-cell office:value-type="float" office:value="0.10419" calcext:value-type="float">
            <text:p>0.10419</text:p>
          </table:table-cell>
          <table:table-cell office:value-type="float" office:value="0.0205741627" calcext:value-type="float">
            <text:p>0.0205741627</text:p>
          </table:table-cell>
          <table:table-cell office:value-type="float" office:value="0.0155641666666667" calcext:value-type="float">
            <text:p>0.0155641667</text:p>
          </table:table-cell>
          <table:table-cell table:formula="of:=[.C239] + [.B239]-[.D239]" office:value-type="float" office:value="0.109199996033333" calcext:value-type="float">
            <text:p>0.109199996</text:p>
          </table:table-cell>
        </table:table-row>
        <table:table-row table:style-name="ro2">
          <table:table-cell office:value-type="time" office:time-value="PT19H50M00S" calcext:value-type="time">
            <text:p>19:50</text:p>
          </table:table-cell>
          <table:table-cell office:value-type="float" office:value="0.09934" calcext:value-type="float">
            <text:p>0.09934</text:p>
          </table:table-cell>
          <table:table-cell office:value-type="float" office:value="0.0555023923" calcext:value-type="float">
            <text:p>0.0555023923</text:p>
          </table:table-cell>
          <table:table-cell office:value-type="float" office:value="0.0147333333333333" calcext:value-type="float">
            <text:p>0.0147333333</text:p>
          </table:table-cell>
          <table:table-cell table:formula="of:=[.C240] + [.B240]-[.D240]" office:value-type="float" office:value="0.140109058966667" calcext:value-type="float">
            <text:p>0.140109059</text:p>
          </table:table-cell>
        </table:table-row>
        <table:table-row table:style-name="ro2">
          <table:table-cell office:value-type="time" office:time-value="PT19H55M00S" calcext:value-type="time">
            <text:p>19:55</text:p>
          </table:table-cell>
          <table:table-cell office:value-type="float" office:value="0.09471" calcext:value-type="float">
            <text:p>0.09471</text:p>
          </table:table-cell>
          <table:table-cell office:value-type="float" office:value="0.0555023923" calcext:value-type="float">
            <text:p>0.0555023923</text:p>
          </table:table-cell>
          <table:table-cell office:value-type="float" office:value="0.079185" calcext:value-type="float">
            <text:p>0.079185</text:p>
          </table:table-cell>
          <table:table-cell table:formula="of:=[.C241] + [.B241]-[.D241]" office:value-type="float" office:value="0.0710273923" calcext:value-type="float">
            <text:p>0.0710273923</text:p>
          </table:table-cell>
        </table:table-row>
        <table:table-row table:style-name="ro2">
          <table:table-cell office:value-type="time" office:time-value="PT20H00M00S" calcext:value-type="time">
            <text:p>20:00</text:p>
          </table:table-cell>
          <table:table-cell office:value-type="float" office:value="0.08902" calcext:value-type="float">
            <text:p>0.08902</text:p>
          </table:table-cell>
          <table:table-cell office:value-type="float" office:value="0.1889952153" calcext:value-type="float">
            <text:p>0.1889952153</text:p>
          </table:table-cell>
          <table:table-cell office:value-type="float" office:value="0.171553333333333" calcext:value-type="float">
            <text:p>0.1715533333</text:p>
          </table:table-cell>
          <table:table-cell table:formula="of:=[.C242] + [.B242]-[.D242]" office:value-type="float" office:value="0.106461881966667" calcext:value-type="float">
            <text:p>0.106461882</text:p>
          </table:table-cell>
        </table:table-row>
        <table:table-row table:style-name="ro2">
          <table:table-cell office:value-type="time" office:time-value="PT20H05M00S" calcext:value-type="time">
            <text:p>20:05</text:p>
          </table:table-cell>
          <table:table-cell office:value-type="float" office:value="0.08319" calcext:value-type="float">
            <text:p>0.08319</text:p>
          </table:table-cell>
          <table:table-cell office:value-type="float" office:value="0.1889952153" calcext:value-type="float">
            <text:p>0.1889952153</text:p>
          </table:table-cell>
          <table:table-cell office:value-type="float" office:value="0.159519166666667" calcext:value-type="float">
            <text:p>0.1595191667</text:p>
          </table:table-cell>
          <table:table-cell table:formula="of:=[.C243] + [.B243]-[.D243]" office:value-type="float" office:value="0.112666048633333" calcext:value-type="float">
            <text:p>0.1126660486</text:p>
          </table:table-cell>
        </table:table-row>
        <table:table-row table:style-name="ro2">
          <table:table-cell office:value-type="time" office:time-value="PT20H10M00S" calcext:value-type="time">
            <text:p>20:10</text:p>
          </table:table-cell>
          <table:table-cell office:value-type="float" office:value="0.07652" calcext:value-type="float">
            <text:p>0.07652</text:p>
          </table:table-cell>
          <table:table-cell office:value-type="float" office:value="0.3" calcext:value-type="float">
            <text:p>0.3</text:p>
          </table:table-cell>
          <table:table-cell office:value-type="float" office:value="0.142053333333333" calcext:value-type="float">
            <text:p>0.1420533333</text:p>
          </table:table-cell>
          <table:table-cell table:formula="of:=[.C244] + [.B244]-[.D244]" office:value-type="float" office:value="0.234466666666667" calcext:value-type="float">
            <text:p>0.2344666667</text:p>
          </table:table-cell>
        </table:table-row>
        <table:table-row table:style-name="ro2">
          <table:table-cell office:value-type="time" office:time-value="PT20H15M00S" calcext:value-type="time">
            <text:p>20:15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3" calcext:value-type="float">
            <text:p>0.3</text:p>
          </table:table-cell>
          <table:table-cell office:value-type="float" office:value="0.125695833333333" calcext:value-type="float">
            <text:p>0.1256958333</text:p>
          </table:table-cell>
          <table:table-cell table:formula="of:=[.C245] + [.B245]-[.D245]" office:value-type="float" office:value="0.244414166666667" calcext:value-type="float">
            <text:p>0.2444141667</text:p>
          </table:table-cell>
        </table:table-row>
        <table:table-row table:style-name="ro2">
          <table:table-cell office:value-type="time" office:time-value="PT20H20M00S" calcext:value-type="time">
            <text:p>20:2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2688995215" calcext:value-type="float">
            <text:p>0.2688995215</text:p>
          </table:table-cell>
          <table:table-cell office:value-type="float" office:value="0.116746666666667" calcext:value-type="float">
            <text:p>0.1167466667</text:p>
          </table:table-cell>
          <table:table-cell table:formula="of:=[.C246] + [.B246]-[.D246]" office:value-type="float" office:value="0.215482854833333" calcext:value-type="float">
            <text:p>0.2154828548</text:p>
          </table:table-cell>
        </table:table-row>
        <table:table-row table:style-name="ro2">
          <table:table-cell office:value-type="time" office:time-value="PT20H25M00S" calcext:value-type="time">
            <text:p>20:25</text:p>
          </table:table-cell>
          <table:table-cell office:value-type="float" office:value="0.05536" calcext:value-type="float">
            <text:p>0.05536</text:p>
          </table:table-cell>
          <table:table-cell office:value-type="float" office:value="0.2688995215" calcext:value-type="float">
            <text:p>0.2688995215</text:p>
          </table:table-cell>
          <table:table-cell office:value-type="float" office:value="0.0823916666666667" calcext:value-type="float">
            <text:p>0.0823916667</text:p>
          </table:table-cell>
          <table:table-cell table:formula="of:=[.C247] + [.B247]-[.D247]" office:value-type="float" office:value="0.241867854833333" calcext:value-type="float">
            <text:p>0.2418678548</text:p>
          </table:table-cell>
        </table:table-row>
        <table:table-row table:style-name="ro2">
          <table:table-cell office:value-type="time" office:time-value="PT20H30M00S" calcext:value-type="time">
            <text:p>20:30</text:p>
          </table:table-cell>
          <table:table-cell office:value-type="float" office:value="0.04604" calcext:value-type="float">
            <text:p>0.04604</text:p>
          </table:table-cell>
          <table:table-cell office:value-type="float" office:value="0.2736842105" calcext:value-type="float">
            <text:p>0.2736842105</text:p>
          </table:table-cell>
          <table:table-cell office:value-type="float" office:value="0.0367675" calcext:value-type="float">
            <text:p>0.0367675</text:p>
          </table:table-cell>
          <table:table-cell table:formula="of:=[.C248] + [.B248]-[.D248]" office:value-type="float" office:value="0.2829567105" calcext:value-type="float">
            <text:p>0.2829567105</text:p>
          </table:table-cell>
        </table:table-row>
        <table:table-row table:style-name="ro2">
          <table:table-cell office:value-type="time" office:time-value="PT20H35M00S" calcext:value-type="time">
            <text:p>20:3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2736842105" calcext:value-type="float">
            <text:p>0.2736842105</text:p>
          </table:table-cell>
          <table:table-cell office:value-type="float" office:value="0.0266841666666667" calcext:value-type="float">
            <text:p>0.0266841667</text:p>
          </table:table-cell>
          <table:table-cell table:formula="of:=[.C249] + [.B249]-[.D249]" office:value-type="float" office:value="0.284100043833333" calcext:value-type="float">
            <text:p>0.2841000438</text:p>
          </table:table-cell>
        </table:table-row>
        <table:table-row table:style-name="ro2">
          <table:table-cell office:value-type="time" office:time-value="PT20H40M00S" calcext:value-type="time">
            <text:p>20:40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2837320574" calcext:value-type="float">
            <text:p>0.2837320574</text:p>
          </table:table-cell>
          <table:table-cell office:value-type="float" office:value="0.0254825" calcext:value-type="float">
            <text:p>0.0254825</text:p>
          </table:table-cell>
          <table:table-cell table:formula="of:=[.C250] + [.B250]-[.D250]" office:value-type="float" office:value="0.2866495574" calcext:value-type="float">
            <text:p>0.2866495574</text:p>
          </table:table-cell>
        </table:table-row>
        <table:table-row table:style-name="ro2">
          <table:table-cell office:value-type="time" office:time-value="PT20H45M00S" calcext:value-type="time">
            <text:p>20:45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2837320574" calcext:value-type="float">
            <text:p>0.2837320574</text:p>
          </table:table-cell>
          <table:table-cell office:value-type="float" office:value="0.0248675" calcext:value-type="float">
            <text:p>0.0248675</text:p>
          </table:table-cell>
          <table:table-cell table:formula="of:=[.C251] + [.B251]-[.D251]" office:value-type="float" office:value="0.2801445574" calcext:value-type="float">
            <text:p>0.2801445574</text:p>
          </table:table-cell>
        </table:table-row>
        <table:table-row table:style-name="ro2">
          <table:table-cell office:value-type="time" office:time-value="PT20H50M00S" calcext:value-type="time">
            <text:p>20:50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0.2961722488" calcext:value-type="float">
            <text:p>0.2961722488</text:p>
          </table:table-cell>
          <table:table-cell office:value-type="float" office:value="0.0245766666666667" calcext:value-type="float">
            <text:p>0.0245766667</text:p>
          </table:table-cell>
          <table:table-cell table:formula="of:=[.C252] + [.B252]-[.D252]" office:value-type="float" office:value="0.281515582133333" calcext:value-type="float">
            <text:p>0.2815155821</text:p>
          </table:table-cell>
        </table:table-row>
        <table:table-row table:style-name="ro2">
          <table:table-cell office:value-type="time" office:time-value="PT20H55M00S" calcext:value-type="time">
            <text:p>20:55</text:p>
          </table:table-cell>
          <table:table-cell office:value-type="float" office:value="0" calcext:value-type="float">
            <text:p>0</text:p>
          </table:table-cell>
          <table:table-cell office:value-type="float" office:value="0.2961722488" calcext:value-type="float">
            <text:p>0.2961722488</text:p>
          </table:table-cell>
          <table:table-cell office:value-type="float" office:value="0.02684" calcext:value-type="float">
            <text:p>0.02684</text:p>
          </table:table-cell>
          <table:table-cell table:formula="of:=[.C253] + [.B253]-[.D253]" office:value-type="float" office:value="0.2693322488" calcext:value-type="float">
            <text:p>0.2693322488</text:p>
          </table:table-cell>
        </table:table-row>
        <table:table-row table:style-name="ro2">
          <table:table-cell office:value-type="time" office:time-value="PT21H00M00S" calcext:value-type="time">
            <text:p>21:00</text:p>
          </table:table-cell>
          <table:table-cell office:value-type="float" office:value="0" calcext:value-type="float">
            <text:p>0</text:p>
          </table:table-cell>
          <table:table-cell office:value-type="float" office:value="0.1842105263" calcext:value-type="float">
            <text:p>0.1842105263</text:p>
          </table:table-cell>
          <table:table-cell office:value-type="float" office:value="0.035585" calcext:value-type="float">
            <text:p>0.035585</text:p>
          </table:table-cell>
          <table:table-cell table:formula="of:=[.C254] + [.B254]-[.D254]" office:value-type="float" office:value="0.1486255263" calcext:value-type="float">
            <text:p>0.1486255263</text:p>
          </table:table-cell>
        </table:table-row>
        <table:table-row table:style-name="ro2">
          <table:table-cell office:value-type="time" office:time-value="PT21H05M00S" calcext:value-type="time">
            <text:p>21:05</text:p>
          </table:table-cell>
          <table:table-cell office:value-type="float" office:value="0" calcext:value-type="float">
            <text:p>0</text:p>
          </table:table-cell>
          <table:table-cell office:value-type="float" office:value="0.1842105263" calcext:value-type="float">
            <text:p>0.1842105263</text:p>
          </table:table-cell>
          <table:table-cell office:value-type="float" office:value="0.034955" calcext:value-type="float">
            <text:p>0.034955</text:p>
          </table:table-cell>
          <table:table-cell table:formula="of:=[.C255] + [.B255]-[.D255]" office:value-type="float" office:value="0.1492555263" calcext:value-type="float">
            <text:p>0.1492555263</text:p>
          </table:table-cell>
        </table:table-row>
        <table:table-row table:style-name="ro2">
          <table:table-cell office:value-type="time" office:time-value="PT21H10M00S" calcext:value-type="time">
            <text:p>21:10</text:p>
          </table:table-cell>
          <table:table-cell office:value-type="float" office:value="0" calcext:value-type="float">
            <text:p>0</text:p>
          </table:table-cell>
          <table:table-cell office:value-type="float" office:value="0.1612440191" calcext:value-type="float">
            <text:p>0.1612440191</text:p>
          </table:table-cell>
          <table:table-cell office:value-type="float" office:value="0.0336466666666667" calcext:value-type="float">
            <text:p>0.0336466667</text:p>
          </table:table-cell>
          <table:table-cell table:formula="of:=[.C256] + [.B256]-[.D256]" office:value-type="float" office:value="0.127597352433333" calcext:value-type="float">
            <text:p>0.1275973524</text:p>
          </table:table-cell>
        </table:table-row>
        <table:table-row table:style-name="ro2">
          <table:table-cell office:value-type="time" office:time-value="PT21H15M00S" calcext:value-type="time">
            <text:p>21:15</text:p>
          </table:table-cell>
          <table:table-cell office:value-type="float" office:value="0" calcext:value-type="float">
            <text:p>0</text:p>
          </table:table-cell>
          <table:table-cell office:value-type="float" office:value="0.1612440191" calcext:value-type="float">
            <text:p>0.1612440191</text:p>
          </table:table-cell>
          <table:table-cell office:value-type="float" office:value="0.0352475" calcext:value-type="float">
            <text:p>0.0352475</text:p>
          </table:table-cell>
          <table:table-cell table:formula="of:=[.C257] + [.B257]-[.D257]" office:value-type="float" office:value="0.1259965191" calcext:value-type="float">
            <text:p>0.1259965191</text:p>
          </table:table-cell>
        </table:table-row>
        <table:table-row table:style-name="ro2">
          <table:table-cell office:value-type="time" office:time-value="PT21H20M00S" calcext:value-type="time">
            <text:p>21:20</text:p>
          </table:table-cell>
          <table:table-cell office:value-type="float" office:value="0" calcext:value-type="float">
            <text:p>0</text:p>
          </table:table-cell>
          <table:table-cell office:value-type="float" office:value="0.1488038278" calcext:value-type="float">
            <text:p>0.1488038278</text:p>
          </table:table-cell>
          <table:table-cell office:value-type="float" office:value="0.02471" calcext:value-type="float">
            <text:p>0.02471</text:p>
          </table:table-cell>
          <table:table-cell table:formula="of:=[.C258] + [.B258]-[.D258]" office:value-type="float" office:value="0.1240938278" calcext:value-type="float">
            <text:p>0.1240938278</text:p>
          </table:table-cell>
        </table:table-row>
        <table:table-row table:style-name="ro2">
          <table:table-cell office:value-type="time" office:time-value="PT21H25M00S" calcext:value-type="time">
            <text:p>21:25</text:p>
          </table:table-cell>
          <table:table-cell office:value-type="float" office:value="0" calcext:value-type="float">
            <text:p>0</text:p>
          </table:table-cell>
          <table:table-cell office:value-type="float" office:value="0.1488038278" calcext:value-type="float">
            <text:p>0.1488038278</text:p>
          </table:table-cell>
          <table:table-cell office:value-type="float" office:value="0.0227808333333333" calcext:value-type="float">
            <text:p>0.0227808333</text:p>
          </table:table-cell>
          <table:table-cell table:formula="of:=[.C259] + [.B259]-[.D259]" office:value-type="float" office:value="0.126022994466667" calcext:value-type="float">
            <text:p>0.1260229945</text:p>
          </table:table-cell>
        </table:table-row>
        <table:table-row table:style-name="ro2">
          <table:table-cell office:value-type="time" office:time-value="PT21H30M00S" calcext:value-type="time">
            <text:p>21:30</text:p>
          </table:table-cell>
          <table:table-cell office:value-type="float" office:value="0" calcext:value-type="float">
            <text:p>0</text:p>
          </table:table-cell>
          <table:table-cell office:value-type="float" office:value="0.1043062201" calcext:value-type="float">
            <text:p>0.1043062201</text:p>
          </table:table-cell>
          <table:table-cell office:value-type="float" office:value="0.0228458333333333" calcext:value-type="float">
            <text:p>0.0228458333</text:p>
          </table:table-cell>
          <table:table-cell table:formula="of:=[.C260] + [.B260]-[.D260]" office:value-type="float" office:value="0.0814603867666667" calcext:value-type="float">
            <text:p>0.0814603868</text:p>
          </table:table-cell>
        </table:table-row>
        <table:table-row table:style-name="ro2">
          <table:table-cell office:value-type="time" office:time-value="PT21H35M00S" calcext:value-type="time">
            <text:p>21:35</text:p>
          </table:table-cell>
          <table:table-cell office:value-type="float" office:value="0" calcext:value-type="float">
            <text:p>0</text:p>
          </table:table-cell>
          <table:table-cell office:value-type="float" office:value="0.1043062201" calcext:value-type="float">
            <text:p>0.1043062201</text:p>
          </table:table-cell>
          <table:table-cell office:value-type="float" office:value="0.0228483333333333" calcext:value-type="float">
            <text:p>0.0228483333</text:p>
          </table:table-cell>
          <table:table-cell table:formula="of:=[.C261] + [.B261]-[.D261]" office:value-type="float" office:value="0.0814578867666667" calcext:value-type="float">
            <text:p>0.0814578868</text:p>
          </table:table-cell>
        </table:table-row>
        <table:table-row table:style-name="ro2">
          <table:table-cell office:value-type="time" office:time-value="PT21H40M00S" calcext:value-type="time">
            <text:p>21:40</text:p>
          </table:table-cell>
          <table:table-cell office:value-type="float" office:value="0" calcext:value-type="float">
            <text:p>0</text:p>
          </table:table-cell>
          <table:table-cell office:value-type="float" office:value="0.1861244019" calcext:value-type="float">
            <text:p>0.1861244019</text:p>
          </table:table-cell>
          <table:table-cell office:value-type="float" office:value="0.0263991666666667" calcext:value-type="float">
            <text:p>0.0263991667</text:p>
          </table:table-cell>
          <table:table-cell table:formula="of:=[.C262] + [.B262]-[.D262]" office:value-type="float" office:value="0.159725235233333" calcext:value-type="float">
            <text:p>0.1597252352</text:p>
          </table:table-cell>
        </table:table-row>
        <table:table-row table:style-name="ro2">
          <table:table-cell office:value-type="time" office:time-value="PT21H45M00S" calcext:value-type="time">
            <text:p>21:45</text:p>
          </table:table-cell>
          <table:table-cell office:value-type="float" office:value="0" calcext:value-type="float">
            <text:p>0</text:p>
          </table:table-cell>
          <table:table-cell office:value-type="float" office:value="0.1861244019" calcext:value-type="float">
            <text:p>0.1861244019</text:p>
          </table:table-cell>
          <table:table-cell office:value-type="float" office:value="0.0341266666666667" calcext:value-type="float">
            <text:p>0.0341266667</text:p>
          </table:table-cell>
          <table:table-cell table:formula="of:=[.C263] + [.B263]-[.D263]" office:value-type="float" office:value="0.151997735233333" calcext:value-type="float">
            <text:p>0.1519977352</text:p>
          </table:table-cell>
        </table:table-row>
        <table:table-row table:style-name="ro2">
          <table:table-cell office:value-type="time" office:time-value="PT21H50M00S" calcext:value-type="time">
            <text:p>21:50</text:p>
          </table:table-cell>
          <table:table-cell office:value-type="float" office:value="0" calcext:value-type="float">
            <text:p>0</text:p>
          </table:table-cell>
          <table:table-cell office:value-type="float" office:value="0.1966507177" calcext:value-type="float">
            <text:p>0.1966507177</text:p>
          </table:table-cell>
          <table:table-cell office:value-type="float" office:value="0.0335258333333333" calcext:value-type="float">
            <text:p>0.0335258333</text:p>
          </table:table-cell>
          <table:table-cell table:formula="of:=[.C264] + [.B264]-[.D264]" office:value-type="float" office:value="0.163124884366667" calcext:value-type="float">
            <text:p>0.1631248844</text:p>
          </table:table-cell>
        </table:table-row>
        <table:table-row table:style-name="ro2">
          <table:table-cell office:value-type="time" office:time-value="PT21H55M00S" calcext:value-type="time">
            <text:p>21:55</text:p>
          </table:table-cell>
          <table:table-cell office:value-type="float" office:value="0" calcext:value-type="float">
            <text:p>0</text:p>
          </table:table-cell>
          <table:table-cell office:value-type="float" office:value="0.1966507177" calcext:value-type="float">
            <text:p>0.1966507177</text:p>
          </table:table-cell>
          <table:table-cell office:value-type="float" office:value="0.03209" calcext:value-type="float">
            <text:p>0.03209</text:p>
          </table:table-cell>
          <table:table-cell table:formula="of:=[.C265] + [.B265]-[.D265]" office:value-type="float" office:value="0.1645607177" calcext:value-type="float">
            <text:p>0.1645607177</text:p>
          </table:table-cell>
        </table:table-row>
        <table:table-row table:style-name="ro2">
          <table:table-cell office:value-type="time" office:time-value="PT22H00M00S" calcext:value-type="time">
            <text:p>22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6725" calcext:value-type="float">
            <text:p>0.0236725</text:p>
          </table:table-cell>
          <table:table-cell table:formula="of:=[.C266] + [.B266]-[.D266]" office:value-type="float" office:value="0.9763275" calcext:value-type="float">
            <text:p>0.9763275</text:p>
          </table:table-cell>
        </table:table-row>
        <table:table-row table:style-name="ro2">
          <table:table-cell office:value-type="time" office:time-value="PT22H05M00S" calcext:value-type="time">
            <text:p>22: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3616666666667" calcext:value-type="float">
            <text:p>0.0223616667</text:p>
          </table:table-cell>
          <table:table-cell table:formula="of:=[.C267] + [.B267]-[.D267]" office:value-type="float" office:value="0.977638333333333" calcext:value-type="float">
            <text:p>0.9776383333</text:p>
          </table:table-cell>
        </table:table-row>
        <table:table-row table:style-name="ro2">
          <table:table-cell office:value-type="time" office:time-value="PT22H10M00S" calcext:value-type="time">
            <text:p>22:10</text:p>
          </table:table-cell>
          <table:table-cell office:value-type="float" office:value="0" calcext:value-type="float">
            <text:p>0</text:p>
          </table:table-cell>
          <table:table-cell office:value-type="float" office:value="0.2894736842" calcext:value-type="float">
            <text:p>0.2894736842</text:p>
          </table:table-cell>
          <table:table-cell office:value-type="float" office:value="0.0216175" calcext:value-type="float">
            <text:p>0.0216175</text:p>
          </table:table-cell>
          <table:table-cell table:formula="of:=[.C268] + [.B268]-[.D268]" office:value-type="float" office:value="0.2678561842" calcext:value-type="float">
            <text:p>0.2678561842</text:p>
          </table:table-cell>
        </table:table-row>
        <table:table-row table:style-name="ro2">
          <table:table-cell office:value-type="time" office:time-value="PT22H15M00S" calcext:value-type="time">
            <text:p>22:15</text:p>
          </table:table-cell>
          <table:table-cell office:value-type="float" office:value="0" calcext:value-type="float">
            <text:p>0</text:p>
          </table:table-cell>
          <table:table-cell office:value-type="float" office:value="0.2894736842" calcext:value-type="float">
            <text:p>0.2894736842</text:p>
          </table:table-cell>
          <table:table-cell office:value-type="float" office:value="0.0215766666666667" calcext:value-type="float">
            <text:p>0.0215766667</text:p>
          </table:table-cell>
          <table:table-cell table:formula="of:=[.C269] + [.B269]-[.D269]" office:value-type="float" office:value="0.267897017533333" calcext:value-type="float">
            <text:p>0.2678970175</text:p>
          </table:table-cell>
        </table:table-row>
        <table:table-row table:style-name="ro2">
          <table:table-cell office:value-type="time" office:time-value="PT22H20M00S" calcext:value-type="time">
            <text:p>22:20</text:p>
          </table:table-cell>
          <table:table-cell office:value-type="float" office:value="0" calcext:value-type="float">
            <text:p>0</text:p>
          </table:table-cell>
          <table:table-cell office:value-type="float" office:value="0.3765550239" calcext:value-type="float">
            <text:p>0.3765550239</text:p>
          </table:table-cell>
          <table:table-cell office:value-type="float" office:value="0.0216575" calcext:value-type="float">
            <text:p>0.0216575</text:p>
          </table:table-cell>
          <table:table-cell table:formula="of:=[.C270] + [.B270]-[.D270]" office:value-type="float" office:value="0.3548975239" calcext:value-type="float">
            <text:p>0.3548975239</text:p>
          </table:table-cell>
        </table:table-row>
        <table:table-row table:style-name="ro2">
          <table:table-cell office:value-type="time" office:time-value="PT22H25M00S" calcext:value-type="time">
            <text:p>22:25</text:p>
          </table:table-cell>
          <table:table-cell office:value-type="float" office:value="0" calcext:value-type="float">
            <text:p>0</text:p>
          </table:table-cell>
          <table:table-cell office:value-type="float" office:value="0.3765550239" calcext:value-type="float">
            <text:p>0.3765550239</text:p>
          </table:table-cell>
          <table:table-cell office:value-type="float" office:value="0.0261191666666667" calcext:value-type="float">
            <text:p>0.0261191667</text:p>
          </table:table-cell>
          <table:table-cell table:formula="of:=[.C271] + [.B271]-[.D271]" office:value-type="float" office:value="0.350435857233333" calcext:value-type="float">
            <text:p>0.3504358572</text:p>
          </table:table-cell>
        </table:table-row>
        <table:table-row table:style-name="ro2">
          <table:table-cell office:value-type="time" office:time-value="PT22H30M00S" calcext:value-type="time">
            <text:p>22:30</text:p>
          </table:table-cell>
          <table:table-cell office:value-type="float" office:value="0" calcext:value-type="float">
            <text:p>0</text:p>
          </table:table-cell>
          <table:table-cell office:value-type="float" office:value="0.3674641148" calcext:value-type="float">
            <text:p>0.3674641148</text:p>
          </table:table-cell>
          <table:table-cell office:value-type="float" office:value="0.0326908333333333" calcext:value-type="float">
            <text:p>0.0326908333</text:p>
          </table:table-cell>
          <table:table-cell table:formula="of:=[.C272] + [.B272]-[.D272]" office:value-type="float" office:value="0.334773281466667" calcext:value-type="float">
            <text:p>0.3347732815</text:p>
          </table:table-cell>
        </table:table-row>
        <table:table-row table:style-name="ro2">
          <table:table-cell office:value-type="time" office:time-value="PT22H35M00S" calcext:value-type="time">
            <text:p>22:35</text:p>
          </table:table-cell>
          <table:table-cell office:value-type="float" office:value="0" calcext:value-type="float">
            <text:p>0</text:p>
          </table:table-cell>
          <table:table-cell office:value-type="float" office:value="0.3674641148" calcext:value-type="float">
            <text:p>0.3674641148</text:p>
          </table:table-cell>
          <table:table-cell office:value-type="float" office:value="0.0322941666666667" calcext:value-type="float">
            <text:p>0.0322941667</text:p>
          </table:table-cell>
          <table:table-cell table:formula="of:=[.C273] + [.B273]-[.D273]" office:value-type="float" office:value="0.335169948133333" calcext:value-type="float">
            <text:p>0.3351699481</text:p>
          </table:table-cell>
        </table:table-row>
        <table:table-row table:style-name="ro2">
          <table:table-cell office:value-type="time" office:time-value="PT22H40M00S" calcext:value-type="time">
            <text:p>22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8325" calcext:value-type="float">
            <text:p>0.0328325</text:p>
          </table:table-cell>
          <table:table-cell table:formula="of:=[.C274] + [.B274]-[.D274]" office:value-type="float" office:value="0.9671675" calcext:value-type="float">
            <text:p>0.9671675</text:p>
          </table:table-cell>
        </table:table-row>
        <table:table-row table:style-name="ro2">
          <table:table-cell office:value-type="time" office:time-value="PT22H45M00S" calcext:value-type="time">
            <text:p>22: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3325" calcext:value-type="float">
            <text:p>0.0263325</text:p>
          </table:table-cell>
          <table:table-cell table:formula="of:=[.C275] + [.B275]-[.D275]" office:value-type="float" office:value="0.9736675" calcext:value-type="float">
            <text:p>0.9736675</text:p>
          </table:table-cell>
        </table:table-row>
        <table:table-row table:style-name="ro2">
          <table:table-cell office:value-type="time" office:time-value="PT22H50M00S" calcext:value-type="time">
            <text:p>22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22" calcext:value-type="float">
            <text:p>0.04822</text:p>
          </table:table-cell>
          <table:table-cell table:formula="of:=[.C276] + [.B276]-[.D276]" office:value-type="float" office:value="0.95178" calcext:value-type="float">
            <text:p>0.95178</text:p>
          </table:table-cell>
        </table:table-row>
        <table:table-row table:style-name="ro2">
          <table:table-cell office:value-type="time" office:time-value="PT22H55M00S" calcext:value-type="time">
            <text:p>22: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19041666666667" calcext:value-type="float">
            <text:p>0.0519041667</text:p>
          </table:table-cell>
          <table:table-cell table:formula="of:=[.C277] + [.B277]-[.D277]" office:value-type="float" office:value="0.948095833333333" calcext:value-type="float">
            <text:p>0.9480958333</text:p>
          </table:table-cell>
        </table:table-row>
        <table:table-row table:style-name="ro2">
          <table:table-cell office:value-type="time" office:time-value="PT23H00M00S" calcext:value-type="time">
            <text:p>23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9275" calcext:value-type="float">
            <text:p>0.0489275</text:p>
          </table:table-cell>
          <table:table-cell table:formula="of:=[.C278] + [.B278]-[.D278]" office:value-type="float" office:value="0.9510725" calcext:value-type="float">
            <text:p>0.9510725</text:p>
          </table:table-cell>
        </table:table-row>
        <table:table-row table:style-name="ro2">
          <table:table-cell office:value-type="time" office:time-value="PT23H05M00S" calcext:value-type="time">
            <text:p>23: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3475" calcext:value-type="float">
            <text:p>0.0243475</text:p>
          </table:table-cell>
          <table:table-cell table:formula="of:=[.C279] + [.B279]-[.D279]" office:value-type="float" office:value="0.9756525" calcext:value-type="float">
            <text:p>0.9756525</text:p>
          </table:table-cell>
        </table:table-row>
        <table:table-row table:style-name="ro2">
          <table:table-cell office:value-type="time" office:time-value="PT23H10M00S" calcext:value-type="time">
            <text:p>23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3308333333333" calcext:value-type="float">
            <text:p>0.0323308333</text:p>
          </table:table-cell>
          <table:table-cell table:formula="of:=[.C280] + [.B280]-[.D280]" office:value-type="float" office:value="0.967669166666667" calcext:value-type="float">
            <text:p>0.9676691667</text:p>
          </table:table-cell>
        </table:table-row>
        <table:table-row table:style-name="ro2">
          <table:table-cell office:value-type="time" office:time-value="PT23H15M00S" calcext:value-type="time">
            <text:p>23: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0816666666667" calcext:value-type="float">
            <text:p>0.0340816667</text:p>
          </table:table-cell>
          <table:table-cell table:formula="of:=[.C281] + [.B281]-[.D281]" office:value-type="float" office:value="0.965918333333333" calcext:value-type="float">
            <text:p>0.9659183333</text:p>
          </table:table-cell>
        </table:table-row>
        <table:table-row table:style-name="ro2">
          <table:table-cell office:value-type="time" office:time-value="PT23H20M00S" calcext:value-type="time">
            <text:p>23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4291666666667" calcext:value-type="float">
            <text:p>0.0334291667</text:p>
          </table:table-cell>
          <table:table-cell table:formula="of:=[.C282] + [.B282]-[.D282]" office:value-type="float" office:value="0.966570833333333" calcext:value-type="float">
            <text:p>0.9665708333</text:p>
          </table:table-cell>
        </table:table-row>
        <table:table-row table:style-name="ro2">
          <table:table-cell office:value-type="time" office:time-value="PT23H25M00S" calcext:value-type="time">
            <text:p>23: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9891666666667" calcext:value-type="float">
            <text:p>0.0319891667</text:p>
          </table:table-cell>
          <table:table-cell table:formula="of:=[.C283] + [.B283]-[.D283]" office:value-type="float" office:value="0.968010833333333" calcext:value-type="float">
            <text:p>0.9680108333</text:p>
          </table:table-cell>
        </table:table-row>
        <table:table-row table:style-name="ro2">
          <table:table-cell office:value-type="time" office:time-value="PT23H30M00S" calcext:value-type="time">
            <text:p>23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8091666666667" calcext:value-type="float">
            <text:p>0.0228091667</text:p>
          </table:table-cell>
          <table:table-cell table:formula="of:=[.C284] + [.B284]-[.D284]" office:value-type="float" office:value="0.977190833333333" calcext:value-type="float">
            <text:p>0.9771908333</text:p>
          </table:table-cell>
        </table:table-row>
        <table:table-row table:style-name="ro2">
          <table:table-cell office:value-type="time" office:time-value="PT23H35M00S" calcext:value-type="time">
            <text:p>23: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7866666666667" calcext:value-type="float">
            <text:p>0.0227866667</text:p>
          </table:table-cell>
          <table:table-cell table:formula="of:=[.C285] + [.B285]-[.D285]" office:value-type="float" office:value="0.977213333333333" calcext:value-type="float">
            <text:p>0.9772133333</text:p>
          </table:table-cell>
        </table:table-row>
        <table:table-row table:style-name="ro2">
          <table:table-cell office:value-type="time" office:time-value="PT23H40M00S" calcext:value-type="time">
            <text:p>23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5358333333333" calcext:value-type="float">
            <text:p>0.0305358333</text:p>
          </table:table-cell>
          <table:table-cell table:formula="of:=[.C286] + [.B286]-[.D286]" office:value-type="float" office:value="0.969464166666667" calcext:value-type="float">
            <text:p>0.9694641667</text:p>
          </table:table-cell>
        </table:table-row>
        <table:table-row table:style-name="ro2">
          <table:table-cell office:value-type="time" office:time-value="PT23H45M00S" calcext:value-type="time">
            <text:p>23: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1633333333333" calcext:value-type="float">
            <text:p>0.0191633333</text:p>
          </table:table-cell>
          <table:table-cell table:formula="of:=[.C287] + [.B287]-[.D287]" office:value-type="float" office:value="0.980836666666667" calcext:value-type="float">
            <text:p>0.9808366667</text:p>
          </table:table-cell>
        </table:table-row>
        <table:table-row table:style-name="ro2">
          <table:table-cell office:value-type="time" office:time-value="PT23H50M00S" calcext:value-type="time">
            <text:p>23:50</text:p>
          </table:table-cell>
          <table:table-cell office:value-type="float" office:value="0" calcext:value-type="float">
            <text:p>0</text:p>
          </table:table-cell>
          <table:table-cell office:value-type="float" office:value="0.3019138756" calcext:value-type="float">
            <text:p>0.3019138756</text:p>
          </table:table-cell>
          <table:table-cell office:value-type="float" office:value="0.0150475" calcext:value-type="float">
            <text:p>0.0150475</text:p>
          </table:table-cell>
          <table:table-cell table:formula="of:=[.C288] + [.B288]-[.D288]" office:value-type="float" office:value="0.2868663756" calcext:value-type="float">
            <text:p>0.2868663756</text:p>
          </table:table-cell>
        </table:table-row>
        <table:table-row table:style-name="ro2">
          <table:table-cell office:value-type="time" office:time-value="PT23H55M00S" calcext:value-type="time">
            <text:p>23:55</text:p>
          </table:table-cell>
          <table:table-cell office:value-type="float" office:value="0" calcext:value-type="float">
            <text:p>0</text:p>
          </table:table-cell>
          <table:table-cell office:value-type="float" office:value="0.3019138756" calcext:value-type="float">
            <text:p>0.3019138756</text:p>
          </table:table-cell>
          <table:table-cell office:value-type="float" office:value="0.0176883333333333" calcext:value-type="float">
            <text:p>0.0176883333</text:p>
          </table:table-cell>
          <table:table-cell table:formula="of:=[.C289] + [.B289]-[.D289]" office:value-type="float" office:value="0.284225542266667" calcext:value-type="float">
            <text:p>0.2842255423</text:p>
          </table:table-cell>
        </table:table-row>
      </table:table>
      <table:table table:name="Sources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ources 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PV2013June.xlsx -PAC- – 01-06-2013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Private_Home_1_2011_June_03_to_17-Wh1- 01-06-20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Wind power data_2011.xlsx _ Power (W)-03-06-2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2" style:volatile="true">
      <loext:fill-character> </loext:fill-character>
      <number:text>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9P2" style:volatile="true">
      <loext:fill-character> </loext:fill-character>
      <number:text>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1" loext:min-decimal-places="1" number:min-integer-digits="1" number:grouping="true"/>
    </number:number-style>
    <number:number-style style:name="N152P0" style:volatile="true">
      <number:text>Sim</number:text>
    </number:number-style>
    <number:number-style style:name="N152P1" style:volatile="true">
      <number:text>Sim</number:text>
    </number:number-style>
    <number:number-style style:name="N152">
      <number:text>Nã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Verdadeiro</number:text>
    </number:number-style>
    <number:number-style style:name="N154P1" style:volatile="true">
      <number:text>Verdadeiro</number:text>
    </number:number-style>
    <number:number-style style:name="N154">
      <number:text>Fals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Activado</number:text>
    </number:number-style>
    <number:number-style style:name="N156P1" style:volatile="true">
      <number:text>Activado</number:text>
    </number:number-style>
    <number:number-style style:name="N156">
      <number:text>Desactivado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21" number:language="pt" number:country="PT"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2">00/00/0000</text:date>, <text:time style:data-style-name="N2" text:time-value="12:05:08.646375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3:39:40.851751196</meta:creation-date>
    <meta:generator>LibreOffice/5.1.6.2$Linux_X86_64 LibreOffice_project/10m0$Build-2</meta:generator>
    <dc:date>2019-05-12T12:11:56.763118708</dc:date>
    <meta:editing-duration>PT31M43S</meta:editing-duration>
    <meta:editing-cycles>9</meta:editing-cycles>
    <meta:document-statistic meta:table-count="2" meta:cell-count="1452" meta:object-count="0"/>
  </office:meta>
</office:document-meta>
</file>